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alibri" svg:font-family="Calibri"/>
    <style:font-face style:name="DSans" svg:font-family="DSans"/>
    <style:font-face style:name="DSans1" svg:font-family="DSans1"/>
    <style:font-face style:name="DSerif" svg:font-family="DSerif"/>
    <style:font-face style:name="DejaVu Sans" svg:font-family="'DejaVu Sans'" style:font-family-generic="swiss" style:font-pitch="variable"/>
    <style:font-face style:name="Helv" svg:font-family="Helv"/>
    <style:font-face style:name="Helv1" svg:font-family="Helv1"/>
    <style:font-face style:name="Helvetica" svg:font-family="Helvetica"/>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office:font-face-decls>
  <office:automatic-styles>
    <style:style style:name="co7" style:family="table-column">
      <style:table-column-properties fo:break-before="auto" style:column-width="11.083cm"/>
    </style:style>
    <style:style style:name="co8" style:family="table-column">
      <style:table-column-properties fo:break-before="auto" style:column-width="5.722cm"/>
    </style:style>
    <style:style style:name="co9" style:family="table-column">
      <style:table-column-properties fo:break-before="auto" style:column-width="9.597cm"/>
    </style:style>
    <style:style style:name="co10" style:family="table-column">
      <style:table-column-properties fo:break-before="auto" style:column-width="7.728cm"/>
    </style:style>
    <style:style style:name="co11" style:family="table-column">
      <style:table-column-properties fo:break-before="auto" style:column-width="9.839cm"/>
    </style:style>
    <style:style style:name="co12" style:family="table-column">
      <style:table-column-properties fo:break-before="auto" style:column-width="9.525cm"/>
    </style:style>
    <style:style style:name="co6" style:family="table-column">
      <style:table-column-properties fo:break-before="auto" style:column-width="1.905cm"/>
    </style:style>
    <style:style style:name="co14" style:family="table-column">
      <style:table-column-properties fo:break-before="auto" style:column-width="8.784cm"/>
    </style:style>
    <style:style style:name="co15" style:family="table-column">
      <style:table-column-properties fo:break-before="auto" style:column-width="3.254cm"/>
    </style:style>
    <style:style style:name="co16" style:family="table-column">
      <style:table-column-properties fo:break-before="auto" style:column-width="14.764cm"/>
    </style:style>
    <style:style style:name="co17" style:family="table-column">
      <style:table-column-properties fo:break-before="auto" style:column-width="11.509cm"/>
    </style:style>
    <style:style style:name="co18" style:family="table-column">
      <style:table-column-properties fo:break-before="auto" style:column-width="13.626cm"/>
    </style:style>
    <style:style style:name="ro43" style:family="table-row">
      <style:table-row-properties style:row-height="2.429cm" fo:break-before="auto" style:use-optimal-row-height="false"/>
    </style:style>
    <style:style style:name="ro44" style:family="table-row">
      <style:table-row-properties style:row-height="3.482cm" fo:break-before="auto" style:use-optimal-row-height="false"/>
    </style:style>
    <style:style style:name="ro3" style:family="table-row">
      <style:table-row-properties style:row-height="0.526cm" fo:break-before="auto" style:use-optimal-row-height="true"/>
    </style:style>
    <style:style style:name="ro4" style:family="table-row">
      <style:table-row-properties style:row-height="3.844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4.161cm" fo:break-before="auto" style:use-optimal-row-height="false"/>
    </style:style>
    <style:style style:name="ro7" style:family="table-row">
      <style:table-row-properties style:row-height="4.316cm" fo:break-before="auto" style:use-optimal-row-height="true"/>
    </style:style>
    <style:style style:name="ro8" style:family="table-row">
      <style:table-row-properties style:row-height="5.738cm" fo:break-before="auto" style:use-optimal-row-height="true"/>
    </style:style>
    <style:style style:name="ro9" style:family="table-row">
      <style:table-row-properties style:row-height="1.106cm" fo:break-before="auto" style:use-optimal-row-height="false"/>
    </style:style>
    <style:style style:name="ro10" style:family="table-row">
      <style:table-row-properties style:row-height="1.655cm" fo:break-before="auto" style:use-optimal-row-height="false"/>
    </style:style>
    <style:style style:name="ro11" style:family="table-row">
      <style:table-row-properties style:row-height="3.369cm" fo:break-before="auto" style:use-optimal-row-height="true"/>
    </style:style>
    <style:style style:name="ro12" style:family="table-row">
      <style:table-row-properties style:row-height="1.947cm" fo:break-before="auto" style:use-optimal-row-height="true"/>
    </style:style>
    <style:style style:name="ro13" style:family="table-row">
      <style:table-row-properties style:row-height="1.894cm" fo:break-before="auto" style:use-optimal-row-height="true"/>
    </style:style>
    <style:style style:name="ro14" style:family="table-row">
      <style:table-row-properties style:row-height="8.109cm" fo:break-before="auto" style:use-optimal-row-height="true"/>
    </style:style>
    <style:style style:name="ro15" style:family="table-row">
      <style:table-row-properties style:row-height="4.053cm" fo:break-before="auto" style:use-optimal-row-height="true"/>
    </style:style>
    <style:style style:name="ro16" style:family="table-row">
      <style:table-row-properties style:row-height="1.473cm" fo:break-before="auto" style:use-optimal-row-height="true"/>
    </style:style>
    <style:style style:name="ro17" style:family="table-row">
      <style:table-row-properties style:row-height="3.053cm" fo:break-before="auto" style:use-optimal-row-height="true"/>
    </style:style>
    <style:style style:name="ro18" style:family="table-row">
      <style:table-row-properties style:row-height="2.579cm" fo:break-before="auto" style:use-optimal-row-height="true"/>
    </style:style>
    <style:style style:name="ro19" style:family="table-row">
      <style:table-row-properties style:row-height="17.586cm" fo:break-before="auto" style:use-optimal-row-height="true"/>
    </style:style>
    <style:style style:name="ro20" style:family="table-row">
      <style:table-row-properties style:row-height="1.078cm" fo:break-before="auto" style:use-optimal-row-height="true"/>
    </style:style>
    <style:style style:name="ro21" style:family="table-row">
      <style:table-row-properties style:row-height="8.581cm" fo:break-before="auto" style:use-optimal-row-height="true"/>
    </style:style>
    <style:style style:name="ro22" style:family="table-row">
      <style:table-row-properties style:row-height="2.528cm" fo:break-before="auto" style:use-optimal-row-height="false"/>
    </style:style>
    <style:style style:name="ro23" style:family="table-row">
      <style:table-row-properties style:row-height="1.619cm" fo:break-before="auto" style:use-optimal-row-height="true"/>
    </style:style>
    <style:style style:name="ro24" style:family="table-row">
      <style:table-row-properties style:row-height="9.056cm" fo:break-before="auto" style:use-optimal-row-height="true"/>
    </style:style>
    <style:style style:name="ro25" style:family="table-row">
      <style:table-row-properties style:row-height="6.369cm" fo:break-before="auto" style:use-optimal-row-height="true"/>
    </style:style>
    <style:style style:name="ro26" style:family="table-row">
      <style:table-row-properties style:row-height="1.159cm" fo:break-before="auto" style:use-optimal-row-height="false"/>
    </style:style>
    <style:style style:name="ro27" style:family="table-row">
      <style:table-row-properties style:row-height="0.841cm" fo:break-before="auto" style:use-optimal-row-height="true"/>
    </style:style>
    <style:style style:name="ro28" style:family="table-row">
      <style:table-row-properties style:row-height="2.025cm" fo:break-before="auto" style:use-optimal-row-height="true"/>
    </style:style>
    <style:style style:name="ro29" style:family="table-row">
      <style:table-row-properties style:row-height="5.159cm" fo:break-before="auto" style:use-optimal-row-height="true"/>
    </style:style>
    <style:style style:name="ro30" style:family="table-row">
      <style:table-row-properties style:row-height="4.001cm" fo:break-before="auto" style:use-optimal-row-height="true"/>
    </style:style>
    <style:style style:name="ro31" style:family="table-row">
      <style:table-row-properties style:row-height="3.21cm" fo:break-before="auto" style:use-optimal-row-height="true"/>
    </style:style>
    <style:style style:name="ro32" style:family="table-row">
      <style:table-row-properties style:row-height="2.342cm" fo:break-before="auto" style:use-optimal-row-height="true"/>
    </style:style>
    <style:style style:name="ro33" style:family="table-row">
      <style:table-row-properties style:row-height="3.422cm" fo:break-before="auto" style:use-optimal-row-height="true"/>
    </style:style>
    <style:style style:name="ro34" style:family="table-row">
      <style:table-row-properties style:row-height="19.955cm" fo:break-before="auto" style:use-optimal-row-height="true"/>
    </style:style>
    <style:style style:name="ro35" style:family="table-row">
      <style:table-row-properties style:row-height="2.895cm" fo:break-before="auto" style:use-optimal-row-height="true"/>
    </style:style>
    <style:style style:name="ro36" style:family="table-row">
      <style:table-row-properties style:row-height="7.634cm" fo:break-before="auto" style:use-optimal-row-height="true"/>
    </style:style>
    <style:style style:name="ro37" style:family="table-row">
      <style:table-row-properties style:row-height="11.425cm" fo:break-before="auto" style:use-optimal-row-height="true"/>
    </style:style>
    <style:style style:name="ro38" style:family="table-row">
      <style:table-row-properties style:row-height="3.552cm" fo:break-before="auto" style:use-optimal-row-height="true"/>
    </style:style>
    <style:style style:name="ro39" style:family="table-row">
      <style:table-row-properties style:row-height="5.027cm" fo:break-before="auto" style:use-optimal-row-height="true"/>
    </style:style>
    <style:style style:name="ro40" style:family="table-row">
      <style:table-row-properties style:row-height="5.87cm" fo:break-before="auto" style:use-optimal-row-height="true"/>
    </style:style>
    <style:style style:name="ro41" style:family="table-row">
      <style:table-row-properties style:row-height="1.212cm" fo:break-before="auto" style:use-optimal-row-height="false"/>
    </style:style>
    <style:style style:name="ro42" style:family="table-row">
      <style:table-row-properties style:row-height="2.552cm" fo:break-before="auto" style:use-optimal-row-height="true"/>
    </style:style>
    <style:style style:name="ro45" style:family="table-row">
      <style:table-row-properties style:row-height="7.16cm" fo:break-before="auto" style:use-optimal-row-height="true"/>
    </style:style>
    <style:style style:name="ro46" style:family="table-row">
      <style:table-row-properties style:row-height="0.487cm" fo:break-before="auto" style:use-optimal-row-height="tru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style:style style:name="ce114"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115"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116"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4" style:font-size-complex="15pt"/>
    </style:style>
    <style:style style:name="ce117"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124" style:family="table-cell" style:parent-style-name="Default" style:data-style-name="N0">
      <style:table-cell-properties fo:wrap-option="wrap" style:vertical-align="middle"/>
      <style:text-properties style:font-name="DejaVu Sans" fo:font-size="15pt" style:font-size-asian="15pt" style:font-size-complex="15pt"/>
    </style:style>
    <style:style style:name="ce126"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13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13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136"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13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14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14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4" style:font-size-complex="15pt"/>
    </style:style>
    <style:style style:name="ce142"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14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144"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20pt" fo:font-weight="bold" style:font-size-asian="20pt" style:font-weight-asian="bold" style:font-size-complex="20pt" style:font-weight-complex="bold"/>
    </style:style>
    <style:style style:name="ce145"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20pt" style:font-size-asian="20pt" style:font-size-complex="20pt"/>
    </style:style>
    <style:style style:name="ce14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20pt" style:font-name-asian="Arial2" style:font-size-asian="20pt" style:font-name-complex="Arial2" style:font-size-complex="20pt"/>
    </style:style>
    <style:style style:name="ce147" style:family="table-cell" style:parent-style-name="Default">
      <style:table-cell-properties fo:wrap-option="wrap" style:vertical-align="middle"/>
      <style:text-properties style:font-name="DejaVu Sans" fo:font-size="20pt" style:font-size-asian="20pt" style:font-size-complex="20pt"/>
    </style:style>
    <style:style style:name="ce152"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20pt" style:font-size-asian="20pt" style:font-size-complex="20pt"/>
    </style:style>
    <style:style style:name="ce154"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158"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15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80" style:family="table-cell" style:parent-style-name="Default" style:data-style-name="N0">
      <style:table-cell-properties fo:background-color="#0093d9" style:text-align-source="fix" style:repeat-content="false" style:vertical-align="top"/>
      <style:paragraph-properties fo:text-align="center"/>
      <style:text-properties fo:color="#ffffff" fo:font-weight="bold" style:font-weight-asian="bold" style:font-weight-complex="bold"/>
    </style:style>
    <style:style style:name="ce4" style:family="table-cell" style:parent-style-name="Default" style:data-style-name="N0">
      <style:table-cell-properties style:vertical-align="top"/>
    </style:style>
    <style:style style:name="ce14" style:family="table-cell" style:parent-style-name="Default" style:data-style-name="N0">
      <style:table-cell-properties style:vertical-align="top"/>
      <style:text-properties style:font-name="Arial" fo:font-size="10pt" style:font-name-asian="Arial3" style:font-size-asian="10pt" style:font-name-complex="Arial3" style:font-size-complex="10pt"/>
    </style:style>
    <style:style style:name="ce1" style:family="table-cell" style:parent-style-name="Default" style:data-style-name="N0"/>
    <style:style style:name="ce20" style:family="table-cell" style:parent-style-name="Default" style:data-style-name="N0">
      <style:table-cell-properties fo:wrap-option="wrap" style:vertical-align="top"/>
      <style:text-properties style:font-name="Liberation Sans1" style:font-name-asian="Liberation Sans1" style:font-name-complex="Liberation Sans1"/>
    </style:style>
    <style:style style:name="ce22" style:family="table-cell" style:parent-style-name="Default" style:data-style-name="N0">
      <style:table-cell-properties fo:wrap-option="wrap" style:vertical-align="automatic"/>
    </style:style>
    <style:style style:name="ce23" style:family="table-cell" style:parent-style-name="Default" style:data-style-name="N0">
      <style:text-properties style:font-name="Helv" fo:font-size="5pt" style:font-name-asian="Helv" style:font-size-asian="5pt" style:font-name-complex="Helv" style:font-size-complex="5pt"/>
    </style:style>
    <style:style style:name="ce28" style:family="table-cell" style:parent-style-name="Default" style:data-style-name="N0">
      <style:text-properties fo:font-size="10pt" style:font-size-asian="10pt" style:font-size-complex="10pt"/>
    </style:style>
    <style:style style:name="ce38" style:family="table-cell" style:parent-style-name="Default" style:data-style-name="N0">
      <style:table-cell-properties fo:wrap-option="wrap" style:vertical-align="automatic"/>
      <style:text-properties style:font-name="Helv" fo:font-size="5pt" style:font-name-asian="Helv" style:font-size-asian="5pt" style:font-name-complex="Helv" style:font-size-complex="5pt"/>
    </style:style>
    <style:style style:name="ce39" style:family="table-cell" style:parent-style-name="Default" style:data-style-name="N0">
      <style:table-cell-properties fo:wrap-option="wrap" style:vertical-align="middle"/>
      <style:text-properties style:font-name="Arial2" fo:font-size="10pt" style:font-name-asian="Arial2" style:font-size-asian="10pt" style:font-name-complex="Arial2" style:font-size-complex="10pt"/>
    </style:style>
    <style:style style:name="ce40" style:family="table-cell" style:parent-style-name="Default" style:data-style-name="N0">
      <style:text-properties fo:font-size="12pt" fo:font-weight="bold" style:font-size-asian="12pt" style:font-weight-asian="bold" style:font-size-complex="12pt" style:font-weight-complex="bold"/>
    </style:style>
    <style:style style:name="ce44" style:family="table-cell" style:parent-style-name="Default" style:data-style-name="N0">
      <style:table-cell-properties fo:wrap-option="wrap" style:vertical-align="automatic"/>
      <style:text-properties fo:color="#2f2f2f" fo:font-size="10pt" fo:font-weight="bold" style:font-size-asian="10pt" style:font-weight-asian="bold" style:font-size-complex="10pt" style:font-weight-complex="bold"/>
    </style:style>
    <style:style style:name="ce49" style:family="table-cell" style:parent-style-name="Default" style:data-style-name="N0">
      <style:table-cell-properties fo:wrap-option="wrap" style:vertical-align="middle"/>
    </style:style>
    <style:style style:name="ce51" style:family="table-cell" style:parent-style-name="Default" style:data-style-name="N0">
      <style:table-cell-properties fo:wrap-option="wrap" style:vertical-align="middle"/>
      <style:text-properties style:font-name="DSans" style:font-name-asian="DSans" style:font-name-complex="DSans"/>
    </style:style>
    <style:style style:name="ce61" style:family="table-cell" style:parent-style-name="Default" style:data-style-name="N0">
      <style:table-cell-properties fo:wrap-option="wrap" style:vertical-align="automatic"/>
      <style:text-properties fo:font-size="12pt" fo:font-weight="bold" style:font-size-asian="12pt" style:font-weight-asian="bold" style:font-size-complex="12pt" style:font-weight-complex="bold"/>
    </style:style>
    <style:style style:name="ce24" style:family="table-cell" style:parent-style-name="Default" style:data-style-name="N0">
      <style:text-properties fo:font-size="12pt" style:font-size-asian="12pt" style:font-size-complex="12pt"/>
    </style:style>
    <style:style style:name="ce35" style:family="table-cell" style:parent-style-name="Default" style:data-style-name="N0">
      <style:table-cell-properties fo:wrap-option="wrap" style:vertical-align="top"/>
      <style:text-properties style:font-name="Liberation Sans1" fo:font-size="12pt" style:font-name-asian="Liberation Sans1" style:font-size-asian="12pt" style:font-name-complex="Liberation Sans1" style:font-size-complex="12pt"/>
    </style:style>
    <style:style style:name="ce43" style:family="table-cell" style:parent-style-name="Default" style:data-style-name="N0">
      <style:text-properties style:font-name="Times New Roman" fo:font-size="12pt" style:font-name-asian="Times New Roman1" style:font-size-asian="12pt" style:font-name-complex="Times New Roman1" style:font-size-complex="12pt"/>
    </style:style>
    <style:style style:name="ce52" style:family="table-cell" style:parent-style-name="Default" style:data-style-name="N0">
      <style:table-cell-properties style:vertical-align="top"/>
      <style:text-properties style:font-name="DSans" style:font-name-asian="DSans" style:font-name-complex="DSans"/>
    </style:style>
    <style:style style:name="ce13" style:family="table-cell" style:parent-style-name="Default" style:data-style-name="N0">
      <style:table-cell-properties style:cell-protect="none" style:print-content="true" fo:wrap-option="wrap" style:vertical-align="middle"/>
    </style:style>
    <style:style style:name="ce59" style:family="table-cell" style:parent-style-name="Default" style:data-style-name="N0">
      <style:table-cell-properties style:cell-protect="none" style:print-content="true" fo:wrap-option="wrap" style:vertical-align="top"/>
      <style:text-properties style:font-name="Times New Roman1" fo:font-size="12pt" style:font-name-asian="Times New Roman1" style:font-size-asian="12pt" style:font-name-complex="Times New Roman1" style:font-size-complex="12pt"/>
    </style:style>
    <style:style style:name="ce101" style:family="table-cell" style:parent-style-name="Default" style:data-style-name="N0">
      <style:table-cell-properties fo:background-color="#0093d9" style:text-align-source="fix" style:repeat-content="false" fo:wrap-option="wrap" fo:padding-bottom="0.035cm" fo:padding-left="0.035cm" fo:padding-right="0cm" fo:padding-top="0.035cm" style:vertical-align="middle"/>
      <style:paragraph-properties fo:text-align="end"/>
      <style:text-properties fo:color="#ffffff" fo:font-weight="bold" style:font-weight-asian="bold" style:font-weight-complex="bold"/>
    </style:style>
    <style:style style:name="ce5" style:family="table-cell" style:parent-style-name="Default" style:data-style-name="N0">
      <style:table-cell-properties style:text-align-source="fix" style:repeat-content="false" fo:background-color="transparent" fo:wrap-option="wrap" fo:padding-bottom="0.035cm" fo:padding-left="0.035cm" fo:padding-right="0cm" fo:padding-top="0.035cm" style:vertical-align="middle"/>
      <style:paragraph-properties fo:text-align="end"/>
    </style:style>
    <style:style style:name="ce7"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style>
    <style:style style:name="ce10"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text-properties style:font-name="DSans1" fo:font-size="10pt" style:font-name-asian="DSans1" style:font-size-asian="10pt" style:font-name-complex="DSans1" style:font-size-complex="10pt"/>
    </style:style>
    <style:style style:name="ce18"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Times New Roman" style:font-name-asian="Times New Roman1" style:font-name-complex="Times New Roman1"/>
    </style:style>
    <style:style style:name="ce21"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text-properties style:font-name="Arial2" fo:font-size="9pt" style:font-name-asian="Arial2" style:font-size-asian="9pt" style:font-name-complex="Arial2" style:font-size-complex="9pt"/>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fo:font-size="5pt" style:font-size-asian="5pt" style:font-size-complex="5pt"/>
    </style:style>
    <style:style style:name="ce36"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ce109"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text-properties style:font-name="Arial2" fo:font-size="10pt" style:font-name-asian="Arial2" style:font-size-asian="10pt" style:font-name-complex="Arial2" style:font-size-complex="10pt"/>
    </style:style>
    <style:style style:name="ce4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DSans" fo:font-size="16pt" style:font-name-asian="DSans" style:font-size-asian="16pt" style:font-name-complex="DSans" style:font-size-complex="16pt"/>
    </style:style>
    <style:style style:name="ce47"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Arial2" fo:font-size="10pt" style:font-name-asian="Arial2" style:font-size-asian="10pt" style:font-name-complex="Arial2" style:font-size-complex="10pt"/>
    </style:style>
    <style:style style:name="ce31"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end"/>
      <style:text-properties style:font-name="DSans" style:font-name-asian="DSans" style:font-name-complex="DSans"/>
    </style:style>
    <style:style style:name="ce53" style:family="table-cell" style:parent-style-name="Default" style:data-style-name="N0">
      <style:table-cell-properties fo:background-color="#ccffcc" style:cell-protect="none" style:print-content="true" style:text-align-source="fix" style:repeat-content="false" fo:wrap-option="wrap" fo:border="0.06pt solid #003300" fo:padding-bottom="0.035cm" fo:padding-left="0.035cm" fo:padding-right="0cm" fo:padding-top="0.035cm" style:vertical-align="middle"/>
      <style:paragraph-properties fo:text-align="end"/>
      <style:text-properties style:font-name="Arial2" fo:font-size="10pt" style:font-name-asian="Arial2" style:font-size-asian="10pt" style:font-name-complex="Arial2" style:font-size-complex="10pt"/>
    </style:style>
    <style:style style:name="ce56"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style>
    <style:style style:name="ce57" style:family="table-cell" style:parent-style-name="Default" style:data-style-name="N0">
      <style:table-cell-properties style:cell-protect="none" style:print-content="true" style:text-align-source="fix" style:repeat-content="false" fo:wrap-option="wrap" fo:padding-bottom="0.035cm" fo:padding-left="0.035cm" fo:padding-right="0cm" fo:padding-top="0.035cm" style:vertical-align="middle"/>
      <style:paragraph-properties fo:text-align="end"/>
      <style:text-properties style:font-name="Times New Roman1" fo:font-size="12pt" style:font-name-asian="Times New Roman1" style:font-size-asian="12pt" style:font-name-complex="Times New Roman1" style:font-size-complex="12pt"/>
    </style:style>
    <style:style style:name="ce62"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end"/>
    </style:style>
    <style:style style:name="ce6" style:family="table-cell" style:parent-style-name="Default" style:data-style-name="N0">
      <style:table-cell-properties fo:background-color="transparent" fo:wrap-option="wrap" style:vertical-align="top"/>
    </style:style>
    <style:style style:name="ce8" style:family="table-cell" style:parent-style-name="Default" style:data-style-name="N0">
      <style:table-cell-properties style:cell-protect="none" style:print-content="true"/>
      <style:text-properties style:font-name="Arial2" fo:font-size="9pt" style:font-name-asian="Arial2" style:font-size-asian="9pt" style:font-name-complex="Arial2" style:font-size-complex="9pt"/>
    </style:style>
    <style:style style:name="ce9" style:family="table-cell" style:parent-style-name="Default" style:data-style-name="N0">
      <style:table-cell-properties style:vertical-align="top"/>
      <style:text-properties style:font-name="Arial2" style:font-name-asian="Arial2" style:font-name-complex="Arial2"/>
    </style:style>
    <style:style style:name="ce11" style:family="table-cell" style:parent-style-name="Default" style:data-style-name="N0">
      <style:table-cell-properties style:cell-protect="none" style:print-content="true" style:vertical-align="top"/>
      <style:text-properties style:font-name="Arial2" fo:font-size="10pt" style:font-name-asian="Arial2" style:font-size-asian="10pt" style:font-name-complex="Arial2" style:font-size-complex="10pt"/>
    </style:style>
    <style:style style:name="ce12" style:family="table-cell" style:parent-style-name="Default" style:data-style-name="N0">
      <style:table-cell-properties style:vertical-align="top"/>
      <style:text-properties style:font-name="Arial" style:font-name-asian="Arial3" style:font-name-complex="Arial3"/>
    </style:style>
    <style:style style:name="ce15" style:family="table-cell" style:parent-style-name="Default" style:data-style-name="N0">
      <style:table-cell-properties fo:wrap-option="wrap" style:vertical-align="top"/>
    </style:style>
    <style:style style:name="ce16" style:family="table-cell" style:parent-style-name="Default" style:data-style-name="N0">
      <style:table-cell-properties fo:wrap-option="wrap" style:vertical-align="top"/>
      <style:text-properties style:font-name="DSans" style:font-name-asian="DSans" style:font-name-complex="DSans"/>
    </style:style>
    <style:style style:name="ce17" style:family="table-cell" style:parent-style-name="Default" style:data-style-name="N0">
      <style:table-cell-properties style:vertical-align="automatic"/>
    </style:style>
    <style:style style:name="ce19" style:family="table-cell" style:parent-style-name="Default" style:data-style-name="N0">
      <style:table-cell-properties style:vertical-align="automatic"/>
      <style:text-properties style:font-name="Times New Roman" style:font-name-asian="Times New Roman1" style:font-name-complex="Times New Roman1"/>
    </style:style>
    <style:style style:name="ce26" style:family="table-cell" style:parent-style-name="Default" style:data-style-name="N0">
      <style:text-properties style:font-name="Helvetica" fo:font-size="5pt" style:font-name-asian="Helvetica" style:font-size-asian="5pt" style:font-name-complex="Helvetica" style:font-size-complex="5pt"/>
    </style:style>
    <style:style style:name="ce37" style:family="table-cell" style:parent-style-name="Default" style:data-style-name="N0">
      <style:text-properties style:font-name="Helv1" fo:font-size="6pt" fo:font-weight="bold" style:font-name-asian="Helv1" style:font-size-asian="6pt" style:font-weight-asian="bold" style:font-name-complex="Helv1" style:font-size-complex="6pt" style:font-weight-complex="bold"/>
    </style:style>
    <style:style style:name="ce42" style:family="table-cell" style:parent-style-name="Default" style:data-style-name="N0">
      <style:table-cell-properties style:cell-protect="none" style:print-content="true" fo:wrap-option="wrap" style:vertical-align="middle"/>
      <style:text-properties style:font-name="Arial2" fo:font-size="10pt" style:font-name-asian="Arial2" style:font-size-asian="10pt" style:font-name-complex="Arial2" style:font-size-complex="10pt"/>
    </style:style>
    <style:style style:name="ce46" style:family="table-cell" style:parent-style-name="Default" style:data-style-name="N0">
      <style:text-properties style:font-name="DSans" fo:font-size="16pt" style:font-name-asian="DSans" style:font-size-asian="16pt" style:font-name-complex="DSans" style:font-size-complex="16pt"/>
    </style:style>
    <style:style style:name="ce48" style:family="table-cell" style:parent-style-name="Default" style:data-style-name="N0">
      <style:table-cell-properties fo:wrap-option="wrap" style:vertical-align="middle"/>
      <style:text-properties style:font-name="DSans" fo:font-size="10pt" style:font-name-asian="DSans" style:font-size-asian="10pt" style:font-name-complex="DSans" style:font-size-complex="10pt"/>
    </style:style>
    <style:style style:name="ce54" style:family="table-cell" style:parent-style-name="Default" style:data-style-name="N0">
      <style:table-cell-properties fo:background-color="#ccffcc" style:cell-protect="none" style:print-content="true" fo:wrap-option="wrap" style:vertical-align="middle"/>
      <style:text-properties style:font-name="Arial2" fo:font-size="10pt" style:font-name-asian="Arial2" style:font-size-asian="10pt" style:font-name-complex="Arial2" style:font-size-complex="10pt"/>
    </style:style>
    <style:style style:name="ce32" style:family="table-cell" style:parent-style-name="Default" style:data-style-name="N0">
      <style:text-properties style:font-name="DSans" style:font-name-asian="DSans" style:font-name-complex="DSans"/>
    </style:style>
    <style:style style:name="ce55" style:family="table-cell" style:parent-style-name="Default" style:data-style-name="N0">
      <style:table-cell-properties style:cell-protect="none" style:print-content="true" fo:wrap-option="wrap" style:vertical-align="top"/>
      <style:text-properties style:font-name="Arial2" fo:font-size="10pt" style:font-name-asian="Arial2" style:font-size-asian="10pt" style:font-name-complex="Arial2" style:font-size-complex="10pt"/>
    </style:style>
    <style:style style:name="ce58" style:family="table-cell" style:parent-style-name="Default" style:data-style-name="N0">
      <style:table-cell-properties style:cell-protect="none" style:print-content="true" fo:wrap-option="wrap" style:vertical-align="automatic"/>
      <style:text-properties style:font-name="Arial2" fo:font-size="10pt" style:font-name-asian="Arial2" style:font-size-asian="10pt" style:font-name-complex="Arial2" style:font-size-complex="10pt"/>
    </style:style>
    <style:style style:name="ce60" style:family="table-cell" style:parent-style-name="Default" style:data-style-name="N0">
      <style:table-cell-properties style:text-align-source="fix" style:repeat-content="false" style:vertical-align="automatic"/>
      <style:paragraph-properties fo:text-align="justify"/>
    </style:style>
    <style:style style:name="ce157"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160"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5pt" style:font-name-asian="Noto Sans CJK SC" style:font-size-asian="15pt" style:font-name-complex="Arial" style:font-size-complex="15pt"/>
    </style:style>
    <style:style style:name="ce162" style:family="table-cell" style:parent-style-name="Default" style:data-style-name="N0">
      <style:table-cell-properties fo:wrap-option="wrap" fo:border="0.51pt solid #780373" style:vertical-align="middle"/>
      <style:text-properties style:font-name="DejaVu Sans" fo:font-size="15pt" style:font-name-asian="Arial2" style:font-size-asian="15pt" style:font-name-complex="Arial2" style:font-size-complex="15pt"/>
    </style:style>
    <style:style style:name="ce163" style:family="table-cell" style:parent-style-name="Default" style:data-style-name="N0">
      <style:table-cell-properties fo:wrap-option="wrap" fo:border="0.51pt solid #780373" style:vertical-align="middle"/>
      <style:text-properties style:font-name="DejaVu Sans" fo:font-size="15pt" style:font-name-asian="Noto Sans CJK SC" style:font-size-asian="15pt" style:font-name-complex="Arial4" style:font-size-complex="15pt"/>
    </style:style>
    <style:style style:name="ce164" style:family="table-cell" style:parent-style-name="Default" style:data-style-name="N0">
      <style:table-cell-properties fo:wrap-option="wrap" fo:border="0.51pt solid #780373" style:vertical-align="middle"/>
      <style:text-properties style:font-name="DejaVu Sans" fo:font-size="15pt" style:font-size-asian="15pt" style:font-size-complex="15pt"/>
    </style:style>
    <style:style style:name="ce165" style:family="table-cell" style:parent-style-name="Default" style:data-style-name="N0">
      <style:table-cell-properties fo:wrap-option="wrap" style:vertical-align="middle"/>
      <style:text-properties style:font-name="DejaVu Sans" fo:font-size="15pt" style:font-size-asian="15pt" style:font-size-complex="15pt"/>
    </style:style>
    <style:style style:name="ce166"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16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name-asian="Arial2" style:font-size-asian="15pt" style:font-weight-asian="bold" style:font-name-complex="Arial2" style:font-size-complex="15pt" style:font-weight-complex="bold"/>
    </style:style>
    <style:style style:name="ce16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16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fo:font-weight="bold" style:font-size-asian="15pt" style:font-weight-asian="bold" style:font-size-complex="15pt" style:font-weight-complex="bold"/>
    </style:style>
    <style:style style:name="ce17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171"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17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5pt" style:font-name-asian="Noto Sans CJK SC" style:font-size-asian="15pt" style:font-name-complex="Arial4" style:font-size-complex="15pt"/>
    </style:style>
    <style:style style:name="ce173"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5pt" style:font-size-asian="15pt" style:font-size-complex="15pt"/>
    </style:style>
    <style:style style:name="ce17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5pt" style:font-size-asian="15pt" style:font-size-complex="15pt"/>
    </style:style>
    <style:style style:name="ce175" style:family="table-cell" style:parent-style-name="Default" style:data-style-name="N0">
      <style:table-cell-properties fo:background-color="#5983b0" style:text-align-source="fix" style:repeat-content="false" fo:wrap-option="wrap" fo:border="1.25pt solid #000000" style:vertical-align="middle"/>
      <style:paragraph-properties fo:text-align="center" fo:margin-left="0cm"/>
      <style:text-properties fo:color="#ffffff" style:font-name="DejaVu Sans" fo:font-size="20pt" fo:font-weight="bold" style:font-size-asian="20pt" style:font-weight-asian="bold" style:font-size-complex="20pt" style:font-weight-complex="bold"/>
    </style:style>
    <style:style style:name="ce176"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20pt" style:font-size-asian="20pt" style:font-size-complex="20pt"/>
    </style:style>
    <style:style style:name="ce177"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DejaVu Sans" fo:font-size="20pt" style:font-name-asian="Arial2" style:font-size-asian="20pt" style:font-name-complex="Arial2" style:font-size-complex="20pt"/>
    </style:style>
    <style:style style:name="ce178" style:family="table-cell" style:parent-style-name="Default">
      <style:table-cell-properties fo:wrap-option="wrap" style:vertical-align="middle"/>
      <style:text-properties style:font-name="DejaVu Sans" fo:font-size="20pt" style:font-size-asian="20pt" style:font-size-complex="20pt"/>
    </style:style>
    <style:style style:name="ce179"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DejaVu Sans" fo:font-size="20pt" style:font-size-asian="20pt" style:font-size-complex="20pt"/>
    </style:style>
    <style:style style:name="ce180" style:family="table-cell" style:parent-style-name="Default" style:data-style-name="N0">
      <style:table-cell-properties fo:background-color="#5983b0"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ffffff" style:font-name="DejaVu Sans" fo:font-size="15pt" fo:font-weight="bold" style:font-size-asian="15pt" style:font-weight-asian="bold" style:font-size-complex="15pt" style:font-weight-complex="bold"/>
    </style:style>
    <style:style style:name="ce181" style:family="table-cell" style:parent-style-name="Default" style:data-style-name="N0">
      <style:table-cell-properties style:cell-protect="none" style:print-content="true" style:text-align-source="fix" style:repeat-content="false" fo:wrap-option="wrap" fo:border="0.51pt solid #780373" style:vertical-align="middle"/>
      <style:paragraph-properties fo:text-align="center" fo:margin-left="0cm"/>
      <style:text-properties style:font-name="DejaVu Sans" fo:font-size="15pt" style:font-name-asian="Arial2" style:font-size-asian="15pt" style:font-name-complex="Arial2" style:font-size-complex="15pt"/>
    </style:style>
    <style:style style:name="ce182" style:family="table-cell" style:parent-style-name="Default" style:data-style-name="N0">
      <style:table-cell-properties fo:wrap-option="wrap" style:vertical-align="middle"/>
      <style:text-properties style:font-name="DejaVu Sans" fo:font-size="15pt" style:font-name-asian="DSans" style:font-size-asian="15pt" style:font-name-complex="DSans" style:font-size-complex="15pt"/>
    </style:style>
    <style:style style:name="ce18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fo:color="#000000" style:text-outline="false" style:text-line-through-style="none" style:text-line-through-type="none" style:font-name="DejaVu Sans" fo:font-size="15pt" fo:language="es" fo:country="ES" fo:font-style="normal" fo:text-shadow="none" style:text-underline-style="none" fo:font-weight="normal" style:text-underline-mode="continuous" style:text-overline-mode="continuous" style:text-line-through-mode="continuous" style:font-name-asian="DSans" style:font-size-asian="15pt" style:language-asian="zh" style:country-asian="CN" style:font-style-asian="normal" style:font-weight-asian="normal" style:font-name-complex="DSans" style:font-size-complex="15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solid" svg:stroke-color="#000000" draw:marker-start="Arrowheads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34" style:family="text">
      <style:text-properties fo:color="#000000" loext:opacity="100%" style:text-outline="false" style:text-line-through-style="none" style:text-line-through-type="none" fo:font-size="12pt" fo:language="es" fo:country="ES" fo:font-style="normal" fo:text-shadow="none" style:text-underline-style="none" fo:font-weight="normal" style:text-underline-mode="continuous" style:text-overline-mode="continuous" style:text-line-through-mode="continuous"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font-relief="none" style:text-overline-style="none" style:text-overline-color="font-color"/>
    </style:style>
    <style:style style:name="T35" style:family="text">
      <style:text-properties fo:font-size="12pt"/>
    </style:style>
    <style:style style:name="T36" style:family="text">
      <style:text-properties fo:color="#000000" loext:opacity="100%" style:text-outline="false" style:text-line-through-style="none" style:text-line-through-type="none" style:font-name="DejaVu Sans" fo:language="es" fo:country="ES" fo:font-style="normal" fo:text-shadow="none" style:text-underline-style="none" fo:font-weight="normal" style:text-underline-mode="continuous" style:text-overline-mode="continuous" style:text-line-through-mode="continuous"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font-relief="none" style:text-overline-style="none" style:text-overline-color="font-color"/>
    </style:style>
    <style:style style:name="T37" style:family="text">
      <style:text-properties fo:color="#000000" loext:opacity="100%" style:text-outline="false" style:text-line-through-style="none" style:text-line-through-type="none" style:font-name="Arial"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loext:opacity="100%" style:text-outline="false" style:text-line-through-style="none" style:text-line-through-type="none" style:font-name="Arial1" fo:font-size="8pt" fo:language="es" fo:country="ES" fo:font-style="normal" fo:text-shadow="none" style:text-underline-style="none" fo:font-weight="bold" style:text-underline-mode="continuous" style:text-overline-mode="continuous" style:text-line-through-mode="continuous" style:font-name-asian="Arial1"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font-relief="none" style:text-overline-style="none" style:text-overline-color="font-color"/>
    </style:style>
    <style:style style:name="T6" style:family="text">
      <style:text-properties fo:color="#000000" loext:opacity="100%" style:text-outline="false" style:text-line-through-style="none" style:text-line-through-type="none" style:font-name="Arial1" fo:font-size="8pt" fo:language="es" fo:country="ES" fo:font-style="normal" fo:text-shadow="none" style:text-underline-style="none" fo:font-weight="normal" style:text-underline-mode="continuous" style:text-overline-mode="continuous" style:text-line-through-mode="continuous" style:font-name-asian="Arial1"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font-name="Arial1" fo:font-size="12pt" fo:font-weight="normal" style:text-underline-style="none" style:text-underline-color="font-color" style:text-line-through-type="none" fo:font-style="normal" style:text-outline="false" fo:text-shadow="none" style:font-name-asian="Arial1" style:font-name-complex="Arial1" style:font-size-asian="12pt" style:font-size-complex="12pt" style:font-weight-asian="normal" style:font-weight-complex="normal" style:font-style-asian="normal" style:font-style-complex="normal"/>
    </style:style>
    <style:style style:name="T8" style:family="text">
      <style:text-properties fo:color="#000000" style:font-name="DSans" fo:font-size="11pt" fo:font-weight="normal" style:text-underline-style="none" style:text-underline-color="font-color" style:text-line-through-type="none" fo:font-style="normal" style:text-outline="false" fo:text-shadow="none" style:font-name-asian="DSans" style:font-name-complex="DSans" style:font-size-asian="11pt" style:font-size-complex="11pt" style:font-weight-asian="normal" style:font-weight-complex="normal" style:font-style-asian="normal" style:font-style-complex="normal"/>
    </style:style>
    <style:style style:name="T9"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10" style:family="text">
      <style:text-properties fo:color="#000000" style:font-name="Arial1" fo:font-size="16pt" fo:font-weight="bold" style:text-underline-style="none" style:text-underline-color="font-color" style:text-line-through-type="none" fo:font-style="normal" style:text-outline="false" fo:text-shadow="none" style:font-name-asian="Arial1" style:font-name-complex="Arial1" style:font-size-asian="16pt" style:font-size-complex="16pt" style:font-weight-asian="bold" style:font-weight-complex="bold" style:font-style-asian="normal" style:font-style-complex="normal"/>
    </style:style>
    <style:style style:name="T11" style:family="text">
      <style:text-properties fo:color="#000000" style:font-name="Helv" fo:font-size="10pt" fo:font-weight="normal" style:text-underline-style="none" style:text-underline-color="font-color" style:text-line-through-type="none" fo:font-style="normal" style:text-outline="false" fo:text-shadow="none" style:font-name-asian="Helv" style:font-name-complex="Helv" style:font-size-asian="10pt" style:font-size-complex="10pt" style:font-weight-asian="normal" style:font-weight-complex="normal" style:font-style-asian="normal" style:font-style-complex="normal"/>
    </style:style>
    <style:style style:name="T12" style:family="text">
      <style:text-properties fo:color="#000000" style:font-name="Helv" fo:font-size="5pt" fo:font-weight="normal" style:text-underline-style="none" style:text-underline-color="font-color" style:text-line-through-type="none" fo:font-style="normal" style:text-outline="false" fo:text-shadow="none" style:font-name-asian="Helv" style:font-name-complex="Helv" style:font-size-asian="5pt" style:font-size-complex="5pt" style:font-weight-asian="normal" style:font-weight-complex="normal" style:font-style-asian="normal" style:font-style-complex="normal"/>
    </style:style>
    <style:style style:name="T13" style:family="text">
      <style:text-properties fo:color="#000000" fo:font-size="12pt" fo:font-weight="bold" style:text-underline-style="none" style:text-underline-color="font-color" style:text-line-through-type="none" fo:font-style="normal" style:text-outline="false" fo:text-shadow="none" style:font-name-asian="Times New Roman" style:font-name-complex="Times New Roman" style:font-size-asian="12pt" style:font-size-complex="12pt" style:font-weight-asian="bold" style:font-weight-complex="bold" style:font-style-asian="normal" style:font-style-complex="normal"/>
    </style:style>
    <style:style style:name="T14" style:family="text">
      <style:text-properties fo:color="#000000" fo:font-size="12pt" fo:font-weight="normal" style:text-underline-style="none" style:text-underline-color="font-color" style:text-line-through-type="none" fo:font-style="normal" style:text-outline="false" fo:text-shadow="none" style:font-name-asian="Times New Roman" style:font-name-complex="Times New Roman" style:font-size-asian="12pt" style:font-size-complex="12pt" style:font-weight-asian="normal" style:font-weight-complex="normal" style:font-style-asian="normal" style:font-style-complex="normal"/>
    </style:style>
    <style:style style:name="T15" style:family="text">
      <style:text-properties fo:color="#000000" style:font-name="DSans" fo:font-size="5pt" fo:font-weight="normal" style:text-underline-style="none" style:text-underline-color="font-color" style:text-line-through-type="none" fo:font-style="normal" style:text-outline="false" fo:text-shadow="none" style:font-name-asian="DSans" style:font-name-complex="DSans" style:font-size-asian="5pt" style:font-size-complex="5pt" style:font-weight-asian="normal" style:font-weight-complex="normal" style:font-style-asian="normal" style:font-style-complex="normal"/>
    </style:style>
    <style:style style:name="T16" style:family="text">
      <style:text-properties fo:color="#000000" style:font-name="DSans" fo:font-size="10pt" fo:font-weight="normal" style:text-underline-style="none" style:text-underline-color="font-color" style:text-line-through-type="none" fo:font-style="normal" style:text-outline="false" fo:text-shadow="none" style:font-name-asian="DSans" style:font-name-complex="DSans" style:font-size-asian="10pt" style:font-size-complex="10pt" style:font-weight-asian="normal" style:font-weight-complex="normal" style:font-style-asian="normal" style:font-style-complex="normal"/>
    </style:style>
    <style:style style:name="T17" style:family="text">
      <style:text-properties fo:color="#000000" style:font-name="DSans" fo:font-size="12pt" fo:font-weight="bold" style:text-underline-style="none" style:text-underline-color="font-color" style:text-line-through-type="none" fo:font-style="normal" style:text-outline="false" fo:text-shadow="none" style:font-name-asian="DSans" style:font-name-complex="DSans" style:font-size-asian="12pt" style:font-size-complex="12pt" style:font-weight-asian="bold" style:font-weight-complex="bold" style:font-style-asian="normal" style:font-style-complex="normal"/>
    </style:style>
    <style:style style:name="T18" style:family="text">
      <style:text-properties fo:color="#000000" style:font-name="Arial1" fo:font-size="10pt" fo:font-weight="normal" style:text-underline-style="none" style:text-underline-color="font-color" style:text-line-through-type="none" fo:font-style="normal" style:text-outline="false" fo:text-shadow="none" style:font-name-asian="Arial1" style:font-name-complex="Arial1" style:font-size-asian="10pt" style:font-size-complex="10pt" style:font-weight-asian="normal" style:font-weight-complex="normal" style:font-style-asian="normal" style:font-style-complex="normal"/>
    </style:style>
    <style:style style:name="T19" style:family="text">
      <style:text-properties fo:color="#000000" fo:font-size="11pt" fo:font-weight="bold" style:text-underline-style="none" style:text-underline-color="font-color" style:text-line-through-type="none" fo:font-style="normal" style:text-outline="false" fo:text-shadow="none" style:font-name-asian="Times New Roman" style:font-name-complex="Times New Roman" style:font-size-asian="11pt" style:font-size-complex="11pt" style:font-weight-asian="bold" style:font-weight-complex="bold" style:font-style-asian="normal" style:font-style-complex="normal"/>
    </style:style>
    <style:style style:name="T20" style:family="text">
      <style:text-properties fo:color="#ff2259" style:font-name="DSans" fo:font-size="11pt" fo:font-weight="normal" style:text-underline-style="none" style:text-underline-color="font-color" style:text-line-through-type="none" fo:font-style="normal" style:text-outline="false" fo:text-shadow="none" style:font-name-asian="DSans" style:font-name-complex="DSans" style:font-size-asian="11pt" style:font-size-complex="11pt" style:font-weight-asian="normal" style:font-weight-complex="normal" style:font-style-asian="normal" style:font-style-complex="normal"/>
    </style:style>
    <style:style style:name="T21" style:family="text">
      <style:text-properties fo:color="#000000" style:font-name="DSans" fo:font-size="11pt" fo:font-weight="bold" style:text-underline-style="none" style:text-underline-color="font-color" style:text-line-through-type="none" fo:font-style="normal" style:text-outline="false" fo:text-shadow="none" style:font-name-asian="DSans" style:font-name-complex="DSans" style:font-size-asian="11pt" style:font-size-complex="11pt" style:font-weight-asian="bold" style:font-weight-complex="bold" style:font-style-asian="normal" style:font-style-complex="normal"/>
    </style:style>
    <style:style style:name="T22" style:family="text">
      <style:text-properties fo:color="#000000" fo:font-size="11pt" fo:font-weight="normal" style:text-underline-style="none" style:text-underline-color="font-color" style:text-line-through-type="none" fo:font-style="normal" style:text-outline="false" fo:text-shadow="none" style:font-name-asian="Arial" style:font-name-complex="Arial" style:font-size-asian="11pt" style:font-size-complex="11pt" style:font-weight-asian="normal" style:font-weight-complex="normal" style:font-style-asian="normal" style:font-style-complex="normal"/>
    </style:style>
    <style:style style:name="T23" style:family="text">
      <style:text-properties fo:color="#2f2f2f" style:font-name="DSerif" fo:font-size="10pt" fo:font-weight="bold" style:text-underline-style="none" style:text-underline-color="font-color" style:text-line-through-type="none" fo:font-style="normal" style:text-outline="false" fo:text-shadow="none" style:font-name-asian="DSerif" style:font-name-complex="DSerif" style:font-size-asian="10pt" style:font-size-complex="10pt" style:font-weight-asian="bold" style:font-weight-complex="bold" style:font-style-asian="normal" style:font-style-complex="normal"/>
    </style:style>
    <style:style style:name="T24" style:family="text">
      <style:text-properties fo:color="#000000" style:font-name="Helv" fo:font-size="11pt" fo:font-weight="normal" style:text-underline-style="none" style:text-underline-color="font-color" style:text-line-through-type="none" fo:font-style="normal" style:text-outline="false" fo:text-shadow="none" style:font-name-asian="Helv" style:font-name-complex="Helv" style:font-size-asian="11pt" style:font-size-complex="11pt" style:font-weight-asian="normal" style:font-weight-complex="normal" style:font-style-asian="normal" style:font-style-complex="normal"/>
    </style:style>
    <style:style style:name="T25" style:family="text">
      <style:text-properties fo:color="#000000" fo:font-size="11pt" fo:font-weight="normal" style:text-underline-style="none" style:text-underline-color="font-color" style:text-line-through-type="none" fo:font-style="normal" style:text-outline="false" fo:text-shadow="none" style:font-name-asian="Times New Roman" style:font-name-complex="Times New Roman" style:font-size-asian="11pt" style:font-size-complex="11pt" style:font-weight-asian="normal" style:font-weight-complex="normal" style:font-style-asian="normal" style:font-style-complex="normal"/>
    </style:style>
    <style:style style:name="T26" style:family="text">
      <style:text-properties fo:color="#000000" style:font-name="DSans" fo:font-size="9pt" fo:font-weight="normal" style:text-underline-style="none" style:text-underline-color="font-color" style:text-line-through-type="none" fo:font-style="normal" style:text-outline="false" fo:text-shadow="none" style:font-name-asian="DSans" style:font-name-complex="DSans" style:font-size-asian="9pt" style:font-size-complex="9pt" style:font-weight-asian="normal" style:font-weight-complex="normal" style:font-style-asian="normal" style:font-style-complex="normal"/>
    </style:style>
    <style:style style:name="T27" style:family="text">
      <style:text-properties fo:color="#000000" fo:font-size="14pt" fo:font-weight="bold" style:text-underline-style="none" style:text-underline-color="font-color" style:text-line-through-type="none" fo:font-style="normal" style:text-outline="false" fo:text-shadow="none" style:font-name-asian="Times New Roman" style:font-name-complex="Times New Roman" style:font-size-asian="14pt" style:font-size-complex="14pt" style:font-weight-asian="bold" style:font-weight-complex="bold" style:font-style-asian="normal" style:font-style-complex="normal"/>
    </style:style>
    <style:style style:name="T28" style:family="text">
      <style:text-properties fo:color="#000000" fo:font-size="10pt" fo:font-weight="normal" style:text-underline-style="none" style:text-underline-color="font-color" style:text-line-through-type="none" fo:font-style="normal" style:text-outline="false" fo:text-shadow="none" style:font-size-asian="10pt" style:font-size-complex="10pt" style:font-weight-asian="normal" style:font-weight-complex="normal" style:font-style-asian="normal" style:font-style-complex="normal" style:font-name="Helvetica" style:font-name-asian="Helvetica" style:font-name-complex="Helvetica"/>
    </style:style>
    <style:style style:name="T29" style:family="text">
      <style:text-properties fo:color="#000000" style:font-name="Helvetica" fo:font-size="5pt" fo:font-weight="normal" style:text-underline-style="none" style:text-underline-color="font-color" style:text-line-through-type="none" fo:font-style="normal" style:text-outline="false" fo:text-shadow="none" style:font-name-asian="Helvetica" style:font-name-complex="Helvetica" style:font-size-asian="5pt" style:font-size-complex="5pt" style:font-weight-asian="normal" style:font-weight-complex="normal" style:font-style-asian="normal" style:font-style-complex="normal"/>
    </style:style>
    <style:style style:name="T30" style:family="text">
      <style:text-properties fo:color="#000000" fo:font-size="5pt" fo:font-weight="normal" style:text-underline-style="none" style:text-underline-color="font-color" style:text-line-through-type="none" fo:font-style="normal" style:text-outline="false" fo:text-shadow="none" style:font-name-asian="Arial" style:font-name-complex="Arial" style:font-size-asian="5pt" style:font-size-complex="5pt" style:font-weight-asian="normal" style:font-weight-complex="normal" style:font-style-asian="normal" style:font-style-complex="normal"/>
    </style:style>
    <style:style style:name="T31" style:family="text">
      <style:text-properties fo:color="#4f4f4f" style:font-name="Arial1" fo:font-size="11pt" fo:font-weight="normal" style:text-underline-style="none" style:text-underline-color="font-color" style:text-line-through-type="none" fo:font-style="normal" style:text-outline="false" fo:text-shadow="none" style:font-name-asian="Arial1" style:font-name-complex="Arial1" style:font-size-asian="11pt" style:font-size-complex="11pt" style:font-weight-asian="normal" style:font-weight-complex="normal" style:font-style-asian="normal" style:font-style-complex="normal"/>
    </style:style>
    <style:style style:name="T32" style:family="text">
      <style:text-properties fo:font-weight="normal" style:text-underline-style="none" style:text-underline-color="font-color" style:text-line-through-type="none" fo:font-style="normal" style:text-outline="false" fo:text-shadow="none" style:font-weight-asian="normal" style:font-weight-complex="normal" style:font-style-asian="normal" style:font-style-complex="normal" fo:color="#000000" fo:font-size="10pt" style:font-name-asian="Arial" style:font-name-complex="Arial" style:font-size-asian="10pt" style:font-size-complex="10pt"/>
    </style:style>
    <style:style style:name="T33" style:family="text">
      <style:text-properties fo:color="#000000" fo:font-size="12pt" fo:font-weight="normal" style:text-underline-style="none" style:text-underline-color="font-color" style:text-line-through-type="none" fo:font-style="normal" style:text-outline="false" fo:text-shadow="none" style:font-name-asian="Calibri" style:font-name-complex="Calibri" style:font-size-asian="12pt" style:font-size-complex="12pt" style:font-weight-asian="normal" style:font-weight-complex="normal" style:font-style-asian="normal" style:font-style-complex="normal"/>
    </style:style>
    <style:style style:name="T38" style:family="text">
      <style:text-properties fo:color="#000000" fo:font-size="12pt" fo:font-weight="bold" style:text-underline-style="none"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39" style:family="text">
      <style:text-properties fo:color="#000000" style:font-name="Arial1" fo:font-size="6pt" fo:font-weight="bold" style:text-underline-style="none" style:text-underline-color="font-color" style:text-line-through-type="none" fo:font-style="normal" style:text-outline="false" fo:text-shadow="none" style:font-name-asian="Arial1" style:font-name-complex="Arial1" style:font-size-asian="6pt" style:font-size-complex="6pt" style:font-weight-asian="bold" style:font-weight-complex="bold" style:font-style-asian="normal" style:font-style-complex="normal"/>
    </style:style>
    <style:style style:name="T40" style:family="text">
      <style:text-properties fo:color="#000000" fo:font-size="10pt" fo:font-weight="normal" style:text-underline-style="none" style:text-underline-color="font-color" style:text-line-through-type="none" fo:font-style="normal" style:text-outline="false" fo:text-shadow="none" style:font-name-asian="Arial" style:font-name-complex="Arial" style:font-size-asian="10pt" style:font-size-complex="10pt" style:font-weight-asian="normal" style:font-weight-complex="normal" style:font-style-asian="normal" style:font-style-complex="normal"/>
    </style:style>
    <style:style style:name="T41" style:family="text">
      <style:text-properties fo:color="#000000" style:font-name="DSerif" fo:font-size="10pt" fo:font-weight="normal" style:text-underline-style="none" style:text-underline-color="font-color" style:text-line-through-type="none" fo:font-style="normal" style:text-outline="false" fo:text-shadow="none" style:font-name-asian="DSerif" style:font-name-complex="DSerif" style:font-size-asian="10pt" style:font-size-complex="10pt" style:font-weight-asian="normal" style:font-weight-complex="normal" style:font-style-asian="normal" style:font-style-complex="normal"/>
    </style:style>
    <style:style style:name="T42" style:family="text">
      <style:text-properties fo:color="#000000" fo:font-size="12pt"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44" style:family="text">
      <style:text-properties fo:color="#000000" style:font-name="Arial" fo:font-weight="normal"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DOC&quot;;&quot;OK&quot;)" table:allow-empty-cell="true" table:display-list="unsorted" table:base-cell-address="General.A1">
          <table:error-message table:message-type="stop" table:display="true"/>
        </table:content-validation>
      </table:content-validations>
      <table:table table:name="General" table:style-name="ta3">
        <office:forms form:automatic-focus="false" form:apply-design-mode="false"/>
        <table:table-column table:style-name="co14" table:default-cell-style-name="ce1"/>
        <table:table-column table:style-name="co15" table:default-cell-style-name="ce1"/>
        <table:table-column table:style-name="co16" table:default-cell-style-name="ce1"/>
        <table:table-column table:style-name="co17" table:default-cell-style-name="ce62"/>
        <table:table-column table:style-name="co18" table:default-cell-style-name="ce1"/>
        <table:table-column table:style-name="co6" table:number-columns-repeated="1019" table:default-cell-style-name="ce1"/>
        <table:table-row table:style-name="ro3">
          <table:table-cell table:style-name="ce80" office:value-type="string" calcext:value-type="string">
            <text:p>Exceptions</text:p>
          </table:table-cell>
          <table:table-cell table:style-name="ce80" office:value-type="string" calcext:value-type="string">
            <text:p>Cliente</text:p>
          </table:table-cell>
          <table:table-cell table:style-name="ce80" office:value-type="string" calcext:value-type="string">
            <text:p>Descripción</text:p>
          </table:table-cell>
          <table:table-cell table:style-name="ce101" office:value-type="string" calcext:value-type="string">
            <text:p>RISK</text:p>
          </table:table-cell>
          <table:table-cell table:style-name="ce80" office:value-type="string" calcext:value-type="string">
            <text:p>IMPACT</text:p>
          </table:table-cell>
          <table:table-cell table:number-columns-repeated="1019"/>
        </table:table-row>
        <table:table-row table:style-name="ro4">
          <table:table-cell table:style-name="ce4" office:value-type="string" calcext:value-type="string">
            <text:p>Password settings</text:p>
            <text:p>(C/F/S users)</text:p>
          </table:table-cell>
          <table:table-cell table:style-name="ce4" office:value-type="string" calcext:value-type="string">
            <text:p>Todos excepto CESCE</text:p>
          </table:table-cell>
          <table:table-cell table:style-name="ce4" office:value-type="string" calcext:value-type="string">
            <text:p>Maxage,part of password,password tasks</text:p>
          </table:table-cell>
          <table:table-cell table:style-name="ce5"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6"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4">
          <table:table-cell table:style-name="ce4" office:value-type="string" calcext:value-type="string">
            <text:p>Password settings</text:p>
            <text:p>(C/F/S users)</text:p>
          </table:table-cell>
          <table:table-cell table:style-name="ce4" office:value-type="string" calcext:value-type="string">
            <text:p>CESCE</text:p>
          </table:table-cell>
          <table:table-cell table:style-name="ce4" office:value-type="string" calcext:value-type="string">
            <text:p>Maxage,part of password,password tasks</text:p>
            <text:p>En CESCE se excepcionan todos los C/S/F incluidos root,emer,....</text:p>
          </table:table-cell>
          <table:table-cell table:style-name="ce7" office:value-type="string" calcext:value-type="string">
            <text:p>An incorrect passwords policy enables possible attackers to harm</text:p>
            <text:p>user/service accounts by, allowing them to access the system.</text:p>
            <text:p>Passwords with ample lapsing or without lapsing, of simple and/or</text:p>
            <text:p>Reduced characters are very vulnerable to brute force attacks</text:p>
          </table:table-cell>
          <table:table-cell table:style-name="ce8" office:value-type="string" calcext:value-type="string">
            <text:p>The customer user could stop responding if the password is changed.</text:p>
            <text:p/>
          </table:table-cell>
          <table:table-cell table:number-columns-repeated="1019"/>
        </table:table-row>
        <table:table-row table:style-name="ro4">
          <table:table-cell table:style-name="ce4" office:value-type="string" calcext:value-type="string">
            <text:p>Cambios en usuarios de cliente</text:p>
            <text:p>Hay excepciones aprobadas para minage......no cambiar nada</text:p>
          </table:table-cell>
          <table:table-cell table:style-name="ce4" office:value-type="string" calcext:value-type="string">
            <text:p>LIBERBANK</text:p>
          </table:table-cell>
          <table:table-cell table:style-name="ce4"/>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22">This is a client/system user.</text:span></text:p>
            <text:p><text:span text:style-name="T22">We should not change password settings for client/system users</text:span></text:p>
            <text:p><text:span text:style-name="T22">before consulting with the customer.</text:span></text:p>
          </table:table-cell>
          <table:table-cell table:number-columns-repeated="1019"/>
        </table:table-row>
        <table:table-row table:style-name="ro5">
          <table:table-cell table:style-name="ce4" office:value-type="string" calcext:value-type="string">
            <text:p><text:span text:style-name="T7">1.1 Password Requirements/Password MAX Age \etc\shadow</text:span></text:p>
            <text:p><text:span text:style-name="T7">Account cyberark has invalid Password Max Age setting of 99999, GECOS: ES/F/*EESECT/IBM-SO/usuario Proyecto SUIMI-CyberArk, Account Type: IBM (Strictest setting validated), should be set to Customer Required Setting: 90</text:span></text:p>
            <text:p/>
          </table:table-cell>
          <table:table-cell table:style-name="ce4" office:value-type="string" calcext:value-type="string">
            <text:p>LIBERBANK</text:p>
          </table:table-cell>
          <table:table-cell table:style-name="ce4"/>
          <table:table-cell table:style-name="ce10"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1" office:value-type="string" calcext:value-type="string">
            <text:p>User of Cyberark application. Password cannot expire.</text:p>
          </table:table-cell>
          <table:table-cell table:number-columns-repeated="1019"/>
        </table:table-row>
        <table:table-row table:style-name="ro4">
          <table:table-cell table:style-name="ce4" office:value-type="string" calcext:value-type="string">
            <text:p><text:span text:style-name="T8">1.1 Password Requirements/Password MAX Age \etc\shadow</text:span></text:p>
            <text:p><text:span text:style-name="T8">Account cyberark has invalid Password Max Age setting of 99999, GECOS: ES/F/*EESECT/IBM-SO/usuario Proyecto SUIMI-CyberArk, Account Type: IBM (Strictest setting validated), should be set to Customer Required Setting: 90</text:span></text:p>
          </table:table-cell>
          <table:table-cell table:style-name="ce4" office:value-type="string" calcext:value-type="string">
            <text:p>LIBERBANK</text:p>
          </table:table-cell>
          <table:table-cell table:style-name="ce4"/>
          <table:table-cell table:style-name="ce7" office:value-type="string" calcext:value-type="string">
            <text:p><text:span text:style-name="T8">An incorrect passwords policy enables possible attackers to</text:span></text:p>
            <text:p><text:span text:style-name="T8">harm user/service accounts by, allowing them to access the system.</text:span></text:p>
            <text:p><text:span text:style-name="T8">Passwords with ample lapsing or without lapsing, of simple and/or</text:span></text:p>
            <text:p><text:span text:style-name="T8">reduced characters are very vulnerable to brute force attacks.</text:span></text:p>
          </table:table-cell>
          <table:table-cell table:style-name="ce12" office:value-type="string" calcext:value-type="string">
            <text:p>Usuario de la aplicación Cyberark. No puede caducar la contraseña</text:p>
          </table:table-cell>
          <table:table-cell table:number-columns-repeated="1019"/>
        </table:table-row>
        <table:table-row table:style-name="ro6">
          <table:table-cell table:style-name="ce4" office:value-type="string" calcext:value-type="string">
            <text:p>/etc/oracle ownership (/etc/ora*)</text:p>
          </table:table-cell>
          <table:table-cell table:style-name="ce4" office:value-type="string" calcext:value-type="string">
            <text:p>Todos</text:p>
          </table:table-cell>
          <table:table-cell table:style-name="ce4"/>
          <table:table-cell table:style-name="ce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4" office:value-type="string" calcext:value-type="string">
            <text:p>For UNIX servers Oracle must be owned by the Oracle software owner</text:p>
            <text:p>and group (usually dba). Changing group owner for this file can</text:p>
            <text:p>cause the Oracle RAC service to fail.</text:p>
          </table:table-cell>
          <table:table-cell table:number-columns-repeated="1019"/>
        </table:table-row>
        <table:table-row table:style-name="ro5">
          <table:table-cell table:style-name="ce4" office:value-type="string" calcext:value-type="string">
            <text:p>Sudo NOEXEC (sudo 1.6.7.p5 and older)</text:p>
          </table:table-cell>
          <table:table-cell table:style-name="ce4" office:value-type="string" calcext:value-type="string">
            <text:p>Todos</text:p>
          </table:table-cell>
          <table:table-cell table:style-name="ce4" office:value-type="string" calcext:value-type="string">
            <text:p>NO TOCAR SUDOERS,siempre consultar con un técnico</text:p>
          </table:table-cell>
          <table:table-cell table:style-name="ce7" office:value-type="string" calcext:value-type="string">
            <text:p>Sudo configurations must not allow shell escapes (eg the ability to</text:p>
            <text:p>execute subcommands without restriction) that allow access to</text:p>
            <text:p>Unauthorized privileges.</text:p>
          </table:table-cell>
          <table:table-cell table:style-name="ce13" office:value-type="string" calcext:value-type="string">
            <text:p>Server or sudo version installed on server doesn't support noexec function</text:p>
          </table:table-cell>
          <table:table-cell table:number-columns-repeated="1019"/>
        </table:table-row>
        <table:table-row table:style-name="ro5">
          <table:table-cell table:style-name="ce4" office:value-type="string" calcext:value-type="string">
            <text:p>PermitRootLogin cluster</text:p>
          </table:table-cell>
          <table:table-cell table:style-name="ce4" office:value-type="string" calcext:value-type="string">
            <text:p>Todos</text:p>
          </table:table-cell>
          <table:table-cell table:style-name="ce4"/>
          <table:table-cell table:style-name="ce7"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4" office:value-type="string" calcext:value-type="string">
            <text:p>The configuration is required to perform server activities, for gpfs requirements it is mandatory to put it on the nodes of the cluster itself.</text:p>
          </table:table-cell>
          <table:table-cell table:number-columns-repeated="1019"/>
        </table:table-row>
        <table:table-row table:style-name="ro7">
          <table:table-cell table:style-name="ce14" office:value-type="string" calcext:value-type="string">
            <text:p>/tmp/.com_ibm_tools_attach/ files</text:p>
          </table:table-cell>
          <table:table-cell table:style-name="ce14" office:value-type="string" calcext:value-type="string">
            <text:p>Todos pero para</text:p>
            <text:p>CESCE ponemos</text:p>
            <text:p>diferente riesgo</text:p>
          </table:table-cell>
          <table:table-cell table:style-name="ce14"/>
          <table:table-cell table:style-name="ce7" office:value-type="string" calcext:value-type="string">
            <text:p>There is no risk permissions for this file will remain unchanged.</text:p>
            <text:p>Any content of this file is ignored by application. File is not executed</text:p>
            <text:p>and not read by application. File is used to point Java applications</text:p>
            <text:p>place where to hold their temporary files and provide ownership</text:p>
            <text:p>Guidance for connected applications.</text:p>
          </table:table-cell>
          <table:table-cell table:style-name="ce15" office:value-type="string" calcext:value-type="string">
            <text:p>When changed Java VM will recreate permissions and ownership(root 0777) for that files if there will be any change or file will be deleted. It is protected by Java VM, it requires read and write permissions to host applications via JAVA VM.</text:p>
          </table:table-cell>
          <table:table-cell table:number-columns-repeated="1019"/>
        </table:table-row>
        <table:table-row table:style-name="ro8">
          <table:table-cell table:style-name="ce14" office:value-type="string" calcext:value-type="string">
            <text:p>/tmp/.com_ibm_tools_attach/ files</text:p>
          </table:table-cell>
          <table:table-cell table:style-name="ce14" office:value-type="string" calcext:value-type="string">
            <text:p>CESCE</text:p>
          </table:table-cell>
          <table:table-cell table:style-name="ce14"/>
          <table:table-cell table:style-name="ce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6" office:value-type="string" calcext:value-type="string">
            <text:p>Some services or processes can be stopped for that.</text:p>
          </table:table-cell>
          <table:table-cell table:number-columns-repeated="1019"/>
        </table:table-row>
        <table:table-row table:style-name="ro9">
          <table:table-cell office:value-type="string" calcext:value-type="string">
            <text:p>Sistemas De Control</text:p>
          </table:table-cell>
          <table:table-cell office:value-type="string" calcext:value-type="string">
            <text:p>Endesa</text:p>
          </table:table-cell>
          <table:table-cell office:value-type="string" calcext:value-type="string">
            <text:p>NO SE REALIZAN DESVIACIONES</text:p>
          </table:table-cell>
          <table:table-cell table:style-name="ce7" office:value-type="string" calcext:value-type="string">
            <text:p>Endesa Servicios considera que es mayor el riesgo de provocar algún impacto/incidencia debida a las modificaciones por la ejecución de procesos de seguridad (Health Checking e instalación de parches) que el riesgo que presentan estos equipos por no aplicarse las políticas de los controles de seguridad definidos en ISeC (parámetros técnicos, retención de logs, actualización de parches de seguridad, etc..).</text:p>
          </table:table-cell>
          <table:table-cell table:style-name="ce17" office:value-type="string" calcext:value-type="string">
            <text:p>Deviations in SSC servers cannot be corrected without a direct request from Endesa.</text:p>
          </table:table-cell>
          <table:table-cell table:number-columns-repeated="1019"/>
        </table:table-row>
        <table:table-row table:style-name="ro9">
          <table:table-cell office:value-type="string" calcext:value-type="string">
            <text:p>SAMBA ENDESA</text:p>
          </table:table-cell>
          <table:table-cell office:value-type="string" calcext:value-type="string">
            <text:p>Endesa</text:p>
          </table:table-cell>
          <table:table-cell office:value-type="string" calcext:value-type="string">
            <text:p>NO SE REALIZAN DESVIACIONES</text:p>
          </table:table-cell>
          <table:table-cell table:style-name="ce18" office:value-type="string" calcext:value-type="string">
            <text:p>Endesa Servicios considera que es mayor el riesgo de provocar algún impacto/incidencia debida a las modificaciones por la ejecución de procesos de seguridad (Health Checking e instalación de parches) que el riesgo que presentan estos equipos por no aplicarse las políticas de los controles de seguridad definidos en ISeC (parámetros técnicos, retención de logs, actualización de parches de seguridad, etc..).</text:p>
          </table:table-cell>
          <table:table-cell table:style-name="ce19" office:value-type="string" calcext:value-type="string">
            <text:p>Deviations in SAMBA servers cannot be corrected without a direct request from Endesa.</text:p>
          </table:table-cell>
          <table:table-cell table:number-columns-repeated="1019"/>
        </table:table-row>
        <table:table-row table:style-name="ro10">
          <table:table-cell table:style-name="ce20" office:value-type="string" calcext:value-type="string">
            <text:p>1.1 Password Requirements/Duplicate UIDs Forbidden <text:s/></text:p>
          </table:table-cell>
          <table:table-cell table:style-name="ce20" office:value-type="string" calcext:value-type="string">
            <text:p>Todos excepto CESCE</text:p>
          </table:table-cell>
          <table:table-cell table:style-name="ce20"/>
          <table:table-cell table:style-name="ce7" office:value-type="string" calcext:value-type="string">
            <text:p>If duplicated users exists, audit is very difficult to perform.</text:p>
          </table:table-cell>
          <table:table-cell table:style-name="ce20" office:value-type="string" calcext:value-type="string">
            <text:p>Duplicated UID need to support aplication.</text:p>
          </table:table-cell>
          <table:table-cell table:number-columns-repeated="1019"/>
        </table:table-row>
        <table:table-row table:style-name="ro10">
          <table:table-cell table:style-name="ce20" office:value-type="string" calcext:value-type="string">
            <text:p>1.1 Password Requirements/Duplicate UIDs Forbidden</text:p>
            <text:p>Duplicate UID for Account: root, UID: 0. Each UID must only be used once.</text:p>
          </table:table-cell>
          <table:table-cell table:style-name="ce20" office:value-type="string" calcext:value-type="string">
            <text:p>cESCE</text:p>
          </table:table-cell>
          <table:table-cell table:style-name="ce20"/>
          <table:table-cell table:style-name="ce21" office:value-type="string" calcext:value-type="string">
            <text:p>An incorrect passwords policy enables possible attackers to harm user/service</text:p>
            <text:p>accounts by, allowing them to access the system. Passwords with ample</text:p>
            <text:p>lapsing or without lapsing, of simple and/or reduced characters are very</text:p>
            <text:p>Vulnerable to brute force attacks</text:p>
          </table:table-cell>
          <table:table-cell table:style-name="ce8" office:value-type="string" calcext:value-type="string">
            <text:p>Some users need special privilege to access special directories to execute some processes.</text:p>
            <text:p>Otherwise an incident would be raised</text:p>
          </table:table-cell>
          <table:table-cell table:number-columns-repeated="1019"/>
        </table:table-row>
        <table:table-row table:style-name="ro11">
          <table:table-cell table:style-name="ce20" office:value-type="string" calcext:value-type="string">
            <text:p>1.5 Network Settings/Prohibited Processes TCP Port 21 prohibited if not required to support application</text:p>
          </table:table-cell>
          <table:table-cell table:style-name="ce20" office:value-type="string" calcext:value-type="string">
            <text:p>Todos</text:p>
          </table:table-cell>
          <table:table-cell table:style-name="ce20"/>
          <table:table-cell table:style-name="ce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20" office:value-type="string" calcext:value-type="string">
            <text:p>FTP need to support business aplication.</text:p>
          </table:table-cell>
          <table:table-cell table:number-columns-repeated="1019"/>
        </table:table-row>
        <table:table-row table:style-name="ro11">
          <table:table-cell table:style-name="ce20" office:value-type="string" calcext:value-type="string">
            <text:p>1.5 Network Settings/Prohibited Processes TCP Port 23 prohibited if not required to support application</text:p>
          </table:table-cell>
          <table:table-cell table:style-name="ce20" office:value-type="string" calcext:value-type="string">
            <text:p>todos</text:p>
          </table:table-cell>
          <table:table-cell table:style-name="ce20"/>
          <table:table-cell table:style-name="ce7"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20" office:value-type="string" calcext:value-type="string">
            <text:p>telnet need to support business aplication.</text:p>
          </table:table-cell>
          <table:table-cell table:number-columns-repeated="1019"/>
        </table:table-row>
        <table:table-row table:style-name="ro11">
          <table:table-cell table:style-name="ce20" office:value-type="string" calcext:value-type="string">
            <text:p>1.5 Network Settings/Prohibited Processes XINETD Process ftp prohibited if not required to support application</text:p>
          </table:table-cell>
          <table:table-cell table:style-name="ce20" office:value-type="string" calcext:value-type="string">
            <text:p>todos</text:p>
          </table:table-cell>
          <table:table-cell table:style-name="ce20"/>
          <table:table-cell table:style-name="ce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20" office:value-type="string" calcext:value-type="string">
            <text:p>FTP need to support business aplication.</text:p>
          </table:table-cell>
          <table:table-cell table:number-columns-repeated="1019"/>
        </table:table-row>
        <table:table-row table:style-name="ro11">
          <table:table-cell table:style-name="ce20" office:value-type="string" calcext:value-type="string">
            <text:p>1.5 Network Settings/Prohibited Processes XINETD Process telnet prohibited if not required to support application</text:p>
          </table:table-cell>
          <table:table-cell table:style-name="ce20" office:value-type="string" calcext:value-type="string">
            <text:p>todos</text:p>
          </table:table-cell>
          <table:table-cell table:style-name="ce20"/>
          <table:table-cell table:style-name="ce7" office:value-type="string" calcext:value-type="string">
            <text:p>Service can run on unprivileged ports, which means that any user on</text:p>
            <text:p>the systems can run them. If a replacement version of these daemons</text:p>
            <text:p>was put in place of the original, then the attacker would have access</text:p>
            <text:p>To the resources that the daemons control.</text:p>
          </table:table-cell>
          <table:table-cell table:style-name="ce20" office:value-type="string" calcext:value-type="string">
            <text:p>telnet need to support business aplication.</text:p>
          </table:table-cell>
          <table:table-cell table:number-columns-repeated="1019"/>
        </table:table-row>
        <table:table-row table:style-name="ro12">
          <table:table-cell table:style-name="ce22" office:value-type="string" calcext:value-type="string">
            <text:p>1.5 Network Settings/Prohibited SNMP</text:p>
            <text:p>Community Names</text:p>
            <text:p>SNMP community name prohibited: public, SNMP is running (ENDESA)</text:p>
          </table:table-cell>
          <table:table-cell table:style-name="ce22" office:value-type="string" calcext:value-type="string">
            <text:p>Endesa</text:p>
          </table:table-cell>
          <table:table-cell table:style-name="ce22"/>
          <table:table-cell table:style-name="ce7" office:value-type="string" calcext:value-type="string">
            <text:p>Obtención de información de los servidores mediante SNMP y con</text:p>
            <text:p>Un mal uso saturación de la red del servidor</text:p>
          </table:table-cell>
          <table:table-cell table:style-name="ce22" office:value-type="string" calcext:value-type="string">
            <text:p>Si se eliminan las comunidades las aplicaciones y sistemas de</text:p>
            <text:p>monitorización del cliente dejarían de funcionar</text:p>
          </table:table-cell>
          <table:table-cell table:number-columns-repeated="1019"/>
        </table:table-row>
        <table:table-row table:style-name="ro12">
          <table:table-cell table:style-name="ce20" office:value-type="string" calcext:value-type="string">
            <text:p><text:span text:style-name="T9">NO ES UNA EXCEPCIÖN PERO HAY QUE PROPONERLA</text:span> E 1.5.2 Network Settings (France Telecom) incluir -u en <text:span text:style-name="T7">/etc/inetd.conf</text:span></text:p>
          </table:table-cell>
          <table:table-cell table:style-name="ce20" office:value-type="string" calcext:value-type="string">
            <text:p>Ftelecom</text:p>
          </table:table-cell>
          <table:table-cell table:style-name="ce20"/>
          <table:table-cell table:style-name="ce7" office:value-type="string" calcext:value-type="string">
            <text:p><text:s/>Deja de funcionar cualquier ftp con destino al servidor en cuestion <text:s/></text:p>
          </table:table-cell>
          <table:table-cell table:style-name="ce22" office:value-type="string" calcext:value-type="string">
            <text:p><text:s/>Deja de funcionar cualquier ftp con destino al servidor en cuestion <text:s/></text:p>
          </table:table-cell>
          <table:table-cell table:number-columns-repeated="1019"/>
        </table:table-row>
        <table:table-row table:style-name="ro13">
          <table:table-cell table:style-name="ce23" office:value-type="string" calcext:value-type="string">
            <text:p>2.1 Reusable passwords/Requirement for pwd_algorithm</text:p>
            <text:p>Value is not set for pwd_algorithm. Must be any one of the</text:p>
            <text:p>following: ssha512; ssha256; ssha1; smd5.(INFRA SERVIDORES TIVOLI)</text:p>
          </table:table-cell>
          <table:table-cell table:style-name="ce23" office:value-type="string" calcext:value-type="string">
            <text:p>IGS/GSNI</text:p>
          </table:table-cell>
          <table:table-cell table:style-name="ce24" office:value-type="string" calcext:value-type="string">
            <text:p>IMPORTANTE!!!</text:p>
            <text:p>Mirar documentación general para incluir evidencia</text:p>
          </table:table-cell>
          <table:table-cell table:style-name="ce25" office:value-type="string" calcext:value-type="string">
            <text:p><text:span text:style-name="T11">:</text:span><text:span text:style-name="T28">usw: stanza's entry for:</text:span></text:p>
            <text:p><text:span text:style-name="T29">pwd_algorithm in file</text:span></text:p>
            <text:p><text:span text:style-name="T29">/etc/security/login.cfg</text:span></text:p>
            <text:p><text:span text:style-name="T29">Required on AIX 5.3 TL7 and</text:span></text:p>
            <text:p><text:span text:style-name="T30">Above.</text:span></text:p>
          </table:table-cell>
          <table:table-cell table:style-name="ce26" office:value-type="string" calcext:value-type="string">
            <text:p>Note: This setting is not required in</text:p>
            <text:p>the following situtations.</text:p>
            <text:p>1) servers which are ITM hubs due</text:p>
            <text:p>to Tivoli limitations.</text:p>
            <text:p>2) servers which are Tivoli</text:p>
            <text:p>Management Framework (TMR),</text:p>
            <text:p>including Tivoli Enterprise</text:p>
            <text:p>Consoles (TEC)</text:p>
            <text:p>3) servers which are running DB2</text:p>
            <text:p>prior to Version 9.1.</text:p>
          </table:table-cell>
          <table:table-cell table:number-columns-repeated="1019"/>
        </table:table-row>
        <table:table-row table:style-name="ro14">
          <table:table-cell table:style-name="ce22" office:value-type="string" calcext:value-type="string">
            <text:p>1.5 Network Settings/.RHOSTS Restrictions Invalid ACL for File: /.rhosts, Owner: root, Text Permissions: -rw-r--r---, must only be readable or writeable by the owner</text:p>
          </table:table-cell>
          <table:table-cell table:style-name="ce22" office:value-type="string" calcext:value-type="string">
            <text:p>todos</text:p>
          </table:table-cell>
          <table:table-cell table:style-name="ce22"/>
          <table:table-cell table:style-name="ce7" office:value-type="string" calcext:value-type="string">
            <text:p>The incorrect configuration of file system permissions could allow</text:p>
            <text:p>potential attackers, using valid user or service accounts risking the</text:p>
            <text:p>entire system and allowing: Obtaining confidential information, using</text:p>
            <text:p>accounts with READ permission, upload to the machine tools, scripts</text:p>
            <text:p>or executables using accounts with WRITE permission, Run remote</text:p>
            <text:p>Shells to appropriate privileged users. Impersonate-system services</text:p>
            <text:p>with special permissions. Inadequate permissions over system partition</text:p>
            <text:p>are especially dangerous. A mismanagement of them puts at risk the</text:p>
            <text:p>security and confidentiality of the entire system.</text:p>
          </table:table-cell>
          <table:table-cell table:style-name="ce4" office:value-type="string" calcext:value-type="string">
            <text:p>Deviations in servers cannot be corrected without a direct request from customer.</text:p>
          </table:table-cell>
          <table:table-cell table:number-columns-repeated="1019"/>
        </table:table-row>
        <table:table-row table:style-name="ro15">
          <table:table-cell table:style-name="ce22" office:value-type="string" calcext:value-type="string">
            <text:p>/dev/null debe tener permisos <text:span text:style-name="T7">666-no cambiarlos</text:span></text:p>
          </table:table-cell>
          <table:table-cell table:style-name="ce22" office:value-type="string" calcext:value-type="string">
            <text:p>Endesa</text:p>
          </table:table-cell>
          <table:table-cell table:style-name="ce24"/>
          <table:table-cell table:style-name="ce7" office:value-type="string" calcext:value-type="string">
            <text:p><text:span text:style-name="T7">An incorrect passwords policy enables possible attackers to</text:span></text:p>
            <text:p><text:span text:style-name="T7">harm user/service accounts by, allowing them to access the system.</text:span></text:p>
            <text:p><text:span text:style-name="T7">Passwords with ample lapsing or without lapsing, of simple and/or</text:span></text:p>
            <text:p><text:span text:style-name="T7">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5">
          <table:table-cell office:value-type="string" calcext:value-type="string">
            <text:p>Cambiar permisos al / --no se puede</text:p>
          </table:table-cell>
          <table:table-cell office:value-type="string" calcext:value-type="string">
            <text:p>todos</text:p>
          </table:table-cell>
          <table:table-cell/>
          <table:table-cell table:style-name="ce7" office:value-type="string" calcext:value-type="string">
            <text:p>Si los usuarios no pueden acceder a los directorios que dependen</text:p>
            <text:p>de "/" no podrán acceder a ningún fichero del sistema y fallarán todos</text:p>
            <text:p>Sus procesos afectando al servicio.</text:p>
          </table:table-cell>
          <table:table-cell office:value-type="string" calcext:value-type="string">
            <text:p>Si los usuarios no pueden acceder a los directorios que dependen de "/" no podrán</text:p>
            <text:p>acceder a ningún fichero del sistema y fallarán todos sus procesos afectando al</text:p>
            <text:p>Servicio.</text:p>
          </table:table-cell>
          <table:table-cell table:number-columns-repeated="1019"/>
        </table:table-row>
        <table:table-row table:style-name="ro5">
          <table:table-cell office:value-type="string" calcext:value-type="string">
            <text:p>Cambiar permisos al /HOME –no se puede</text:p>
          </table:table-cell>
          <table:table-cell office:value-type="string" calcext:value-type="string">
            <text:p>todos</text:p>
          </table:table-cell>
          <table:table-cell/>
          <table:table-cell table:style-name="ce7" office:value-type="string" calcext:value-type="string">
            <text:p>Si los usuarios no pueden acceder a los directorios que dependen</text:p>
            <text:p>de "/" no podrán acceder a ningún fichero del sistema y fallarán todos</text:p>
            <text:p>sus procesos afectando al servicio.</text:p>
          </table:table-cell>
          <table:table-cell office:value-type="string" calcext:value-type="string">
            <text:p>Si los usuarios no pueden acceder a los directorios que dependen de "/" no podrán acceder a ningún fichero del sistema y fallarán todos sus procesos afectando al servicio.</text:p>
          </table:table-cell>
          <table:table-cell table:number-columns-repeated="1019"/>
        </table:table-row>
        <table:table-row table:style-name="ro15">
          <table:table-cell office:value-type="string" calcext:value-type="string">
            <text:p>Home directory for account puppet has incorrect owner of polkituser, Directory: /var/lib/puppet/.</text:p>
          </table:table-cell>
          <table:table-cell office:value-type="string" calcext:value-type="string">
            <text:p>endesa</text:p>
          </table:table-cell>
          <table:table-cell/>
          <table:table-cell table:style-name="ce7" office:value-type="string" calcext:value-type="string">
            <text:p><text:span text:style-name="T7">An incorrect passwords policy enables possible attackers to</text:span></text:p>
            <text:p><text:span text:style-name="T7">harm user/service accounts by, allowing them to access the system.</text:span></text:p>
            <text:p><text:span text:style-name="T7">Passwords with ample lapsing or without lapsing, of simple and/or</text:span></text:p>
            <text:p><text:span text:style-name="T7">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5">
          <table:table-cell office:value-type="string" calcext:value-type="string">
            <text:p>1.9 Protecting Resources-User Resources/Home Directory Restrictions Home directory for account sapftp has incorrect owner of tanadm, Directory: /sapdatos/.</text:p>
          </table:table-cell>
          <table:table-cell office:value-type="string" calcext:value-type="string">
            <text:p>endesa</text:p>
          </table:table-cell>
          <table:table-cell/>
          <table:table-cell table:style-name="ce7" office:value-type="string" calcext:value-type="string">
            <text:p><text:span text:style-name="T7">An incorrect passwords policy enables possible attackers to</text:span></text:p>
            <text:p><text:span text:style-name="T7">harm user/service accounts by, allowing them to access the system.</text:span></text:p>
            <text:p><text:span text:style-name="T7">Passwords with ample lapsing or without lapsing, of simple and/or</text:span></text:p>
            <text:p><text:span text:style-name="T7">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5">
          <table:table-cell office:value-type="string" calcext:value-type="string">
            <text:p>Home directory for account polkituser has incorrect owner of suse-ncc, Directory: /var/run/PolicyKit/.</text:p>
          </table:table-cell>
          <table:table-cell office:value-type="string" calcext:value-type="string">
            <text:p>endesa</text:p>
          </table:table-cell>
          <table:table-cell/>
          <table:table-cell table:style-name="ce7" office:value-type="string" calcext:value-type="string">
            <text:p><text:span text:style-name="T7">An incorrect passwords policy enables possible attackers to</text:span></text:p>
            <text:p><text:span text:style-name="T7">harm user/service accounts by, allowing them to access the system.</text:span></text:p>
            <text:p><text:span text:style-name="T7">Passwords with ample lapsing or without lapsing, of simple and/or</text:span></text:p>
            <text:p><text:span text:style-name="T7">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5">
          <table:table-cell table:style-name="ce22" office:value-type="string" calcext:value-type="string">
            <text:p>1.9 Protecting Resources-User Resources/Home Directory Restrictions Home directory for account usutransf has incorrect owner of cognos, Directory: /opt/cognos/c10tr/.</text:p>
          </table:table-cell>
          <table:table-cell table:style-name="ce22" office:value-type="string" calcext:value-type="string">
            <text:p>endesa</text:p>
          </table:table-cell>
          <table:table-cell table:style-name="ce22"/>
          <table:table-cell table:style-name="ce7" office:value-type="string" calcext:value-type="string">
            <text:p><text:span text:style-name="T7">An incorrect passwords policy enables possible attackers to</text:span></text:p>
            <text:p><text:span text:style-name="T7">harm user/service accounts by, allowing them to access the system.</text:span></text:p>
            <text:p><text:span text:style-name="T7">Passwords with ample lapsing or without lapsing, of simple and/or</text:span></text:p>
            <text:p><text:span text:style-name="T7">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5">
          <table:table-cell table:style-name="ce22" office:value-type="string" calcext:value-type="string">
            <text:p>1.9 Protecting Resources-User Resources/Home Directory Restrictions <text:s text:c="2"/>Home directory for account CONTFI01 has incorrect owner of lepadm, Directory: /usr/sap/.</text:p>
          </table:table-cell>
          <table:table-cell table:style-name="ce22" office:value-type="string" calcext:value-type="string">
            <text:p>endesa</text:p>
          </table:table-cell>
          <table:table-cell table:style-name="ce22"/>
          <table:table-cell table:style-name="ce7" office:value-type="string" calcext:value-type="string">
            <text:p><text:span text:style-name="T7">An incorrect passwords policy enables possible attackers to</text:span></text:p>
            <text:p><text:span text:style-name="T7">harm user/service accounts by, allowing them to access the system.</text:span></text:p>
            <text:p><text:span text:style-name="T7">Passwords with ample lapsing or without lapsing, of simple and/or</text:span></text:p>
            <text:p><text:span text:style-name="T7">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5">
          <table:table-cell table:style-name="ce22" office:value-type="string" calcext:value-type="string">
            <text:p>1.9 Protecting Resources-User Resources/Home Directory Restrictions <text:s text:c="2"/>Home directory for account sftpuser has incorrect owner of lepadm, Directory: /CARGAS/.</text:p>
          </table:table-cell>
          <table:table-cell table:style-name="ce22" office:value-type="string" calcext:value-type="string">
            <text:p>endesa</text:p>
          </table:table-cell>
          <table:table-cell table:style-name="ce22"/>
          <table:table-cell table:style-name="ce7" office:value-type="string" calcext:value-type="string">
            <text:p><text:span text:style-name="T7">An incorrect passwords policy enables possible attackers to</text:span></text:p>
            <text:p><text:span text:style-name="T7">harm user/service accounts by, allowing them to access the system.</text:span></text:p>
            <text:p><text:span text:style-name="T7">Passwords with ample lapsing or without lapsing, of simple and/or</text:span></text:p>
            <text:p><text:span text:style-name="T7">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5">
          <table:table-cell table:style-name="ce22" office:value-type="string" calcext:value-type="string">
            <text:p>De forma general para Endesa Linux:</text:p>
            <text:p>1.9 Protecting Resources-User Resources/Home Directory Restrictions Home directory for account XXXXXX has incorrect owner of XXXXX, Directory: /XXXXXX/.</text:p>
          </table:table-cell>
          <table:table-cell table:style-name="ce22" office:value-type="string" calcext:value-type="string">
            <text:p>endesa</text:p>
          </table:table-cell>
          <table:table-cell table:style-name="ce22"/>
          <table:table-cell table:style-name="ce7" office:value-type="string" calcext:value-type="string">
            <text:p><text:span text:style-name="T7">An incorrect passwords policy enables possible attackers to</text:span></text:p>
            <text:p><text:span text:style-name="T7">harm user/service accounts by, allowing them to access the system.</text:span></text:p>
            <text:p><text:span text:style-name="T7">Passwords with ample lapsing or without lapsing, of simple and/or</text:span></text:p>
            <text:p><text:span text:style-name="T7">reduced characters are very vulnerable to brute force attacks.</text:span></text:p>
          </table:table-cell>
          <table:table-cell table:style-name="ce24"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6">
          <table:table-cell table:style-name="ce28" office:value-type="string" calcext:value-type="string">
            <text:p>/etc/shadow ,ponerlos como 600</text:p>
          </table:table-cell>
          <table:table-cell table:style-name="ce28" office:value-type="string" calcext:value-type="string">
            <text:p>todos</text:p>
          </table:table-cell>
          <table:table-cell table:style-name="ce28"/>
          <table:table-cell table:style-name="ce7" office:value-type="string" calcext:value-type="string">
            <text:p>Si se cambian los permisos de /etc/shadow a 600 , puede dejar de funcionar la autentificación en el sistema</text:p>
          </table:table-cell>
          <table:table-cell table:style-name="ce28" office:value-type="string" calcext:value-type="string">
            <text:p>Si los usuarios no pueden acceder fallarán todos sus procesos afectando al servicio.</text:p>
          </table:table-cell>
          <table:table-cell table:number-columns-repeated="1019"/>
        </table:table-row>
        <table:table-row table:style-name="ro8">
          <table:table-cell table:style-name="ce22" office:value-type="string" calcext:value-type="string">
            <text:p>Invalid OSR ACL for /etc/cristie/licence, Owner: root, Group: root, Permissions: -rw-rw-rw- , Settings for other on this directory must be r-x or more stringent</text:p>
          </table:table-cell>
          <table:table-cell table:style-name="ce22" office:value-type="string" calcext:value-type="string">
            <text:p>endesa</text:p>
          </table:table-cell>
          <table:table-cell table:style-name="ce22"/>
          <table:table-cell table:style-name="ce7"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20" office:value-type="string" calcext:value-type="string">
            <text:p>Si cambiamos los permisos tendremos un problema de licencia con el tbmr y no se realiza la copia del sistema si no funciona tbmr</text:p>
          </table:table-cell>
          <table:table-cell table:number-columns-repeated="1019"/>
        </table:table-row>
        <table:table-row table:style-name="ro16">
          <table:table-cell table:style-name="ce22" office:value-type="string" calcext:value-type="string">
            <text:p>1.1 Password Requirements/Trusted computing Base Mode Status—Trusted computing base is not enebled</text:p>
          </table:table-cell>
          <table:table-cell table:style-name="ce22" office:value-type="string" calcext:value-type="string">
            <text:p>Ftelecom</text:p>
          </table:table-cell>
          <table:table-cell table:style-name="ce35"/>
          <table:table-cell table:style-name="ce7" office:value-type="string" calcext:value-type="string">
            <text:p>No se establecen todos los controles posibles en cuanto a mantenimiento de accesos que ofrece el Trusted computing system</text:p>
          </table:table-cell>
          <table:table-cell table:style-name="ce20" office:value-type="string" calcext:value-type="string">
            <text:p>Se dejan <text:s/>bloqueados todos los usuarios del sistema si se habilita.</text:p>
          </table:table-cell>
          <table:table-cell table:number-columns-repeated="1019"/>
        </table:table-row>
        <table:table-row table:style-name="ro12">
          <table:table-cell table:style-name="ce22" office:value-type="string" calcext:value-type="string">
            <text:p>1.7 Identify and Authenticate Users/Host-Based Authentication hosts.equiv Prohibited--/ETC/HOSTS.EQUIV must not be used as an access control mechanism</text:p>
          </table:table-cell>
          <table:table-cell table:style-name="ce22" office:value-type="string" calcext:value-type="string">
            <text:p>todos</text:p>
          </table:table-cell>
          <table:table-cell table:style-name="ce35"/>
          <table:table-cell table:style-name="ce7" office:value-type="string" calcext:value-type="string">
            <text:p>si existe el fich, alguien se puede conectar sin meter la pw; es como que lo que este dentro pasa a ser un usuario trusted directamente</text:p>
          </table:table-cell>
          <table:table-cell table:style-name="ce35" office:value-type="string" calcext:value-type="string">
            <text:p>si se borra algo (máquina, automatismo...) o alguien no se va a poder conectar sin pedir logon. puede ser un automatismo que no se pueda configurar user/pw y se conecta directamente</text:p>
          </table:table-cell>
          <table:table-cell table:number-columns-repeated="1019"/>
        </table:table-row>
        <table:table-row table:style-name="ro17">
          <table:table-cell table:style-name="ce22" office:value-type="string" calcext:value-type="string">
            <text:p>Para <text:span text:style-name="T10">SUSE 8</text:span>-----1.4 System Controls/SUDO Commands Allowing Shell Escape NOEXEC SUDO Command "/usr/bin/vi /etc/init.d/ITMAgents[1-5]" allows Shell Escape is missing NOEXEC function.</text:p>
          </table:table-cell>
          <table:table-cell table:style-name="ce22" office:value-type="string" calcext:value-type="string">
            <text:p>todos</text:p>
          </table:table-cell>
          <table:table-cell table:style-name="ce35"/>
          <table:table-cell table:style-name="ce7" office:value-type="string" calcext:value-type="string">
            <text:p>Sin NOEXEC es posible ejecutar comandos dentro del comando lanzado permitiendo la ejecución como root de comandos no permitidos en sudo.</text:p>
          </table:table-cell>
          <table:table-cell table:style-name="ce35" office:value-type="string" calcext:value-type="string">
            <text:p>Si se modifica la configuración de un SUSE 8 para ponerle el NOEXEC, al ser incompatible deja de funcionar el modo sudo.</text:p>
          </table:table-cell>
          <table:table-cell table:number-columns-repeated="1019"/>
        </table:table-row>
        <table:table-row table:style-name="ro18">
          <table:table-cell table:style-name="ce22" office:value-type="string" calcext:value-type="string">
            <text:p>Para <text:span text:style-name="T10">SUSE 8</text:span>-----1.1 Password Requirements/SUSE\SLES Password History</text:p>
            <text:p>Incorrect Password History Setting</text:p>
            <text:p/>
          </table:table-cell>
          <table:table-cell table:style-name="ce22" office:value-type="string" calcext:value-type="string">
            <text:p>todos</text:p>
          </table:table-cell>
          <table:table-cell/>
          <table:table-cell table:style-name="ce7" office:value-type="string" calcext:value-type="string">
            <text:p>Risk if we modify the file pam_unix2 with parameter shadow on Suse version 8, especially being out of support. <text:s/>(/etc/security/pam_pwcheck.conf <text:s/>and /etc/security/pam_unix2.conf <text:s/>files)</text:p>
          </table:table-cell>
          <table:table-cell table:style-name="ce35" office:value-type="string" calcext:value-type="string">
            <text:p>Risk if we modify the file pam_unix2 with parameter shadow on Suse version 8, especially being out of support. <text:s/>(/etc/security/pam_pwcheck.conf <text:s/>and /etc/security/pam_unix2.conf <text:s/>files)</text:p>
          </table:table-cell>
          <table:table-cell table:number-columns-repeated="1019"/>
        </table:table-row>
        <table:table-row table:style-name="ro12">
          <table:table-cell table:style-name="ce22" office:value-type="string" calcext:value-type="string">
            <text:p>Invalid OSR ACL for /etc/IBM/SCM, Owner: scmsrver, Group: scmsrver, Permissions: drwxr-x----, must not be world-writable or have incorrect ownership</text:p>
          </table:table-cell>
          <table:table-cell office:value-type="string" calcext:value-type="string">
            <text:p>todos</text:p>
          </table:table-cell>
          <table:table-cell/>
          <table:table-cell table:style-name="ce7" office:value-type="string" calcext:value-type="string">
            <text:p>servicio TSCM no arranca</text:p>
          </table:table-cell>
          <table:table-cell office:value-type="string" calcext:value-type="string">
            <text:p>servicio TSCM no arranca</text:p>
          </table:table-cell>
          <table:table-cell table:number-columns-repeated="1019"/>
        </table:table-row>
        <table:table-row table:style-name="ro18">
          <table:table-cell table:style-name="ce22" office:value-type="string" calcext:value-type="string">
            <text:p>Para <text:span text:style-name="T10">SUSE 9</text:span>-----1.1 Password Requirements/SUSE\SLES Password History</text:p>
            <text:p>Incorrect Password History Setting</text:p>
            <text:p/>
          </table:table-cell>
          <table:table-cell office:value-type="string" calcext:value-type="string">
            <text:p>todos</text:p>
          </table:table-cell>
          <table:table-cell/>
          <table:table-cell table:style-name="ce7" office:value-type="string" calcext:value-type="string">
            <text:p>Risk if we modify the file pam_unix2 with parameter shadow on Suse version 9, especially being out of support. <text:s/></text:p>
          </table:table-cell>
          <table:table-cell table:style-name="ce35" office:value-type="string" calcext:value-type="string">
            <text:p>Risk if we modify the file pam_unix2 with parameter shadow on Suse version , especially being out of support. <text:s/></text:p>
          </table:table-cell>
          <table:table-cell table:number-columns-repeated="1019"/>
        </table:table-row>
        <table:table-row table:style-name="ro19">
          <table:table-cell office:value-type="string" calcext:value-type="string">
            <text:p>INFRA----2.1 Reusable passwords/Requirement for pwd_algorithm Value is not set for pwd_algorithm. Must be any one of the following: ssha512; ssha256; ssha1; smd5.</text:p>
          </table:table-cell>
          <table:table-cell office:value-type="string" calcext:value-type="string">
            <text:p>iGS/GSNI</text:p>
          </table:table-cell>
          <table:table-cell table:style-name="ce4" office:value-type="string" calcext:value-type="string">
            <text:p>2-doc :2-doc :</text:p>
            <text:p>Es01ham01sr01xg,es06ham01sr01xg,es01qam01sr01xg,es01ram07sr01xg,es012tm50sr01xg,es012tm51sr01xg,tmrr04,es01qtm00nm00xg,es01qtm000endxg,es01htm000aotxg,es01htm000aotxg,es01stm000aotxg,es01ham01sr01xg</text:p>
            <text:p>Es06ham01sr01xg</text:p>
            <text:p>es01htm000aotxg</text:p>
            <text:p>ES06RAM10SR01XG</text:p>
            <text:p>ES012LN03SR01XG</text:p>
            <text:p>ES06FNW01CS01XG</text:p>
            <text:p>ES01RAM14SR01XG</text:p>
            <text:p>ES06RAM12SR01XG</text:p>
            <text:p>ES01RAM11SR01XG</text:p>
            <text:p>NIMYEC</text:p>
            <text:p>ES012TM50SR01XG</text:p>
            <text:p>ES012TM51SR01XG</text:p>
            <text:p>ES1AS02REC1</text:p>
            <text:p>ECCPRXR02</text:p>
            <text:p>ECCPRXR03</text:p>
            <text:p>ECCTMRR04</text:p>
            <text:p>ES01PIT01XR01XG</text:p>
            <text:p>INVCCR</text:p>
            <text:p>ES01PAP00CS00XG</text:p>
            <text:p>ES01RTP01SR01XG</text:p>
            <text:p>NIMYEC</text:p>
            <text:p>ES06RAM12SR01XG</text:p>
            <text:p>ES01RAM14SR01XG</text:p>
            <text:p>ES01RAM11SR01XG</text:p>
            <text:p>ES01PAP00CS00XG</text:p>
            <text:p>ES06RAM10SR01XG</text:p>
            <text:p>ES012LN03SR01XG</text:p>
            <text:p>ES06FAP00CS00XG</text:p>
            <text:p>ES06FAP00CS00XG</text:p>
            <text:p>ES012TM51SR01XG</text:p>
            <text:p>ES01HTM000AOTXG</text:p>
            <text:p>ES06HAM04SR04XM</text:p>
            <text:p>ES01HAM03SR03XM</text:p>
            <text:p>ES01PDW03SR03XM</text:p>
            <text:p>Es01hdw01sr01xg es01ham03sr03xm</text:p>
            <text:p>es06ham04sr04xm Para el resto mirar en la documentación</text:p>
          </table:table-cell>
          <table:table-cell table:style-name="ce36" office:value-type="string" calcext:value-type="string">
            <text:p>:usw: stanza's entry for:</text:p>
            <text:p>pwd_algorithm in file</text:p>
            <text:p>/etc/security/login.cfg</text:p>
            <text:p>Required on AIX 5.3 TL7 and</text:p>
            <text:p>Above.</text:p>
          </table:table-cell>
          <table:table-cell table:style-name="ce37" office:value-type="string" calcext:value-type="string">
            <text:p><text:span text:style-name="T39">Note: This setting is not required in</text:span></text:p>
            <text:p><text:span text:style-name="T39">the following situtations.</text:span></text:p>
            <text:p><text:span text:style-name="T39">1) servers which are ITM hubs due</text:span></text:p>
            <text:p><text:span text:style-name="T39">to Tivoli limitations.</text:span></text:p>
            <text:p><text:span text:style-name="T39">2) servers which are Tivoli</text:span></text:p>
            <text:p><text:span text:style-name="T39">Management Framework (TMR),</text:span></text:p>
            <text:p><text:span text:style-name="T39">including Tivoli Enterprise</text:span></text:p>
            <text:p><text:span text:style-name="T39">Consoles (TEC)</text:span></text:p>
            <text:p><text:span text:style-name="T39">3) servers which are running DB2</text:span></text:p>
            <text:p><text:span text:style-name="T39">prior to Version 9.1.</text:span></text:p>
            <text:p/>
          </table:table-cell>
          <table:table-cell table:number-columns-repeated="1019"/>
        </table:table-row>
        <table:table-row table:style-name="ro20">
          <table:table-cell table:style-name="ce22" office:value-type="string" calcext:value-type="string">
            <text:p><text:span text:style-name="T11">E.1.5.22.2 Network Settings</text:span></text:p>
            <text:p><text:span text:style-name="T12">rlogin</text:span></text:p>
            <text:p><text:span text:style-name="T12">Allowed to be active on secure internal networks</text:span></text:p>
            <text:p><text:span text:style-name="T12">Services on secure internal networks</text:span></text:p>
          </table:table-cell>
          <table:table-cell office:value-type="string" calcext:value-type="string">
            <text:p>ftelecom</text:p>
          </table:table-cell>
          <table:table-cell/>
          <table:table-cell table:style-name="ce7" office:value-type="string" calcext:value-type="string">
            <text:p><text:span text:style-name="T31">Si lo usan desde el cliente para procesos automáticos y se</text:span><text:span text:style-name="T32"> desactiva se generarían incidencias</text:span></text:p>
          </table:table-cell>
          <table:table-cell office:value-type="string" calcext:value-type="string">
            <text:p><text:span text:style-name="T31">Si lo usan desde el cliente para procesos automáticos y se</text:span><text:span text:style-name="T32"> desactiva se generarían incidencias</text:span></text:p>
          </table:table-cell>
          <table:table-cell table:number-columns-repeated="1019"/>
        </table:table-row>
        <table:table-row table:style-name="ro20">
          <table:table-cell table:style-name="ce38" office:value-type="string" calcext:value-type="string">
            <text:p><text:span text:style-name="T11">E.1.5.22.3 Network Settings</text:span></text:p>
            <text:p>Rsh</text:p>
            <text:p>Allowed to be active on secure internal networks</text:p>
            <text:p>Services on secure internal networks</text:p>
          </table:table-cell>
          <table:table-cell office:value-type="string" calcext:value-type="string">
            <text:p>ftelecom</text:p>
          </table:table-cell>
          <table:table-cell/>
          <table:table-cell table:style-name="ce7" office:value-type="string" calcext:value-type="string">
            <text:p><text:span text:style-name="T31">Si lo usan desde el cliente para procesos automáticos y se</text:span><text:span text:style-name="T32"> desactiva se generarían incidencias</text:span></text:p>
          </table:table-cell>
          <table:table-cell office:value-type="string" calcext:value-type="string">
            <text:p><text:span text:style-name="T31">Si lo usan desde el cliente para procesos automáticos y se</text:span><text:span text:style-name="T32"> desactiva se generarían incidencias</text:span></text:p>
          </table:table-cell>
          <table:table-cell table:number-columns-repeated="1019"/>
        </table:table-row>
        <table:table-row table:style-name="ro21">
          <table:table-cell office:value-type="string" calcext:value-type="string">
            <text:p>Invalid OSR ACL for /var/log/sudo-io/00/00/2E, Owner: root, Group: ibmadmin,</text:p>
            <text:p>Permissions: drwx------ , should not be</text:p>
            <text:p/>
            <text:p>world-writable or have incorrect ownership---</text:p>
            <text:p>ENDESA AIX Solaris-puede ser este dirctorio o 2D,2C.....</text:p>
          </table:table-cell>
          <table:table-cell office:value-type="string" calcext:value-type="string">
            <text:p>endesa</text:p>
          </table:table-cell>
          <table:table-cell/>
          <table:table-cell table:style-name="ce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office:value-type="string" calcext:value-type="string">
            <text:p>Changing group owner for this file can</text:p>
            <text:p>cause the service to fail.</text:p>
          </table:table-cell>
          <table:table-cell table:number-columns-repeated="1019"/>
        </table:table-row>
        <table:table-row table:style-name="ro21">
          <table:table-cell office:value-type="string" calcext:value-type="string">
            <text:p>Invalid permissions for /opt/IBM/ITM/logs/itm_synclock.trc,</text:p>
            <text:p/>
            <text:p>Octal permissions: 0777, Text Permissions: -rwxrwxrwx ; May</text:p>
            <text:p/>
            <text:p>not have execute permissions on any files and no write for</text:p>
            <text:p/>
            <text:p>others.---ENDESA,se pueden poner permisos 0766 pero no lo que piden (0774)</text:p>
          </table:table-cell>
          <table:table-cell office:value-type="string" calcext:value-type="string">
            <text:p>endesa</text:p>
          </table:table-cell>
          <table:table-cell/>
          <table:table-cell table:style-name="ce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office:value-type="string" calcext:value-type="string">
            <text:p>Changing group owner for this file can</text:p>
            <text:p>cause the service to fail.</text:p>
          </table:table-cell>
          <table:table-cell table:number-columns-repeated="1019"/>
        </table:table-row>
        <table:table-row table:style-name="ro22">
          <table:table-cell office:value-type="string" calcext:value-type="string">
            <text:p>BV 1.1 Password Requirements/001.1 Check password definitions (2.1 and above)</text:p>
            <text:p>3001-408 The user "ctmagent" has an invalid lastupdate attribute.</text:p>
            <text:p>The issue has occurred on EMVIOTGZT301. See description of check.</text:p>
            <text:p>VIOS ENDESA</text:p>
          </table:table-cell>
          <table:table-cell office:value-type="string" calcext:value-type="string">
            <text:p>endesa</text:p>
          </table:table-cell>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22">This is a client/system user.</text:span></text:p>
            <text:p><text:span text:style-name="T22">We should not change password settings for client/system users</text:span></text:p>
            <text:p><text:span text:style-name="T22">before consulting with the customer.</text:span></text:p>
          </table:table-cell>
          <table:table-cell table:number-columns-repeated="1019"/>
        </table:table-row>
        <table:table-row table:style-name="ro16">
          <table:table-cell office:value-type="string" calcext:value-type="string">
            <text:p>AV.2.2.1.1 <text:s/>Passphrases—borrar fichero id_rsa</text:p>
          </table:table-cell>
          <table:table-cell office:value-type="string" calcext:value-type="string">
            <text:p>todos</text:p>
          </table:table-cell>
          <table:table-cell office:value-type="string" calcext:value-type="string">
            <text:p>Para los usuarios C y para usuarios q nos confirmen los técnicos que no podemos borrar</text:p>
          </table:table-cell>
          <table:table-cell table:style-name="ce7" office:value-type="string" calcext:value-type="string">
            <text:p>If a private key is not cifrated it could compromise the transmission</text:p>
            <text:p>Of the information</text:p>
          </table:table-cell>
          <table:table-cell table:style-name="ce4" office:value-type="string" calcext:value-type="string">
            <text:p>User NOMBRE_DEL_USUARIO <text:s/>is a client user, deleting the private key could supose to stop the application to work</text:p>
          </table:table-cell>
          <table:table-cell table:number-columns-repeated="1019"/>
        </table:table-row>
        <table:table-row table:style-name="ro4">
          <table:table-cell table:style-name="ce39" office:value-type="string" calcext:value-type="string">
            <office:annotation draw:style-name="gr1" draw:text-style-name="P2" svg:width="8.44cm" svg:height="1.032cm" svg:x="4.207cm" svg:y="113.489cm" draw:caption-point-x="4.567cm" draw:caption-point-y="55.76cm">
              <dc:date>2021-08-30T00:00:00</dc:date>
              <text:p text:style-name="P1"><text:span text:style-name="T5">DETAIL:</text:span></text:p>
              <text:p text:style-name="P1"><text:span text:style-name="T5">M</text:span><text:span text:style-name="T6">aximum Password Age Requirement = 90 in /etc/login.defs</text:span></text:p>
            </office:annotation>
            <text:p>1.1 Password Requirements/Password MAX Age \etc\login.defs</text:p>
            <text:p>Incorrect System Default maximum password age in login.defs: 99999, should be set to 90 days</text:p>
          </table:table-cell>
          <table:table-cell table:style-name="ce39" office:value-type="string" calcext:value-type="string">
            <text:p>CESCE</text:p>
          </table:table-cell>
          <table:table-cell office:value-type="string" calcext:value-type="string">
            <text:p>Modificar en /etc/login.defs MAXAGE</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 office:value-type="string" calcext:value-type="string">
            <text:p>The customer user could stop responding if the password is changed.</text:p>
          </table:table-cell>
          <table:table-cell table:number-columns-repeated="1019"/>
        </table:table-row>
        <table:table-row table:style-name="ro8">
          <table:table-cell table:style-name="ce39" office:value-type="string" calcext:value-type="string">
            <text:p>1.9 Protecting Resources-User Resources/Default UMASK Restriction</text:p>
            <text:p>Default Umask Invalid or missing. Umask should be REDHAT Default UMASK setting is missing from /etc/bashrc. UMASK should be set to 77</text:p>
          </table:table-cell>
          <table:table-cell table:style-name="ce39" office:value-type="string" calcext:value-type="string">
            <text:p>CESCE</text:p>
          </table:table-cell>
          <table:table-cell/>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 office:value-type="string" calcext:value-type="string">
            <text:p>Some Services or processes might be stopped for that</text:p>
          </table:table-cell>
          <table:table-cell table:number-columns-repeated="1019"/>
        </table:table-row>
        <table:table-row table:style-name="ro16">
          <table:table-cell table:style-name="ce40" office:value-type="string" calcext:value-type="string">
            <text:p>/tmp <text:s/>,/var/tmp,/ptfs</text:p>
          </table:table-cell>
          <table:table-cell office:value-type="string" calcext:value-type="string">
            <text:p>Todos</text:p>
          </table:table-cell>
          <table:table-cell office:value-type="string" calcext:value-type="string">
            <text:p>no ponemos 2-doc pero no se puede hacer ,</text:p>
            <text:p>Es un error de extracción</text:p>
            <text:p/>
          </table:table-cell>
          <table:table-cell table:style-name="ce7"/>
          <table:table-cell table:number-columns-repeated="1020"/>
        </table:table-row>
        <table:table-row table:style-name="ro23">
          <table:table-cell table:style-name="ce39" office:value-type="string" calcext:value-type="string">
            <text:p>Nos sale una desviación sobre el fichero /etc/syslog.conf</text:p>
            <text:p>Pero no está en uso,el q se utiliza es el /etc/syslog-ng/syslog-ng.conf</text:p>
          </table:table-cell>
          <table:table-cell table:number-columns-repeated="2"/>
          <table:table-cell table:style-name="ce109" table:content-validation-name="val1" office:value-type="string" calcext:value-type="string">
            <text:p>El fichero /etc/syslog.conf no existe pq es un SUSE 11,existe el</text:p>
            <text:p>/etc/syslog-ng/syslog-ng.conf que está bien configurado.</text:p>
          </table:table-cell>
          <table:table-cell table:style-name="ce42" table:content-validation-name="val1" office:value-type="string" calcext:value-type="string">
            <text:p>El fichero /etc/syslog.conf no existe pq es un SUSE 11,existe el</text:p>
            <text:p>/etc/syslog-ng/syslog-ng.conf que está bien configurado.</text:p>
          </table:table-cell>
          <table:table-cell table:number-columns-repeated="1019"/>
        </table:table-row>
        <table:table-row table:style-name="ro5">
          <table:table-cell table:style-name="ce39" office:value-type="string" calcext:value-type="string">
            <text:p>Nos sale una desviación sobre el fichero /etc/syslog.conf</text:p>
            <text:p>Pero no está en uso,el q se utiliza es el /etc/rsyslog.conf</text:p>
          </table:table-cell>
          <table:table-cell table:number-columns-repeated="2"/>
          <table:table-cell table:style-name="ce7" office:value-type="string" calcext:value-type="string">
            <text:p>El fichero /etc/syslog.conf no existe porque es un Red Hat Enterprise</text:p>
            <text:p>Linux Server release 5.9 (Tikanga),existe el /etc/rsyslog.conf</text:p>
            <text:p>Que está bien configurado.</text:p>
          </table:table-cell>
          <table:table-cell table:style-name="ce4" office:value-type="string" calcext:value-type="string">
            <text:p>El fichero /etc/syslog.conf no existe porque es un Red Hat Enterprise</text:p>
            <text:p>Linux Server release 5.9 (Tikanga),existe el /etc/rsyslog.conf</text:p>
            <text:p>Que está bien configurado.</text:p>
          </table:table-cell>
          <table:table-cell table:number-columns-repeated="1019"/>
        </table:table-row>
        <table:table-row table:style-name="ro24">
          <table:table-cell table:style-name="ce39" office:value-type="string" calcext:value-type="string">
            <text:p><text:span text:style-name="T13">1.8 Protecting Resources-OSRs/Faillog Permission Restriction</text:span></text:p>
            <text:p><text:span text:style-name="T14">Invalid permissions for /var/log/faillog, Owner: root, Group: root, Permissions: 0755, should be 0600</text:span></text:p>
          </table:table-cell>
          <table:table-cell office:value-type="string" calcext:value-type="string">
            <text:p>Endesa</text:p>
            <text:p>Para FT linux si se cambia,consultado con David Rite</text:p>
          </table:table-cell>
          <table:table-cell table:style-name="ce43" office:value-type="string" calcext:value-type="string">
            <text:p>Los permisos correctos son 640 .</text:p>
          </table:table-cell>
          <table:table-cell table:style-name="ce7" office:value-type="string" calcext:value-type="string">
            <text:p><text:span text:style-name="T14">The incorrect configuration of file system permissions could allow</text:span></text:p>
            <text:p><text:span text:style-name="T14">potential attackers, using valid user or service accounts risking</text:span></text:p>
            <text:p><text:span text:style-name="T14">the entire system and allowing: Obtaining confidential information,</text:span></text:p>
            <text:p><text:span text:style-name="T14">using accounts with READ permission, upload to the machine tools,</text:span></text:p>
            <text:p><text:span text:style-name="T14">scripts or executables using accounts with WRITE permission, Run</text:span></text:p>
            <text:p><text:span text:style-name="T14">remote Shells to appropriate privileged users. Impersonate-system</text:span></text:p>
            <text:p><text:span text:style-name="T14">Services with special permissions. Inadequate permissions over</text:span></text:p>
            <text:p><text:span text:style-name="T14">system partition are especially dangerous. A mismanagement of them</text:span></text:p>
            <text:p><text:span text:style-name="T14">puts at risk the security and confidentiality of the entire system.</text:span></text:p>
          </table:table-cell>
          <table:table-cell office:value-type="string" calcext:value-type="string">
            <text:p><text:span text:style-name="T22">Changing group owner for this file can</text:span></text:p>
            <text:p><text:span text:style-name="T22">cause the service to fail.</text:span></text:p>
          </table:table-cell>
          <table:table-cell table:number-columns-repeated="1019"/>
        </table:table-row>
        <table:table-row table:style-name="ro8">
          <table:table-cell office:value-type="string" calcext:value-type="string">
            <text:p>1.8 Protecting Resources-OSRs/OSR Directory Restrictions Invalid OSR ACL for /usr/ibm/common/acsi/jre/lib/desktop/applications/sun_java.desktop, Owner: root, Group: root, Permissions: -rwxrwxrwx., Settings for other on this directory must be r-x or more stringent</text:p>
          </table:table-cell>
          <table:table-cell office:value-type="string" calcext:value-type="string">
            <text:p>CESCE</text:p>
          </table:table-cell>
          <table:table-cell table:style-name="ce39"/>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 office:value-type="string" calcext:value-type="string">
            <text:p>Some services for processes can be stopped for that</text:p>
          </table:table-cell>
          <table:table-cell table:number-columns-repeated="1019"/>
        </table:table-row>
        <table:table-row table:style-name="ro8">
          <table:table-cell table:style-name="ce39" office:value-type="string" calcext:value-type="string">
            <text:p><text:s/>Quitar permiso de escritura para others a /opt/IBM/ITM/aix526/um</text:p>
          </table:table-cell>
          <table:table-cell office:value-type="string" calcext:value-type="string">
            <text:p>Endesa</text:p>
          </table:table-cell>
          <table:table-cell table:style-name="ce39" office:value-type="string" calcext:value-type="string">
            <text:p>Para los servidores:<text:span text:style-name="T23">brsyrz003brsyrz004brsyrz003pre brsyrz004prebrsyfz003brsyfz004brsyfz003prebrsyfz004prebrsyrz001desbrsyfz001des BRSYRZ003RACI</text:span></text:p>
            <text:p/>
          </table:table-cell>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 office:value-type="string" calcext:value-type="string">
            <text:p>Some services for processes can be stopped for that</text:p>
          </table:table-cell>
          <table:table-cell table:number-columns-repeated="1019"/>
        </table:table-row>
        <table:table-row table:style-name="ro25">
          <table:table-cell table:style-name="ce39" office:value-type="string" calcext:value-type="string">
            <text:p>SERVIDORES CENTOS de Nexthink – son appliance. No se hacen las desviaciones, se envia un correo a Ana Rueda para que los cancele</text:p>
            <text:p>ENDESA LINUX</text:p>
            <text:p/>
            <text:p>EMNTKL101</text:p>
            <text:p>EMNTKL101PRE</text:p>
            <text:p>EMNTKL102</text:p>
            <text:p>EMNTKL102PRE</text:p>
            <text:p>EMNTKL103</text:p>
            <text:p>EMNTKL103PRE</text:p>
            <text:p>EMNTKL104</text:p>
            <text:p>EMNTKL104PRE</text:p>
            <text:p>EMNTKL105</text:p>
            <text:p>EMNTKL105PRE</text:p>
          </table:table-cell>
          <table:table-cell office:value-type="string" calcext:value-type="string">
            <text:p>Endesa</text:p>
          </table:table-cell>
          <table:table-cell office:value-type="string" calcext:value-type="string">
            <text:p>EMNTKL101</text:p>
            <text:p>EMNTKL101PRE</text:p>
            <text:p>EMNTKL102</text:p>
            <text:p>EMNTKL102PRE</text:p>
            <text:p>EMNTKL103</text:p>
            <text:p>EMNTKL103PRE</text:p>
            <text:p>EMNTKL104</text:p>
            <text:p>EMNTKL104PRE</text:p>
            <text:p>EMNTKL105</text:p>
            <text:p>EMNTKL105PRE</text:p>
          </table:table-cell>
          <table:table-cell table:style-name="ce7" office:value-type="string" calcext:value-type="string">
            <text:p>No hay q realizarlos</text:p>
            <text:p><text:span text:style-name="T9">SERVIDORES CENTOS de Nexthink – son appliance. No se hacen las desviaciones, se envia un correo a Ana Rueda para que los cancele</text:span></text:p>
          </table:table-cell>
          <table:table-cell table:number-columns-repeated="1020"/>
        </table:table-row>
        <table:table-row table:style-name="ro12">
          <table:table-cell table:style-name="ce44" office:value-type="string" calcext:value-type="string">
            <text:p> E.1.5.22.3  Network Settings</text:p>
          </table:table-cell>
          <table:table-cell office:value-type="string" calcext:value-type="string">
            <text:p>Endesa aix</text:p>
          </table:table-cell>
          <table:table-cell office:value-type="string" calcext:value-type="string">
            <text:p>Para los gpfs no se modifica" . Para saber si es un gpfs</text:p>
            <text:p>root@emeolz468:/&gt; mount|grep mmfs</text:p>
            <text:p>/dev/oragpfs /oragpfs mmfs Oct 24 16:57 rw,mtime,atime,dev=oragpfs</text:p>
            <text:p/>
          </table:table-cell>
          <table:table-cell table:style-name="ce7" office:value-type="string" calcext:value-type="string">
            <text:p>Tenet el servicio rsh activo implica que un usuario que tenga permisos de root en cualquier máquina de las del cluster gpfs podrá conectarse a cualquier otra máquina del cluster como root sin contraseña</text:p>
          </table:table-cell>
          <table:table-cell table:style-name="ce4" office:value-type="string" calcext:value-type="string">
            <text:p>Para el servicio GPFS es necesario el servicio rsh, si no se permite dejará de ser administrable el GPFS</text:p>
          </table:table-cell>
          <table:table-cell table:number-columns-repeated="1019"/>
        </table:table-row>
        <table:table-row table:style-name="ro12">
          <table:table-cell table:style-name="ce39" office:value-type="string" calcext:value-type="string">
            <text:p>E.1.5.12.104 <text:s/>Network Settings</text:p>
          </table:table-cell>
          <table:table-cell office:value-type="string" calcext:value-type="string">
            <text:p>Endesa aix</text:p>
          </table:table-cell>
          <table:table-cell office:value-type="string" calcext:value-type="string">
            <text:p>Para los gpfs no se modifica" . Para saber si es un gpfs</text:p>
            <text:p>root@emeolz468:/&gt; mount|grep mmfs</text:p>
            <text:p>/dev/oragpfs /oragpfs mmfs Oct 24 16:57 rw,mtime,atime,dev=oragpfs</text:p>
            <text:p/>
          </table:table-cell>
          <table:table-cell table:style-name="ce7" office:value-type="string" calcext:value-type="string">
            <text:p>Tenet el servicio rsh activo implica que un usuario que tenga permisos de root en cualquier máquina de las del cluster gpfs podrá conectarse a cualquier otra máquina del cluster como root sin contraseña</text:p>
          </table:table-cell>
          <table:table-cell table:style-name="ce4" office:value-type="string" calcext:value-type="string">
            <text:p>Para el servicio GPFS es necesario el servicio rsh, si no se permite dejará de ser administrable el GPFS</text:p>
          </table:table-cell>
          <table:table-cell table:number-columns-repeated="1019"/>
        </table:table-row>
        <table:table-row table:style-name="ro26">
          <table:table-cell table:style-name="ce39" office:value-type="string" calcext:value-type="string">
            <text:p>Prohibited Services/Prohibited Processes</text:p>
            <text:p>UDP Port 69 prohibited if not required to support application</text:p>
          </table:table-cell>
          <table:table-cell office:value-type="string" calcext:value-type="string">
            <text:p>Infra</text:p>
          </table:table-cell>
          <table:table-cell office:value-type="string" calcext:value-type="string">
            <text:p>el puerto 69 udp lo utiliza el tftp, que es algo necesario por parte del equipo de netrworking (Ricardo Cipres)</text:p>
          </table:table-cell>
          <table:table-cell table:style-name="ce45" office:value-type="string" calcext:value-type="string">
            <text:p>Prohibited Services/Prohibited Processes</text:p>
          </table:table-cell>
          <table:table-cell table:style-name="ce46" office:value-type="string" calcext:value-type="string">
            <text:p>what product/tool use this port -&gt; Voyence</text:p>
          </table:table-cell>
          <table:table-cell table:number-columns-repeated="1019"/>
        </table:table-row>
        <table:table-row table:style-name="ro24">
          <table:table-cell table:style-name="ce39" office:value-type="string" calcext:value-type="string">
            <text:p>BV 1.5 Network Settings/002.1 Disable unsecure commands (2.1 and above)</text:p>
            <text:p>The command /var/adm/sulog must be disabled by settings rights to 0000. Current setting: 0600.</text:p>
          </table:table-cell>
          <table:table-cell office:value-type="string" calcext:value-type="string">
            <text:p>Ftelecom</text:p>
          </table:table-cell>
          <table:table-cell/>
          <table:table-cell table:style-name="ce7" office:value-type="string" calcext:value-type="string">
            <text:p><text:span text:style-name="T14">The incorrect configuration of file system permissions could allow</text:span></text:p>
            <text:p><text:span text:style-name="T14">potential attackers, using valid user or service accounts risking</text:span></text:p>
            <text:p><text:span text:style-name="T14">the entire system and allowing: Obtaining confidential information,</text:span></text:p>
            <text:p><text:span text:style-name="T14">using accounts with READ permission, upload to the machine tools,</text:span></text:p>
            <text:p><text:span text:style-name="T14">scripts or executables using accounts with WRITE permission, Run</text:span></text:p>
            <text:p><text:span text:style-name="T14">remote Shells to appropriate privileged users. Impersonate-system</text:span></text:p>
            <text:p><text:span text:style-name="T14">Services with special permissions. Inadequate permissions over</text:span></text:p>
            <text:p><text:span text:style-name="T14">system partition are especially dangerous. A mismanagement of them</text:span></text:p>
            <text:p><text:span text:style-name="T14">puts at risk the security and confidentiality of the entire system.</text:span></text:p>
          </table:table-cell>
          <table:table-cell office:value-type="string" calcext:value-type="string">
            <text:p><text:span text:style-name="T22">Changing group owner for this file can</text:span></text:p>
            <text:p><text:span text:style-name="T22">cause the service to fail.</text:span></text:p>
          </table:table-cell>
          <table:table-cell table:number-columns-repeated="1019"/>
        </table:table-row>
        <table:table-row table:style-name="ro27">
          <table:table-cell table:style-name="ce39" office:value-type="string" calcext:value-type="string">
            <text:p><text:span text:style-name="T15">1.1 Password Requirements/Password File Restrictions</text:span></text:p>
            <text:p><text:span text:style-name="T15">Password defined in /etc/passwd instead of /etc/security/passwd for UserID: avb2002</text:span></text:p>
          </table:table-cell>
          <table:table-cell table:style-name="ce39" office:value-type="string" calcext:value-type="string">
            <text:p>Endesa aix</text:p>
          </table:table-cell>
          <table:table-cell table:style-name="ce39" office:value-type="string" calcext:value-type="string">
            <text:p>Preguntar al técnico –este es un caso muy concreto aparecido en un servidor únicamente</text:p>
          </table:table-cell>
          <table:table-cell table:style-name="ce47" office:value-type="string" calcext:value-type="string">
            <text:p>Las password en el fichero /etc/passwd son visibles para todos los usuarios y, aunque estan encriptadas, podrian averiguarse.</text:p>
          </table:table-cell>
          <table:table-cell table:style-name="ce39" office:value-type="string" calcext:value-type="string">
            <text:p>En este servidor, por necesidad de los usuarios de las puertas AVB, estas passwords deben estar en el fichero /etc/passwd</text:p>
          </table:table-cell>
          <table:table-cell table:number-columns-repeated="1019"/>
        </table:table-row>
        <table:table-row table:style-name="ro24">
          <table:table-cell office:value-type="string" calcext:value-type="string">
            <text:p>1.8 Protecting Resources-OSRs/OSR Directory Restrictions Invalid OSR ACL for /etc/zabbix, Owner: zabbix, Group: avbgrp, Permissions: drwx-------, must not be world-writable or have incorrect ownership</text:p>
          </table:table-cell>
          <table:table-cell office:value-type="string" calcext:value-type="string">
            <text:p>Endesa</text:p>
          </table:table-cell>
          <table:table-cell/>
          <table:table-cell table:style-name="ce7" office:value-type="string" calcext:value-type="string">
            <text:p><text:span text:style-name="T14">The incorrect configuration of file system permissions could allow</text:span></text:p>
            <text:p><text:span text:style-name="T14">potential attackers, using valid user or service accounts risking</text:span></text:p>
            <text:p><text:span text:style-name="T14">the entire system and allowing: Obtaining confidential information,</text:span></text:p>
            <text:p><text:span text:style-name="T14">using accounts with READ permission, upload to the machine tools,</text:span></text:p>
            <text:p><text:span text:style-name="T14">scripts or executables using accounts with WRITE permission, Run</text:span></text:p>
            <text:p><text:span text:style-name="T14">remote Shells to appropriate privileged users. Impersonate-system</text:span></text:p>
            <text:p><text:span text:style-name="T14">Services with special permissions. Inadequate permissions over</text:span></text:p>
            <text:p><text:span text:style-name="T14">system partition are especially dangerous. A mismanagement of them</text:span></text:p>
            <text:p><text:span text:style-name="T14">puts at risk the security and confidentiality of the entire system.</text:span></text:p>
          </table:table-cell>
          <table:table-cell office:value-type="string" calcext:value-type="string">
            <text:p><text:span text:style-name="T22">Changing group owner for this file can</text:span></text:p>
            <text:p><text:span text:style-name="T22">cause the service to fail.</text:span></text:p>
          </table:table-cell>
          <table:table-cell table:number-columns-repeated="1019"/>
        </table:table-row>
        <table:table-row table:style-name="ro24">
          <table:table-cell office:value-type="string" calcext:value-type="string">
            <text:p>1.8 Protecting Resources-OSRs/OSR Directory Restrictions Invalid OSR ACL for /etc/zabbix/.profile, Owner: zabbix, Group: avbgrp, Permissions: -rwx-------, must not be world-writable or have incorrect ownership</text:p>
          </table:table-cell>
          <table:table-cell office:value-type="string" calcext:value-type="string">
            <text:p>Endesa</text:p>
          </table:table-cell>
          <table:table-cell/>
          <table:table-cell table:style-name="ce7" office:value-type="string" calcext:value-type="string">
            <text:p><text:span text:style-name="T14">The incorrect configuration of file system permissions could allow</text:span></text:p>
            <text:p><text:span text:style-name="T14">potential attackers, using valid user or service accounts risking</text:span></text:p>
            <text:p><text:span text:style-name="T14">the entire system and allowing: Obtaining confidential information,</text:span></text:p>
            <text:p><text:span text:style-name="T14">using accounts with READ permission, upload to the machine tools,</text:span></text:p>
            <text:p><text:span text:style-name="T14">scripts or executables using accounts with WRITE permission, Run</text:span></text:p>
            <text:p><text:span text:style-name="T14">remote Shells to appropriate privileged users. Impersonate-system</text:span></text:p>
            <text:p><text:span text:style-name="T14">Services with special permissions. Inadequate permissions over</text:span></text:p>
            <text:p><text:span text:style-name="T14">system partition are especially dangerous. A mismanagement of them</text:span></text:p>
            <text:p><text:span text:style-name="T14">puts at risk the security and confidentiality of the entire system.</text:span></text:p>
          </table:table-cell>
          <table:table-cell office:value-type="string" calcext:value-type="string">
            <text:p><text:span text:style-name="T22">Changing group owner for this file can</text:span></text:p>
            <text:p><text:span text:style-name="T22">cause the service to fail.</text:span></text:p>
          </table:table-cell>
          <table:table-cell table:number-columns-repeated="1019"/>
        </table:table-row>
        <table:table-row table:style-name="ro24">
          <table:table-cell table:style-name="ce39" office:value-type="string" calcext:value-type="string">
            <text:p>cambiar permisos al fichero :/etc/rc.tcpip <text:s/>--los <text:s/>permisos correctos son 744 otra cosa NO PONER!!!</text:p>
          </table:table-cell>
          <table:table-cell office:value-type="string" calcext:value-type="string">
            <text:p>IGS/GSNI</text:p>
          </table:table-cell>
          <table:table-cell/>
          <table:table-cell table:style-name="ce7" office:value-type="string" calcext:value-type="string">
            <text:p><text:span text:style-name="T14">The incorrect configuration of file system permissions could allow</text:span></text:p>
            <text:p><text:span text:style-name="T14">potential attackers, using valid user or service accounts risking</text:span></text:p>
            <text:p><text:span text:style-name="T14">the entire system and allowing: Obtaining confidential information,</text:span></text:p>
            <text:p><text:span text:style-name="T14">using accounts with READ permission, upload to the machine tools,</text:span></text:p>
            <text:p><text:span text:style-name="T14">scripts or executables using accounts with WRITE permission, Run</text:span></text:p>
            <text:p><text:span text:style-name="T14">remote Shells to appropriate privileged users. Impersonate-system</text:span></text:p>
            <text:p><text:span text:style-name="T14">Services with special permissions. Inadequate permissions over</text:span></text:p>
            <text:p><text:span text:style-name="T14">system partition are especially dangerous. A mismanagement of them</text:span></text:p>
            <text:p><text:span text:style-name="T14">puts at risk the security and confidentiality of the entire system.</text:span></text:p>
          </table:table-cell>
          <table:table-cell office:value-type="string" calcext:value-type="string">
            <text:p><text:span text:style-name="T22">Changing group owner for this file can</text:span></text:p>
            <text:p><text:span text:style-name="T22">cause the service to fail.</text:span></text:p>
          </table:table-cell>
          <table:table-cell table:number-columns-repeated="1019"/>
        </table:table-row>
        <table:table-row table:style-name="ro28">
          <table:table-cell table:style-name="ce39" office:value-type="string" calcext:value-type="string">
            <text:p>Invalid OSR ACL for /usr/sap/PRP/DVEBMGS10/lost+found/#525809, Owner: 536870913, Group: 536888671, Permissions: dr-x-wsrwx , Settings for other on this directory must be r-x or more stringent</text:p>
          </table:table-cell>
          <table:table-cell office:value-type="string" calcext:value-type="string">
            <text:p>Todos</text:p>
          </table:table-cell>
          <table:table-cell table:style-name="ce39" office:value-type="string" calcext:value-type="string">
            <text:p>no cambiar los permisos de forma general al directorio lost+found</text:p>
          </table:table-cell>
          <table:table-cell table:style-name="ce47" office:value-type="string" calcext:value-type="string">
            <text:p>Los ficheros de los directorios los+found tienen permisos para todos los usuarios conectados a una maquina</text:p>
          </table:table-cell>
          <table:table-cell table:style-name="ce39" office:value-type="string" calcext:value-type="string">
            <text:p>En el directorio lost+found se quedan bloques dañados, son ficheros que no se usan. Habria que recrear el FS y formatearlo de nuevo para quitar esos ficheros que se han metido ahi al chequear y reparar un FS.</text:p>
          </table:table-cell>
          <table:table-cell table:number-columns-repeated="1019"/>
        </table:table-row>
        <table:table-row table:style-name="ro4">
          <table:table-cell table:style-name="ce39" office:value-type="string" calcext:value-type="string">
            <text:p>BV 1.1 Password Requirements/001.1 Check password definitions (2.1 and above) 3001-408 <text:s/>The user "adm" has an invalid lastupdate attribute. The issue has occurred on EMVIOZT114. See description of check. (en VIOS,si los usuarios son C/S/F)</text:p>
          </table:table-cell>
          <table:table-cell office:value-type="string" calcext:value-type="string">
            <text:p>Endesa</text:p>
          </table:table-cell>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22">This is a client/system user.</text:span></text:p>
            <text:p><text:span text:style-name="T22">We should not change password settings for client/system users</text:span></text:p>
            <text:p><text:span text:style-name="T22">before consulting with the customer.</text:span></text:p>
          </table:table-cell>
          <table:table-cell table:number-columns-repeated="1019"/>
        </table:table-row>
        <table:table-row table:style-name="ro4">
          <table:table-cell table:style-name="ce39" office:value-type="string" calcext:value-type="string">
            <text:p>User igsuxat2 has incorrect Password Max Age setting of 0, should be set to 90 days. GECOS Description: ES/E/*EBHCL1/IBM/usuario igsuxat2"</text:p>
          </table:table-cell>
          <table:table-cell office:value-type="string" calcext:value-type="string">
            <text:p>IGS/GSNI</text:p>
          </table:table-cell>
          <table:table-cell table:style-name="ce39" office:value-type="string" calcext:value-type="string">
            <text:p><text:span text:style-name="T24">Evidencia: date;hostname;cat /etc/passwd|grep -i igsuxat2</text:span></text:p>
            <text:p/>
            <text:p><text:span text:style-name="T24">PTC con el comentario : "Usuario excepcionado del proyecto ipsoft dado de alta para tareas de autómatas en los servidores"</text:span></text:p>
          </table:table-cell>
          <table:table-cell table:style-name="ce7" office:value-type="string" calcext:value-type="string">
            <text:p>An incorrect passwords policy enables possible attackers to</text:p>
            <text:p>harm user/service accounts by, allowing them to access the system.</text:p>
            <text:p>Passwords with sample lapsing or without lapsing, of simple and/or</text:p>
            <text:p>reduced characters are very vulnerable to brute force attacks.</text:p>
          </table:table-cell>
          <table:table-cell table:style-name="ce9" office:value-type="string" calcext:value-type="string">
            <text:p><text:span text:style-name="T22">This is a client/system user.</text:span></text:p>
            <text:p><text:span text:style-name="T22">We should not change password settings for client/system users</text:span></text:p>
            <text:p><text:span text:style-name="T22">before consulting with the customer.</text:span></text:p>
          </table:table-cell>
          <table:table-cell table:number-columns-repeated="1019"/>
        </table:table-row>
        <table:table-row table:style-name="ro4">
          <table:table-cell table:style-name="ce39" office:value-type="string" calcext:value-type="string">
            <text:p>2.1 Reusable Passwords/Password MAX Age shadow User icouxat1 has incorrect Password Max Age setting of 0, should be set to 90 days. GECOS Description: CZ/S/*ABJ83/IBM/IPC automation</text:p>
          </table:table-cell>
          <table:table-cell office:value-type="string" calcext:value-type="string">
            <text:p>IGS/GSNI</text:p>
          </table:table-cell>
          <table:table-cell table:style-name="ce4" office:value-type="string" calcext:value-type="string">
            <text:p><text:span text:style-name="T25">Evidencia:</text:span></text:p>
            <text:p><text:span text:style-name="T25">date;hostname</text:span></text:p>
            <text:p><text:span text:style-name="T25">cat /etc/passwd|grep -i icouxat</text:span></text:p>
            <text:p><text:span text:style-name="T25">cat /etc/group|grep -i icouxat</text:span></text:p>
            <text:p/>
            <text:p><text:span text:style-name="T25">En el cierre del issue se pondráel siguiente comentario:</text:span></text:p>
            <text:p/>
            <text:p><text:span text:style-name="T25">"Usuario excepcionado al corresponder a un usuario de sistema dado de alta para tareas de automatismos cumpliendo la condición de no pertenecer a ningún grupo de administración de la máquina"</text:span></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22">This is a client/system user.</text:span></text:p>
            <text:p><text:span text:style-name="T22">We should not change password settings for client/system users</text:span></text:p>
            <text:p><text:span text:style-name="T22">before consulting with the customer.</text:span></text:p>
          </table:table-cell>
          <table:table-cell table:number-columns-repeated="1019"/>
        </table:table-row>
        <table:table-row table:style-name="ro4">
          <table:table-cell table:style-name="ce39" office:value-type="string" calcext:value-type="string">
            <text:p>2.1 Reusable Passwords/Password MAX Age shadow User icouxat2 has incorrect Password Max Age setting of 0, should be set to 90 days. GECOS Description: CZ/S/*ABJ83/IBM/IPC automation</text:p>
          </table:table-cell>
          <table:table-cell office:value-type="string" calcext:value-type="string">
            <text:p>IGS/GSNI</text:p>
          </table:table-cell>
          <table:table-cell table:style-name="ce4" office:value-type="string" calcext:value-type="string">
            <text:p><text:span text:style-name="T25">Evidencia:</text:span></text:p>
            <text:p><text:span text:style-name="T25">date;hostname</text:span></text:p>
            <text:p><text:span text:style-name="T25">cat /etc/passwd|grep -i icouxat</text:span></text:p>
            <text:p><text:span text:style-name="T25">cat /etc/group|grep -i icouxat</text:span></text:p>
            <text:p/>
            <text:p><text:span text:style-name="T25">En el cierre del issue se pondráel siguiente comentario:</text:span></text:p>
            <text:p/>
            <text:p><text:span text:style-name="T25">"Usuario excepcionado al corresponder a un usuario de sistema dado de alta para tareas de automatismos cumpliendo la condición de no pertenecer a ningún grupo de administración de la máquina"</text:span></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22">This is a client/system user.</text:span></text:p>
            <text:p><text:span text:style-name="T22">We should not change password settings for client/system users</text:span></text:p>
            <text:p><text:span text:style-name="T22">before consulting with the customer.</text:span></text:p>
          </table:table-cell>
          <table:table-cell table:number-columns-repeated="1019"/>
        </table:table-row>
        <table:table-row table:style-name="ro29">
          <table:table-cell table:style-name="ce39" office:value-type="string" calcext:value-type="string">
            <text:p>2.1 Reusable Passwords/Password MAX Age shadow User igsuxat2 has incorrect Password Max Age setting of 0, should be set to 90 days. GECOS Description:</text:p>
            <text:p/>
            <text:p>(tampoco igsuxat1)</text:p>
          </table:table-cell>
          <table:table-cell office:value-type="string" calcext:value-type="string">
            <text:p>IGS/GSNI</text:p>
            <text:p/>
          </table:table-cell>
          <table:table-cell table:style-name="ce4" office:value-type="string" calcext:value-type="string">
            <text:p>"Evidencia:</text:p>
            <text:p>Adjuntar los siguientes ficheros:</text:p>
            <text:p>Email_Fw_ issues con usuarios icouxat1_icouxat2.pdf</text:p>
            <text:p>IPSOFT_Requerimientos de UIDS_Automation n.doc</text:p>
            <text:p>Recorte de la UA</text:p>
            <text:p/>
            <text:p/>
            <text:p>En el cierre del issue se pondráel siguiente comentario:</text:p>
            <text:p/>
            <text:p><text:span text:style-name="T26">SCL -&gt; Este usuario es del proyecto IPSOFT y se anexan requisitos y/o evidencias del proyecto en la creación de estos usuarios definidos por la central.</text:span></text:p>
            <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22">This is a client/system user.</text:span></text:p>
            <text:p><text:span text:style-name="T22">We should not change password settings for client/system users</text:span></text:p>
            <text:p><text:span text:style-name="T22">before consulting with the customer.</text:span></text:p>
          </table:table-cell>
          <table:table-cell table:number-columns-repeated="1019"/>
        </table:table-row>
        <table:table-row table:style-name="ro30">
          <table:table-cell table:style-name="ce39" office:value-type="string" calcext:value-type="string">
            <text:p><text:s/>1.9 Protecting Resources-User Resources/Default UMASK Restriction Default Umask Invalid or missing. Umask should be Default UMASK setting /etc/bashrc. UMASK should be set to 77</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text:p>
          </table:table-cell>
          <table:table-cell table:number-columns-repeated="1019"/>
        </table:table-row>
        <table:table-row table:style-name="ro31">
          <table:table-cell table:style-name="ce39" office:value-type="string" calcext:value-type="string">
            <text:p>Desviaciones para los servidores <text:span text:style-name="T16">ES014DB020SOLXG y ES014DB010SOLXG</text:span></text:p>
          </table:table-cell>
          <table:table-cell office:value-type="string" calcext:value-type="string">
            <text:p>solmelia</text:p>
          </table:table-cell>
          <table:table-cell table:style-name="ce39" office:value-type="string" calcext:value-type="string">
            <text:p>Estos servidores son los que tienen la BBDD test del maximo de S.Melia, "Clicón", y no quieren que hagamos desviaciones en ellos.</text:p>
          </table:table-cell>
          <table:table-cell table:style-name="ce47" office:value-type="string" calcext:value-type="string">
            <text:p>El riesgo lo tenemos q hacer a medida:</text:p>
            <text:p/>
            <text:p/>
            <text:p>Riesgo: teneis q poner el riesgo de seguridad asociado a cada parámetro..... ej:q la pwd es fácil de adividanr, q se accede a datos de usaurio y q no se puede determinar q tiene dicho usuario ... etc....</text:p>
            <text:p/>
          </table:table-cell>
          <table:table-cell table:style-name="ce39" office:value-type="string" calcext:value-type="string">
            <text:p><text:span text:style-name="T40">Estos servidores son los que tienen la BBDD test del maximo de S.Melia, "Clicón". Modificar parametros del sistema en ellos puede hacer que la BBDD deje de dar servicio.</text:span></text:p>
          </table:table-cell>
          <table:table-cell table:number-columns-repeated="1019"/>
        </table:table-row>
        <table:table-row table:style-name="ro32">
          <table:table-cell table:style-name="ce39" office:value-type="string" calcext:value-type="string">
            <text:p>1.4 System Controls/SUDO Only ROOT=ALL Allowed Command: ALL {5}, Grantee: IBM_AE_BAU is not allowed ALL setting. Only root=ALL is allowed.</text:p>
          </table:table-cell>
          <table:table-cell office:value-type="string" calcext:value-type="string">
            <text:p>solmelia</text:p>
          </table:table-cell>
          <table:table-cell table:style-name="ce39" office:value-type="string" calcext:value-type="string">
            <text:p>En el comentario del PTC:</text:p>
            <text:p><text:span text:style-name="T8">Motivo excepcion: El producto AE (Automation Engineer IPSoft) resuelve incidencias monitorizadas.</text:span></text:p>
            <text:p><text:span text:style-name="T8">La configuración de sudo para el producto AE permite la ejecución de dichas acciones.</text:span></text:p>
          </table:table-cell>
          <table:table-cell table:style-name="ce47" office:value-type="string" calcext:value-type="string">
            <text:p>El grupo de soporte de AE tiene acceso de administración a los servidores asíconfigurados.</text:p>
          </table:table-cell>
          <table:table-cell table:style-name="ce48" office:value-type="string" calcext:value-type="string">
            <text:p>Perdida de servicio en los servidores asíconfigurados</text:p>
          </table:table-cell>
          <table:table-cell table:number-columns-repeated="1019"/>
        </table:table-row>
        <table:table-row table:style-name="ro4">
          <table:table-cell table:style-name="ce39" office:value-type="string" calcext:value-type="string">
            <text:p><text:span text:style-name="T9">Password Requirements -minage =1 usuarios :emer/cyberark/root</text:span></text:p>
          </table:table-cell>
          <table:table-cell office:value-type="string" calcext:value-type="string">
            <text:p>solmelia</text:p>
          </table:table-cell>
          <table:table-cell office:value-type="string" calcext:value-type="string">
            <text:p><text:span text:style-name="T9">(solmelia,viene de la E.1.1.3.0)</text:span></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22">This is a client/system user.</text:span></text:p>
            <text:p><text:span text:style-name="T22">We should not change password settings for client/system users</text:span></text:p>
            <text:p><text:span text:style-name="T22">before consulting with the customer.</text:span></text:p>
          </table:table-cell>
          <table:table-cell table:number-columns-repeated="1019"/>
        </table:table-row>
        <table:table-row table:style-name="ro30">
          <table:table-cell table:style-name="ce39" office:value-type="string" calcext:value-type="string">
            <text:p>1.8 Protecting Resources-OSRs/OSR \VAR Files Restrictions Invalid permissions for /var/adm/ffdc,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30">
          <table:table-cell table:style-name="ce39" office:value-type="string" calcext:value-type="string">
            <text:p>1.8 Protecting Resources-OSRs/OSR \VAR Files Restrictions Invalid permissions for /var/adm/hist,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30">
          <table:table-cell table:style-name="ce39" office:value-type="string" calcext:value-type="string">
            <text:p>1.8 Protecting Resources-OSRs/OSR \VAR Files Restrictions Invalid permissions for /var/adm/ras,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30">
          <table:table-cell table:style-name="ce39" office:value-type="string" calcext:value-type="string">
            <text:p>1.8 Protecting Resources-OSRs/OSR \VAR Files Restrictions Invalid permissions for /var/dt/tmp,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30">
          <table:table-cell table:style-name="ce39" office:value-type="string" calcext:value-type="string">
            <text:p>1.8 Protecting Resources-OSRs/OSR \VAR Files Restrictions Invalid permissions for /var/locks,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30">
          <table:table-cell table:style-name="ce39" office:value-type="string" calcext:value-type="string">
            <text:p>1.8 Protecting Resources-OSRs/OSR \VAR Files Restrictions Invalid permissions for /var/msgs,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30">
          <table:table-cell table:style-name="ce39" office:value-type="string" calcext:value-type="string">
            <text:p>1.8 Protecting Resources-OSRs/OSR \VAR Files Restrictions Invalid permissions for /var/news,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30">
          <table:table-cell table:style-name="ce39" office:value-type="string" calcext:value-type="string">
            <text:p>1.8 Protecting Resources-OSRs/OSR \VAR Files Restrictions Invalid permissions for /var/preserve, Octal permissions: 1777, Text Permissions: drwxrwxrwt-; <text:s/>May not have execute permissions on any files and no write for others.</text:p>
          </table:table-cell>
          <table:table-cell office:value-type="string" calcext:value-type="string">
            <text:p>solmelia</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39" office:value-type="string" calcext:value-type="string">
            <text:p>Some Services or processes might be stopped for that. (SAP)</text:p>
          </table:table-cell>
          <table:table-cell table:number-columns-repeated="1019"/>
        </table:table-row>
        <table:table-row table:style-name="ro33">
          <table:table-cell table:style-name="ce39" office:value-type="string" calcext:value-type="string">
            <text:p><text:span text:style-name="T17">es01htm000aotxg—no cambiar algoritmo de contraseñas</text:span></text:p>
            <text:p><text:span text:style-name="T16">2.1 Reusable passwords/Requirement for pwd_algorithm</text:span></text:p>
            <text:p/>
            <text:p><text:span text:style-name="T16">Value is not set for pwd_algorithm. Must be any one of the following: ssha512; ssha256; ssha1; smd5.</text:span></text:p>
          </table:table-cell>
          <table:table-cell office:value-type="string" calcext:value-type="string">
            <text:p>Ftelecom</text:p>
          </table:table-cell>
          <table:table-cell/>
          <table:table-cell table:style-name="ce47" office:value-type="string" calcext:value-type="string">
            <text:p>Deje de funcionar la aplicacion de framework en el ITM5, ya que tanto los usuarios como la propia aplicacion no puede validar si se publica este algoritmo</text:p>
          </table:table-cell>
          <table:table-cell table:style-name="ce48" office:value-type="string" calcext:value-type="string">
            <text:p>Si los usuarios de la herramienta de Framework, cambian la passwd una vez cambiado el algoritmo, no podrán logarse en el aplicativo, y por tanto no podran dar soporte ni ejecutar acciones requeridas por el cliente, ocasionando asíimpacto en el negocio</text:p>
          </table:table-cell>
          <table:table-cell table:number-columns-repeated="1019"/>
        </table:table-row>
        <table:table-row table:style-name="ro30">
          <table:table-cell table:style-name="ce49" office:value-type="string" calcext:value-type="string">
            <text:p><text:span text:style-name="T18">1.8 protecting Resources-OSRs/SUDO Command Group Permissions</text:span></text:p>
            <text:p><text:span text:style-name="T18">Invalid group permissions for command file/directory: /opt/IBM/IS/InformationServer/Server, Permissions: drwxrwxr-x , Permissions for GROUP(dsadm:dsadm) must be set to r-x or more stringent.</text:span></text:p>
          </table:table-cell>
          <table:table-cell office:value-type="string" calcext:value-type="string">
            <text:p>CESCE</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8" office:value-type="string" calcext:value-type="string">
            <text:p>los privilegios son excesivos en el aplicativo del cliente y no sabemos que impacto puede tener el cambio</text:p>
          </table:table-cell>
          <table:table-cell table:number-columns-repeated="1019"/>
        </table:table-row>
        <table:table-row table:style-name="ro30">
          <table:table-cell table:style-name="ce49" office:value-type="string" calcext:value-type="string">
            <text:p><text:span text:style-name="T16">1.8 protecting Resources-OSRs/SUDO Command Group Permissions</text:span></text:p>
            <text:p><text:span text:style-name="T16">Invalid group permissions for command file/directory: /opt/IBM/IS/InformationServer/Server/DSEngine, Permissions: drwxrwxr-x , Permissions for GROUP(dsadm:dsadm) must be set to r-x or more stringent.</text:span></text:p>
          </table:table-cell>
          <table:table-cell office:value-type="string" calcext:value-type="string">
            <text:p>CESCE</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8" office:value-type="string" calcext:value-type="string">
            <text:p>los privilegios son excesivos en el aplicativo del cliente y no sabemos que impacto puede tener el cambio</text:p>
          </table:table-cell>
          <table:table-cell table:number-columns-repeated="1019"/>
        </table:table-row>
        <table:table-row table:style-name="ro30">
          <table:table-cell table:style-name="ce49" office:value-type="string" calcext:value-type="string">
            <text:p><text:span text:style-name="T16">1.8 protecting Resources-OSRs/SUDO Command Group Permissions</text:span></text:p>
            <text:p><text:span text:style-name="T16">Invalid group permissions for command file/directory: /opt/IBM/IS/InformationServer/Server/DSEngine/bin, Permissions: drwxrwxr-x , Permissions for GROUP(dsadm:dsadm) must be set to r-x or more stringent.</text:span></text:p>
          </table:table-cell>
          <table:table-cell office:value-type="string" calcext:value-type="string">
            <text:p>CESCE</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8" office:value-type="string" calcext:value-type="string">
            <text:p>los privilegios son excesivos en el aplicativo del cliente y no sabemos que impacto puede tener el cambio</text:p>
          </table:table-cell>
          <table:table-cell table:number-columns-repeated="1019"/>
        </table:table-row>
        <table:table-row table:style-name="ro7">
          <table:table-cell table:style-name="ce49" office:value-type="string" calcext:value-type="string">
            <text:p/>
            <text:p><text:span text:style-name="T8">1.8 Protecting Resources-OSRs/OSR Directory Restrictions Invalid OSR ACL for /usr/ibm/common/acsi/jre/lib/desktop/applications/sun_java.desktop, Owner: root, Group: root, Permissions: -rwxrwxrwx., Settings for other on this directory must be r-x or more stringent</text:span></text:p>
          </table:table-cell>
          <table:table-cell office:value-type="string" calcext:value-type="string">
            <text:p>cesce</text:p>
          </table:table-cell>
          <table:table-cell/>
          <table:table-cell table:style-name="ce4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8" office:value-type="string" calcext:value-type="string">
            <text:p>Some services for processes can be stopped for that</text:p>
          </table:table-cell>
          <table:table-cell table:number-columns-repeated="1019"/>
        </table:table-row>
        <table:table-row table:style-name="ro11">
          <table:table-cell table:style-name="ce49" office:value-type="string" calcext:value-type="string">
            <text:p>1.1 Password Requirements/SSH PermitRootLogin Restriction Invalid setting (value: yes) for sshd (processPID: 1315) in parameter 'PermitRootLogin': must be set to 'no' <text:s/>or 'without-password'.</text:p>
          </table:table-cell>
          <table:table-cell office:value-type="string" calcext:value-type="string">
            <text:p>cesce</text:p>
          </table:table-cell>
          <table:table-cell/>
          <table:table-cell table:style-name="ce7" office:value-type="string" calcext:value-type="string">
            <text:p>By restricting root login through ssh, a user is forced to use a regular</text:p>
            <text:p>account to login, and perform su to gain root acces. Root access is</text:p>
            <text:p>achieved by logging into a regular non-privileged userid, and then su</text:p>
            <text:p>To provide an audit trail</text:p>
          </table:table-cell>
          <table:table-cell table:style-name="ce4" office:value-type="string" calcext:value-type="string">
            <text:p>Configuration is needed to perform server activities.</text:p>
          </table:table-cell>
          <table:table-cell table:number-columns-repeated="1019"/>
        </table:table-row>
        <table:table-row table:style-name="ro34">
          <table:table-cell table:style-name="ce49" office:value-type="string" calcext:value-type="string">
            <text:p><text:span text:style-name="T8">Configuration file: "/etc/samba/smb.conf", share name: "ems7222-log". Parameter "create mask" 0744 (from global section) is set to world-readable access at file creation. It must be corrected.</text:span></text:p>
            <text:p/>
            <text:p/>
            <text:p><text:span text:style-name="T8">Configuration file: "/etc/samba/smb.conf", share name: "ems7222-log". Parameter "directory mask" 0755 (from global section) is set to world-readable access at file creation. It must be corrected.</text:span></text:p>
            <text:p/>
            <text:p/>
            <text:p><text:span text:style-name="T8">Configuration file: "/etc/samba/smb.conf", share name: "logs-administrator". Parameter "create mask" 0744 (from global section) is set to world-readable access at file creation. It must be corrected.</text:span></text:p>
            <text:p/>
            <text:p/>
            <text:p><text:span text:style-name="T8">Configuration file: "/etc/samba/smb.conf", share name: "logs-administrator". Parameter "directory mask" 0755 (from global section) is set to world-readable access at file creation. It must be corrected.</text:span></text:p>
            <text:p/>
            <text:p/>
            <text:p><text:span text:style-name="T8">Configuration file: "/etc/samba/smb.conf", share name: "logs-servicios". Parameter "create mask" 0744 (from global section) is set to world-readable access at file creation. It must be corrected.</text:span></text:p>
            <text:p/>
            <text:p/>
            <text:p><text:span text:style-name="T8">Configuration file: "/etc/samba/smb.conf", share name: "logs-servicios". Parameter "directory mask" 0755 (from global section) is set to world-readable access at file creation. It must be corrected.</text:span></text:p>
          </table:table-cell>
          <table:table-cell office:value-type="string" calcext:value-type="string">
            <text:p>Liberbank</text:p>
          </table:table-cell>
          <table:table-cell office:value-type="string" calcext:value-type="string">
            <text:p>2-doc para el servidor <text:span text:style-name="T16">SVTTIBCO1D</text:span></text:p>
          </table:table-cell>
          <table:table-cell table:style-name="ce7"/>
          <table:table-cell table:number-columns-repeated="1020"/>
        </table:table-row>
        <table:table-row table:style-name="ro4">
          <table:table-cell table:style-name="ce49" office:value-type="string" calcext:value-type="string">
            <text:p>Desviaciones de SAMBA en las que hay que tocar el fichero de configuración, /etc/samba/smb.conf</text:p>
          </table:table-cell>
          <table:table-cell office:value-type="string" calcext:value-type="string">
            <text:p>Liberbank</text:p>
          </table:table-cell>
          <table:table-cell table:style-name="ce49" office:value-type="string" calcext:value-type="string">
            <text:p>se excepcionan siempre las modificaciones del fichero de configuracion</text:p>
          </table:table-cell>
          <table:table-cell table:style-name="ce7" office:value-type="string" calcext:value-type="string">
            <text:p>Liberbank considera que es mayor el riesgo de provocar algún impacto/incidencia debida a las modificaciones por la ejecución de procesos de seguridad (Health Checking e instalación de parches) que el riesgo que presentan estos equipos por no aplicarse las políticas de los controles de seguridad definidos en ISeC (parámetros técnicos, retención de logs, actualización de parches de seguridad, etc..).</text:p>
          </table:table-cell>
          <table:table-cell table:style-name="ce51" office:value-type="string" calcext:value-type="string">
            <text:p>Deviations in SAMBA servers cannot be corrected without a direct request from Liberbank.</text:p>
          </table:table-cell>
          <table:table-cell table:number-columns-repeated="1019"/>
        </table:table-row>
        <table:table-row table:style-name="ro4">
          <table:table-cell table:style-name="ce49" office:value-type="string" calcext:value-type="string">
            <text:p/>
            <text:p><text:span text:style-name="T8">AU.1.9 User Resources/001 Publicly accessible directoriesConfiguration file: "/etc/samba/smb.conf", share name: "logs-syslogs". Parameter "create mask" 0744 (from global section) is set to world-readable access at file creation. It must be corrected.</text:span></text:p>
          </table:table-cell>
          <table:table-cell office:value-type="string" calcext:value-type="string">
            <text:p>Liberbank</text:p>
          </table:table-cell>
          <table:table-cell table:style-name="ce49"/>
          <table:table-cell table:style-name="ce31" office:value-type="string" calcext:value-type="string">
            <text:p>Se pueden crear ficheros/directorios de configuración de aplicación SAMBA con máscara inadecuada.</text:p>
          </table:table-cell>
          <table:table-cell table:style-name="ce51" office:value-type="string" calcext:value-type="string">
            <text:p>Podrían verse afectados procesos del cliente.</text:p>
          </table:table-cell>
          <table:table-cell table:number-columns-repeated="1019"/>
        </table:table-row>
        <table:table-row table:style-name="ro11">
          <table:table-cell table:style-name="ce51" office:value-type="string" calcext:value-type="string">
            <text:p>AU.1.9 User Resources/001 Publicly accessible directories Configuration file: "/etc/samba/smb.conf", share name: "logs-syslogs". Parameter "directory mask" 0755 (from global section) is set to world-readable access at file creation. It must be corrected.</text:p>
          </table:table-cell>
          <table:table-cell office:value-type="string" calcext:value-type="string">
            <text:p>Liberbank</text:p>
          </table:table-cell>
          <table:table-cell table:style-name="ce49"/>
          <table:table-cell table:style-name="ce31" office:value-type="string" calcext:value-type="string">
            <text:p>Se pueden crear ficheros/directorios de configuración de aplicación SAMBA con máscara inadecuada.</text:p>
          </table:table-cell>
          <table:table-cell table:style-name="ce51" office:value-type="string" calcext:value-type="string">
            <text:p>Podrían verse afectados procesos del cliente.</text:p>
          </table:table-cell>
          <table:table-cell table:number-columns-repeated="1019"/>
        </table:table-row>
        <table:table-row table:style-name="ro14">
          <table:table-cell table:style-name="ce49" office:value-type="string" calcext:value-type="string">
            <text:p><text:span text:style-name="T8">"RECOMMENDED: Each directory and file which is not an OS OSR must be owned by root and have permissions of 700.</text:span></text:p>
            <text:p><text:span text:style-name="T8">OS OSR may be owned and with permissions as allowed by the OS OSR requirements.</text:span></text:p>
            <text:p><text:span text:style-name="T8">AGREED TO SETTING: Each directory and file which is not an OS OSR must be owned by root and have permissions of 700.</text:span></text:p>
            <text:p><text:span text:style-name="T8">OS OSR may be owned and with permissions as allowed by the OS OSR requirements.</text:span></text:p>
            <text:p><text:span text:style-name="T8">CURRENT SETTING: Have 755 permissions</text:span></text:p>
            <text:p><text:span text:style-name="T8">#includedir /etc/sudoers.d/base</text:span></text:p>
            <text:p><text:span text:style-name="T8">#includedir /etc/sudoers.d/ibm</text:span></text:p>
            <text:p><text:span text:style-name="T8">#includedir /etc/sudoers.d/client</text:span></text:p>
          </table:table-cell>
          <table:table-cell/>
          <table:table-cell table:style-name="ce49" office:value-type="string" calcext:value-type="string">
            <text:p>si fuera manual 1-ok error data extraction</text:p>
            <text:p>Si fuera automatica 2-doc y el riesgo e impacto</text:p>
          </table:table-cell>
          <table:table-cell table:style-name="ce7" office:value-type="string" calcext:value-type="string">
            <text:p>The incorrect configuration of file system permissions could allow</text:p>
            <text:p>potential attackers, using valid user or service accounts risking the</text:p>
            <text:p>entire system and allowing: Obtaining confidential information, using</text:p>
            <text:p>accounts with READ permission, upload to the machine tools, scripts</text:p>
            <text:p>or executables using accounts with WRITE permission, Run remote</text:p>
            <text:p>Shells to appropriate privileged users. Impersonate-system services</text:p>
            <text:p>with special permissions. Inadequate permissions over system partition</text:p>
            <text:p>are especially dangerous. A mismanagement of them puts at risk the</text:p>
            <text:p>security and confidentiality of the entire system.</text:p>
          </table:table-cell>
          <table:table-cell table:style-name="ce4" office:value-type="string" calcext:value-type="string">
            <text:p>Deviations in servers cannot be corrected without a direct request from customer.</text:p>
          </table:table-cell>
          <table:table-cell table:number-columns-repeated="1019"/>
        </table:table-row>
        <table:table-row table:style-name="ro4">
          <table:table-cell table:style-name="ce49" office:value-type="string" calcext:value-type="string">
            <text:p>1.1 Password Requirements/Access via Password must be blocked Password must not be assigned to UserIDs operator</text:p>
          </table:table-cell>
          <table:table-cell office:value-type="string" calcext:value-type="string">
            <text:p>Ftelecom</text:p>
          </table:table-cell>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9" office:value-type="string" calcext:value-type="string">
            <text:p><text:span text:style-name="T22">This is a client/system user.</text:span></text:p>
            <text:p><text:span text:style-name="T22">We should not change password settings for client/system users</text:span></text:p>
            <text:p><text:span text:style-name="T22">before consulting with the customer.</text:span></text:p>
          </table:table-cell>
          <table:table-cell table:number-columns-repeated="1019"/>
        </table:table-row>
        <table:table-row table:style-name="ro4">
          <table:table-cell office:value-type="string" calcext:value-type="string">
            <text:p>cambiar maxage <text:span text:style-name="T16">al usuario ncim</text:span></text:p>
          </table:table-cell>
          <table:table-cell office:value-type="string" calcext:value-type="string">
            <text:p>IGS/GSNI</text:p>
          </table:table-cell>
          <table:table-cell office:value-type="string" calcext:value-type="string">
            <text:p/>
            <text:p/>
            <text:p>Añadir como evidencia el correo de Maria Cruz Terciado,subido a la comunidad</text:p>
            <text:p>Usuario_NCIM_ITNM__excepcion_usuarios.pdf</text:p>
            <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 office:value-type="string" calcext:value-type="string">
            <text:p>The customer user could stop responding if the password is changed.</text:p>
          </table:table-cell>
          <table:table-cell table:number-columns-repeated="1019"/>
        </table:table-row>
        <table:table-row table:style-name="ro4">
          <table:table-cell office:value-type="string" calcext:value-type="string">
            <text:p>2.1 Reusable Passwords/Password MAX Age shadow</text:p>
            <text:p>User automate has incorrect Password Max Age setting</text:p>
            <text:p>of 0, should be set to 90 days. GECOS</text:p>
            <text:p>Description: ES/S/*CCE60/IBM/automate</text:p>
          </table:table-cell>
          <table:table-cell office:value-type="string" calcext:value-type="string">
            <text:p>IGS/GSNI</text:p>
          </table:table-cell>
          <table:table-cell office:value-type="string" calcext:value-type="string">
            <text:p/>
            <text:p/>
            <text:p>Añadir como evidencia el documento : Re_ Fw_ CC user _automate_ with never expiring password causes issue with ITCS104 Policy checking Chef server.eml,</text:p>
            <text:p>subido a la comunidad</text:p>
            <text:p/>
          </table:table-cell>
          <table:table-cell table:style-name="ce7"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4" office:value-type="string" calcext:value-type="string">
            <text:p>The customer user could stop responding if the password is changed.</text:p>
          </table:table-cell>
          <table:table-cell table:number-columns-repeated="1019"/>
        </table:table-row>
        <table:table-row table:style-name="ro21">
          <table:table-cell office:value-type="string" calcext:value-type="string">
            <text:p><text:span text:style-name="T7">1.8 Protecting Resources-OSRs/OSR Directory Restrictions</text:span></text:p>
            <text:p><text:span text:style-name="T7">Invalid OSR ACL for /etc/opt/secrets_backup, Owner: snlowner, Group: usuarios, Permissions: drwxr-x----, must not be world-writable or have incorrect ownership</text:span></text:p>
            <text:p/>
          </table:table-cell>
          <table:table-cell office:value-type="string" calcext:value-type="string">
            <text:p>todos</text:p>
          </table:table-cell>
          <table:table-cell table:style-name="ce52" office:value-type="string" calcext:value-type="string">
            <text:p><text:span text:style-name="T18">problemas en permisos de ficheros en el entorno swift;el problema es q contiene</text:span></text:p>
            <text:p><text:span text:style-name="T18">Ficheros de cliente</text:span></text:p>
          </table:table-cell>
          <table:table-cell table:style-name="ce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office:value-type="string" calcext:value-type="string">
            <text:p>Changing group owner for this file can</text:p>
            <text:p>cause the service to fail.</text:p>
          </table:table-cell>
          <table:table-cell table:number-columns-repeated="1019"/>
        </table:table-row>
        <table:table-row table:style-name="ro35">
          <table:table-cell office:value-type="string" calcext:value-type="string">
            <text:p>AD.1.1.11.1 Password Requirements"RECOMMENDED:</text:p>
            <text:p>""!!"" or ""!"" followed by an encrypted password string</text:p>
            <text:p>which indicates a locked account</text:p>
            <text:p>AGREED TO SETTING: As recommended</text:p>
            <text:p>CURRENT SETTING: +::::::J30H30</text:p>
            <text:p>SPECIFIC OBJECT: User + not encrypted"</text:p>
          </table:table-cell>
          <table:table-cell office:value-type="string" calcext:value-type="string">
            <text:p>cesce</text:p>
            <text:p>(en el resto de</text:p>
            <text:p>Clientes preguntar)</text:p>
          </table:table-cell>
          <table:table-cell/>
          <table:table-cell table:style-name="ce53" office:value-type="string" calcext:value-type="string">
            <text:p>A user without labelling and password expiration date, can ease a brute force attack and will be not able to know what have made. However, a this is a <text:s/>functional user without a system access shell and password, so that interactive login is not possible.</text:p>
          </table:table-cell>
          <table:table-cell table:style-name="ce54" office:value-type="string" calcext:value-type="string">
            <text:p>If properties of user are modified, LDAP autentification will be out of order, so that technicians will not be able to access the system.</text:p>
          </table:table-cell>
          <table:table-cell table:number-columns-repeated="1019"/>
        </table:table-row>
        <table:table-row table:style-name="ro11">
          <table:table-cell office:value-type="string" calcext:value-type="string">
            <text:p>AD.1.4.3 System Settings"RECOMMENDED: Must not contain passwords</text:p>
            <text:p>AGREED TO SETTING: As recommended</text:p>
            <text:p>CURRENT SETTING: Review the User +</text:p>
            <text:p/>
            <text:p>SPECIFIC OBJECT: Review the User +</text:p>
            <text:p>"</text:p>
            <text:p/>
          </table:table-cell>
          <table:table-cell office:value-type="string" calcext:value-type="string">
            <text:p>cesce</text:p>
            <text:p>(en el resto de</text:p>
            <text:p>Clientes preguntar)</text:p>
          </table:table-cell>
          <table:table-cell/>
          <table:table-cell table:style-name="ce53" office:value-type="string" calcext:value-type="string">
            <text:p>A user without labelling and password expiration date, can ease a brute force attack and will be not able to know what have made. However, a this is a <text:s/>functional user without a system access shell and password, so that interactive login is not possible.</text:p>
          </table:table-cell>
          <table:table-cell table:style-name="ce54" office:value-type="string" calcext:value-type="string">
            <text:p>If properties of user are modified, LDAP autentification will be out of order, so that technicians will not be able to access the system.</text:p>
          </table:table-cell>
          <table:table-cell table:number-columns-repeated="1019"/>
        </table:table-row>
        <table:table-row table:style-name="ro11">
          <table:table-cell office:value-type="string" calcext:value-type="string">
            <text:p>AD.1.4.4 System Settings"RECOMMENDED: FIle contains encrypted passwords</text:p>
            <text:p>AGREED TO SETTING: As recommended</text:p>
            <text:p>CURRENT SETTING: Review the User +</text:p>
            <text:p/>
            <text:p>SPECIFIC OBJECT: Review the User +</text:p>
            <text:p>"</text:p>
            <text:p/>
          </table:table-cell>
          <table:table-cell office:value-type="string" calcext:value-type="string">
            <text:p>cesce</text:p>
            <text:p>(en el resto de</text:p>
            <text:p>Clientes preguntar)</text:p>
          </table:table-cell>
          <table:table-cell/>
          <table:table-cell table:style-name="ce53" office:value-type="string" calcext:value-type="string">
            <text:p>A user without labelling and password expiration date, can ease a brute force attack and will be not able to know what have made. However, a this is a <text:s/>functional user without a system access shell and password, so that interactive login is not possible.</text:p>
          </table:table-cell>
          <table:table-cell table:style-name="ce54" office:value-type="string" calcext:value-type="string">
            <text:p>If properties of user are modified, LDAP autentification will be out of order, so that technicians will not be able to access the system.</text:p>
          </table:table-cell>
          <table:table-cell table:number-columns-repeated="1019"/>
        </table:table-row>
        <table:table-row table:style-name="ro36">
          <table:table-cell table:style-name="ce49" office:value-type="string" calcext:value-type="string">
            <text:p><text:span text:style-name="T8">Prohibited Services/Prohibited Processes</text:span></text:p>
            <text:p/>
            <text:p><text:span text:style-name="T8">Process /opt/IBM/SCM/client/../_jvm-client/jre/bin/java -Djava.compiler=NONE -Xss128k -Xms256m -Xmx256m -Djlog.logCmdPort=1953 -Dsun.net.inetaddr.ttl=0 -Dnetworkaddress.cache.ttl=0 -DSCMHOME=/opt/IBM/SCM/client -classpath ../jars/client.jar:client.jar:clientPII.jar:../jars/ITLMToolkit.jar:../jars/client.jar:../jars/clientPII.jar:../jars/jlog.jar:/opt/IBM/SCM/client/classes:../jars/client.jar com.ibm.scm.client.SCMClient prohibited if not required to support application</text:span></text:p>
          </table:table-cell>
          <table:table-cell office:value-type="string" calcext:value-type="string">
            <text:p>IGS/GSNI</text:p>
            <text:p>Para resto de</text:p>
            <text:p>Clientes preguntar</text:p>
          </table:table-cell>
          <table:table-cell/>
          <table:table-cell table:style-name="ce7" office:value-type="string" calcext:value-type="string">
            <text:p><text:span text:style-name="T8">"Service can run on unprivileged ports, which means that any user on</text:span></text:p>
            <text:p><text:span text:style-name="T8">the systems can run them. If a replacement version of these daemons</text:span></text:p>
            <text:p><text:span text:style-name="T8">was put in place of the original, then the attacker would have access</text:span></text:p>
            <text:p><text:span text:style-name="T8">To the resources that the daemons control."</text:span></text:p>
          </table:table-cell>
          <table:table-cell table:style-name="ce32" office:value-type="string" calcext:value-type="string">
            <text:p>SCMClient need to support business aplication.</text:p>
          </table:table-cell>
          <table:table-cell table:number-columns-repeated="1019"/>
        </table:table-row>
        <table:table-row table:style-name="ro37">
          <table:table-cell table:style-name="ce49" office:value-type="string" calcext:value-type="string">
            <text:p><text:span text:style-name="T19">2.1 Reusable passwordsInheritance of password control values.</text:span></text:p>
            <text:p><text:span text:style-name="T20">"Red Hat</text:span></text:p>
            <text:p><text:span text:style-name="T8">The files:</text:span></text:p>
            <text:p/>
            <text:p><text:span text:style-name="T8">/etc/pam.d/login, /etc/pam.d/passwd, /etc/pam.d/sshd and /etc/pam.d/su.</text:span></text:p>
            <text:p/>
            <text:p><text:span text:style-name="T8">Must exist and include these settings:</text:span></text:p>
            <text:p><text:span text:style-name="T8">auth include system-auth</text:span></text:p>
            <text:p><text:span text:style-name="T8">account include system-auth</text:span></text:p>
            <text:p><text:span text:style-name="T8">password include system-auth</text:span></text:p>
            <text:p><text:span text:style-name="T8">SLES and Debian</text:span></text:p>
            <text:p><text:span text:style-name="T8">The files:</text:span></text:p>
            <text:p/>
            <text:p><text:span text:style-name="T8">/etc/pam.d/login, /etc/pam.d/passwd, /etc/pam.d/sshd and /etc/pam.d/su.</text:span></text:p>
            <text:p/>
            <text:p><text:span text:style-name="T8">Must exist and include these settings:</text:span></text:p>
            <text:p><text:span text:style-name="T8">auth include common-auth</text:span></text:p>
            <text:p><text:span text:style-name="T8">account include common-account</text:span></text:p>
            <text:p><text:span text:style-name="T8">password include common-password"Implement all password controls for key common services.</text:span></text:p>
          </table:table-cell>
          <table:table-cell office:value-type="string" calcext:value-type="string">
            <text:p>IGS/GSNI</text:p>
          </table:table-cell>
          <table:table-cell table:style-name="ce49" office:value-type="string" calcext:value-type="string">
            <text:p><text:span text:style-name="T8">Como los servidores a tratar son Red Hat,</text:span></text:p>
            <text:p/>
            <text:p><text:span text:style-name="T8">ejecutando:</text:span></text:p>
            <text:p><text:span text:style-name="T8">ls -la /etc/pam.d/login /etc/pam.d/passwd /etc/pam.d/sshd /etc/pam.d/su /etc/pam.d/system-auth</text:span></text:p>
            <text:p><text:span text:style-name="T8">grep system-auth /etc/pam.d/login /etc/pam.d/passwd /etc/pam.d/sshd /etc/pam.d/su</text:span></text:p>
            <text:p/>
            <text:p><text:span text:style-name="T8">nos sale que el fichero /etc/pam.d/sshd no tiene las lineas requeridas.</text:span></text:p>
            <text:p/>
            <text:p><text:span text:style-name="T27">NO podemos incluir estas lineas , nos cargamos el ssh y por lo tanto el acceso al servidor.</text:span></text:p>
          </table:table-cell>
          <table:table-cell table:style-name="ce7" office:value-type="string" calcext:value-type="string">
            <text:p><text:span text:style-name="T33">An incorrect passwords policy enables possible attackers to</text:span></text:p>
            <text:p><text:span text:style-name="T33">harm user/service accounts by, allowing them to access the system.</text:span></text:p>
            <text:p><text:span text:style-name="T33">Passwords with ample lapsing or without lapsing, of simple and/or</text:span></text:p>
            <text:p><text:span text:style-name="T33">reduced characters are very vulnerable to brute force attacks</text:span></text:p>
          </table:table-cell>
          <table:table-cell office:value-type="string" calcext:value-type="string">
            <text:p><text:s/>If inheritance of password control values settings are included, sshd could stop working.</text:p>
          </table:table-cell>
          <table:table-cell table:number-columns-repeated="1019"/>
        </table:table-row>
        <table:table-row table:style-name="ro38">
          <table:table-cell table:style-name="ce49" office:value-type="string" calcext:value-type="string">
            <text:p>Excepcionar PermitRootLogin CTTI</text:p>
          </table:table-cell>
          <table:table-cell table:style-name="ce49" office:value-type="string" calcext:value-type="string">
            <text:p>CTTI</text:p>
          </table:table-cell>
          <table:table-cell table:style-name="ce49"/>
          <table:table-cell table:style-name="ce7" office:value-type="string" calcext:value-type="string">
            <text:p><text:span text:style-name="T38">By restricting root login through ssh, a user is forced to use a regular</text:span></text:p>
            <text:p><text:span text:style-name="T38">account to login, and perform su to gain root acces. Root access is</text:span></text:p>
            <text:p><text:span text:style-name="T38">achieved by logging into a regular non-privileged userid, and then su</text:span></text:p>
            <text:p><text:span text:style-name="T38">To provide an audit trail</text:span></text:p>
          </table:table-cell>
          <table:table-cell table:style-name="ce49" office:value-type="string" calcext:value-type="string">
            <text:p>Configuration is needed to perform server activities.</text:p>
          </table:table-cell>
          <table:table-cell table:number-columns-repeated="1019"/>
        </table:table-row>
        <table:table-row table:style-name="ro5">
          <table:table-cell table:style-name="ce49" office:value-type="string" calcext:value-type="string">
            <text:p><text:span text:style-name="T8">1.2 Logging/Log File Restrictions</text:span></text:p>
            <text:p><text:span text:style-name="T8">Invalid Permissions for log file: /var/log/wtmp, Permissions: -rw-rw-r-- , GROUP and OTHER are not allowed WRITE permissions</text:span></text:p>
          </table:table-cell>
          <table:table-cell office:value-type="string" calcext:value-type="string">
            <text:p>Linux</text:p>
          </table:table-cell>
          <table:table-cell/>
          <table:table-cell table:style-name="ce109" office:value-type="string" calcext:value-type="string">
            <text:p>La incorrecta configuracion /var/log/wtmp ,haria que el demonio no podría grabar, porque el grupo es utmp .<text:span text:style-name="T16">El servicio de logueo de inicios de sesión deja de funcionar si se cambia esto. Se consulta con el comando "last" .</text:span></text:p>
          </table:table-cell>
          <table:table-cell table:style-name="ce55" office:value-type="string" calcext:value-type="string">
            <text:p>Según el fabricante hay que dejar 0664 <text:span text:style-name="T41">https://access.redhat.com/solutions/69704</text:span></text:p>
            <text:p/>
          </table:table-cell>
          <table:table-cell table:number-columns-repeated="1019"/>
        </table:table-row>
        <table:table-row table:style-name="ro12">
          <table:table-cell table:style-name="ce49" office:value-type="string" calcext:value-type="string">
            <text:p>1.8 protecting Resources-OSRs/SUDO Full Path Restriction Full path must be used in /etc/sudoers for: IBM_ORACLE_ADM_CMDS</text:p>
          </table:table-cell>
          <table:table-cell office:value-type="string" calcext:value-type="string">
            <text:p>CTTI</text:p>
          </table:table-cell>
          <table:table-cell/>
          <table:table-cell table:style-name="ce56" office:value-type="string" calcext:value-type="string">
            <text:p>Low, since there is only one version of the oracle client on the server. We simply made sure of a version upgrade, not having to modify the template.</text:p>
          </table:table-cell>
          <table:table-cell table:style-name="ce13" office:value-type="string" calcext:value-type="string">
            <text:p>Configuration is needes to perform server activities.</text:p>
          </table:table-cell>
          <table:table-cell table:number-columns-repeated="1019"/>
        </table:table-row>
        <table:table-row table:style-name="ro5">
          <table:table-cell table:style-name="ce49" office:value-type="string" calcext:value-type="string">
            <text:p><text:span text:style-name="T21">1.4 System Controls/SUDO Only ROOT=ALL Allowed</text:span></text:p>
            <text:p><text:span text:style-name="T21">Command: ALL {5}, Grantee: IBM_CMAE_BAU is not allowed ALL setting. Only root=ALL is allowed.</text:span></text:p>
          </table:table-cell>
          <table:table-cell office:value-type="string" calcext:value-type="string">
            <text:p>solmelia</text:p>
          </table:table-cell>
          <table:table-cell table:style-name="ce13" office:value-type="string" calcext:value-type="string">
            <text:p>adjuntar correo “1.4 System Controls SUDO.pdf” incluido en la carpeta Issues de la comunidad</text:p>
          </table:table-cell>
          <table:table-cell table:style-name="ce7" office:value-type="string" calcext:value-type="string">
            <text:p>AE support team has administration access to servers so configured.</text:p>
          </table:table-cell>
          <table:table-cell office:value-type="string" calcext:value-type="string">
            <text:p>Loss of service in servers so configured.</text:p>
          </table:table-cell>
          <table:table-cell table:number-columns-repeated="1019"/>
        </table:table-row>
        <table:table-row table:style-name="ro39">
          <table:table-cell table:style-name="ce49" office:value-type="string" calcext:value-type="string">
            <text:p>2.1 Reusable Passwords/Password MAX Age shadow User itimagt has incorrect Password Max Age setting of 0, should be set to 90 days. GECOS Description: null</text:p>
          </table:table-cell>
          <table:table-cell office:value-type="string" calcext:value-type="string">
            <text:p>IGS/GSNI</text:p>
          </table:table-cell>
          <table:table-cell office:value-type="string" calcext:value-type="string">
            <text:p>adjuntar evidencia “ES-20170810-036_itimagt.pdf”</text:p>
            <text:p>Incluido en la carpeta Issues de la comunidad</text:p>
          </table:table-cell>
          <table:table-cell table:style-name="ce7" office:value-type="string" calcext:value-type="string">
            <text:p><text:span text:style-name="T7">An incorrect passwords policy enables possible attackers to harm user/service accounts by, allowing them to access the system. Passwords with ample lapsing or without lapsing, of simple and/or reduced characters are very vulnerable to brute force attacks.</text:span></text:p>
            <text:p><text:span text:style-name="T7">This is a client/system user. We should not change password settings for client/system users before consulting with the customer.</text:span></text:p>
            <text:p/>
          </table:table-cell>
          <table:table-cell office:value-type="string" calcext:value-type="string">
            <text:p>This is a client/system user.</text:p>
            <text:p>We should not change password settings for client/system users</text:p>
            <text:p>before consulting with the customer.</text:p>
          </table:table-cell>
          <table:table-cell table:number-columns-repeated="1019"/>
        </table:table-row>
        <table:table-row table:style-name="ro14">
          <table:table-cell table:style-name="ce49" office:value-type="string" calcext:value-type="string">
            <text:p>AD.1.7.0 Identify and Authenticate UsersSUIDnoneDeshabilitar l’execucióde shell scripts com usuari root mitjançant SUID bit. Utilitzar exclusivament scripts amb els privilegis dels usuaris que els executen, i substituir l’ús del SUID bit per scripts amb privilegis adequats, executats directament per usuaris amb els privilegis necessaris o amb programari d’execucióde tasques.YESMANUAL"Buscar si hay algún fichero con sui o guid:</text:p>
            <text:p>find / -type f -perm -2000 -o -perm -4000"</text:p>
            <text:p/>
            <text:p>find / -type f -perm -2000 -o -perm -4000| egrep -i 'suid|guid'</text:p>
          </table:table-cell>
          <table:table-cell table:number-columns-repeated="2"/>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office:value-type="string" calcext:value-type="string">
            <text:p>Deviations in servers cannot be corrected without a direct request from customer.</text:p>
          </table:table-cell>
          <table:table-cell table:number-columns-repeated="1019"/>
        </table:table-row>
        <table:table-row table:style-name="ro40">
          <table:table-cell table:style-name="ce49" office:value-type="string" calcext:value-type="string">
            <text:p>protecting Resources-OSRs/SUDO Command WW Permissions Invalid WW permissions for command file/directory: /tmp, Permissions: drwxrwxrwt., Permissions for OTHER must be set to r-x or more stringent.</text:p>
          </table:table-cell>
          <table:table-cell office:value-type="string" calcext:value-type="string">
            <text:p>solmelia</text:p>
          </table:table-cell>
          <table:table-cell/>
          <table:table-cell table:style-name="ce5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58" office:value-type="string" calcext:value-type="string">
            <text:p>Changing group owner for this file can</text:p>
            <text:p>cause the service to fail.</text:p>
          </table:table-cell>
          <table:table-cell table:number-columns-repeated="1019"/>
        </table:table-row>
        <table:table-row table:style-name="ro5">
          <table:table-cell table:style-name="ce49" office:value-type="string" calcext:value-type="string">
            <text:p>protecting Resources-OSRs/SUDO Full Path RestrictionFull path must be used in /etc/sudoers.d/800_TRADYSO_CUST for: IBM_NEG_ALL (Cmnd_alias: )</text:p>
            <text:p/>
          </table:table-cell>
          <table:table-cell office:value-type="string" calcext:value-type="string">
            <text:p>solmelia</text:p>
          </table:table-cell>
          <table:table-cell/>
          <table:table-cell table:style-name="ce109" office:value-type="string" calcext:value-type="string">
            <text:p>Comand/file/script without path can not be managed by sudo.</text:p>
          </table:table-cell>
          <table:table-cell table:style-name="ce13" office:value-type="string" calcext:value-type="string">
            <text:p>CMD_ALIAS can not have any path.</text:p>
          </table:table-cell>
          <table:table-cell table:number-columns-repeated="1019"/>
        </table:table-row>
        <table:table-row table:style-name="ro40">
          <table:table-cell table:style-name="ce49" office:value-type="string" calcext:value-type="string">
            <text:p>protecting Resources-OSRs/SUDO Command WW Permissions Invalid WW permissions for command file/directory: /tmp/iam_extract_global.pl, Permissions: -rwxrwxrwx , Permissions for OTHER must be set to r-x or more stringent.</text:p>
          </table:table-cell>
          <table:table-cell office:value-type="string" calcext:value-type="string">
            <text:p>solmelia</text:p>
          </table:table-cell>
          <table:table-cell/>
          <table:table-cell table:style-name="ce57"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58" office:value-type="string" calcext:value-type="string">
            <text:p>Changing group owner for this file can</text:p>
            <text:p>cause the service to fail.</text:p>
          </table:table-cell>
          <table:table-cell table:number-columns-repeated="1019"/>
        </table:table-row>
        <table:table-row table:style-name="ro35">
          <table:table-cell table:style-name="ce49" office:value-type="string" calcext:value-type="string">
            <text:p>2.1 Reusable passwords/Password Max Age Account aprimedv has invalid Password Max Age setting of 0, should be set to 13 . GECOS Description: ES/F/*SHTIV//APRIMEDV (ES-20170801-043)</text:p>
          </table:table-cell>
          <table:table-cell office:value-type="string" calcext:value-type="string">
            <text:p>IGS/GSNI</text:p>
          </table:table-cell>
          <table:table-cell table:style-name="ce59" office:value-type="string" calcext:value-type="string">
            <text:p>evidencia subida a la comunidad “APRIMEDV_APRIMEPR_evidencia.odt” en la carpeta Issues</text:p>
          </table:table-cell>
          <table:table-cell table:style-name="ce57"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text:p>
          </table:table-cell>
          <table:table-cell table:style-name="ce59" office:value-type="string" calcext:value-type="string">
            <text:p>"This is a client/system user. We should not change password settings for client/system users before consulting with the customer."</text:p>
          </table:table-cell>
          <table:table-cell table:number-columns-repeated="1019"/>
        </table:table-row>
        <table:table-row table:style-name="ro8">
          <table:table-cell table:style-name="ce49" office:value-type="string" calcext:value-type="string">
            <text:p><text:span text:style-name="T8">"1.9 Protecting Resources-User Resources/Default UMASK Restriction</text:span></text:p>
            <text:p><text:span text:style-name="T8">Default Umask Invalid or missing. Umask should be REDHAT Default UMASK setting is missing from /etc/bashrc. UMASK should be set to 77"</text:span></text:p>
          </table:table-cell>
          <table:table-cell office:value-type="string" calcext:value-type="string">
            <text:p>CTTI</text:p>
          </table:table-cell>
          <table:table-cell table:style-name="ce59" office:value-type="string" calcext:value-type="string">
            <text:p><text:span text:style-name="T8">Servidores en los que no hay que tocar el umask de CTTI</text:span></text:p>
            <text:p/>
            <text:p><text:span text:style-name="T22">lf54xst1, lf54xst2, lf54xsx1, lf54xsx2</text:span></text:p>
            <text:p/>
            <text:p><text:span text:style-name="T22">Para el resto preguntar</text:span></text:p>
            <text:p/>
            <text:p/>
            <text:p/>
          </table:table-cell>
          <table:table-cell table:style-name="ce7"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4" office:value-type="string" calcext:value-type="string">
            <text:p>Some Services or processes might be stopped for that</text:p>
          </table:table-cell>
          <table:table-cell table:number-columns-repeated="1019"/>
        </table:table-row>
        <table:table-row table:style-name="ro5">
          <table:table-cell table:style-name="ce49" office:value-type="string" calcext:value-type="string">
            <text:p><text:span text:style-name="T8">1.4 System Controls/SUDO Commands Allowing Shell Escape NOEXEC</text:span></text:p>
            <text:p><text:span text:style-name="T8">SUDO Command "CLOUDERA_CMDS" allows Shell Escape is missing NOEXEC function.</text:span></text:p>
          </table:table-cell>
          <table:table-cell office:value-type="string" calcext:value-type="string">
            <text:p>Ftelecom</text:p>
          </table:table-cell>
          <table:table-cell/>
          <table:table-cell table:style-name="ce57" office:value-type="string" calcext:value-type="string">
            <text:p>Sudo configurations must not allow shell escapes (eg the ability to <text:s/>execute subcommands without restriction) that allow access to <text:s/>Unauthorized privileges.</text:p>
          </table:table-cell>
          <table:table-cell table:style-name="ce59" office:value-type="string" calcext:value-type="string">
            <text:p>Server or sudo version installed on server doesn't support noexec function</text:p>
          </table:table-cell>
          <table:table-cell table:number-columns-repeated="1019"/>
        </table:table-row>
        <table:table-row table:style-name="ro4">
          <table:table-cell office:value-type="string" calcext:value-type="string">
            <text:p>Cambiar Minage -<text:span text:style-name="T16">Cyberark</text:span></text:p>
          </table:table-cell>
          <table:table-cell office:value-type="string" calcext:value-type="string">
            <text:p>LBK</text:p>
          </table:table-cell>
          <table:table-cell/>
          <table:table-cell table:style-name="ce7" office:value-type="string" calcext:value-type="string">
            <text:p><text:span text:style-name="T8">"An incorrect passwords policy enables possible attackers to</text:span></text:p>
            <text:p><text:span text:style-name="T8">harm user/service accounts by, allowing them to access the system.</text:span></text:p>
            <text:p><text:span text:style-name="T8">Passwords with ample lapsing or without lapsing, of simple and/or</text:span></text:p>
            <text:p><text:span text:style-name="T8">reduced characters are very vulnerable to brute force attacks."</text:span></text:p>
          </table:table-cell>
          <table:table-cell table:style-name="ce59" office:value-type="string" calcext:value-type="string">
            <text:p>This is an IBM/system user. This password settings can not be changed. <text:s text:c="3"/></text:p>
          </table:table-cell>
          <table:table-cell table:number-columns-repeated="1019"/>
        </table:table-row>
        <table:table-row table:style-name="ro4">
          <table:table-cell office:value-type="string" calcext:value-type="string">
            <text:p>Cambiar Minage -<text:span text:style-name="T16">Emer-root...</text:span></text:p>
          </table:table-cell>
          <table:table-cell office:value-type="string" calcext:value-type="string">
            <text:p>LBK</text:p>
          </table:table-cell>
          <table:table-cell/>
          <table:table-cell table:style-name="ce7" office:value-type="string" calcext:value-type="string">
            <text:p><text:span text:style-name="T8">"An incorrect passwords policy enables possible attackers to</text:span></text:p>
            <text:p><text:span text:style-name="T8">harm user/service accounts by, allowing them to access the system.</text:span></text:p>
            <text:p><text:span text:style-name="T8">Passwords with ample lapsing or without lapsing, of simple and/or</text:span></text:p>
            <text:p><text:span text:style-name="T8">reduced characters are very vulnerable to brute force attacks."</text:span></text:p>
          </table:table-cell>
          <table:table-cell table:style-name="ce59" office:value-type="string" calcext:value-type="string">
            <text:p>This is an IBM/system user. This password settings can not be changed. It is necessary for cycerark automatic passwdor change</text:p>
          </table:table-cell>
          <table:table-cell table:number-columns-repeated="1019"/>
        </table:table-row>
        <table:table-row table:style-name="ro4">
          <table:table-cell office:value-type="string" calcext:value-type="string">
            <text:p>Cambiar Minage -<text:span text:style-name="T16">Emer-root-cyberark</text:span></text:p>
          </table:table-cell>
          <table:table-cell office:value-type="string" calcext:value-type="string">
            <text:p>CESCE</text:p>
          </table:table-cell>
          <table:table-cell/>
          <table:table-cell table:style-name="ce7" office:value-type="string" calcext:value-type="string">
            <text:p><text:span text:style-name="T8">"An incorrect passwords policy enables possible attackers to</text:span></text:p>
            <text:p><text:span text:style-name="T8">harm user/service accounts by, allowing them to access the system.</text:span></text:p>
            <text:p><text:span text:style-name="T8">Passwords with ample lapsing or without lapsing, of simple and/or</text:span></text:p>
            <text:p><text:span text:style-name="T8">reduced characters are very vulnerable to brute force attacks."</text:span></text:p>
          </table:table-cell>
          <table:table-cell table:style-name="ce59" office:value-type="string" calcext:value-type="string">
            <text:p>This is an IBM/system user. This password settings can not be changed. <text:s text:c="3"/></text:p>
          </table:table-cell>
          <table:table-cell table:number-columns-repeated="1019"/>
        </table:table-row>
        <table:table-row table:style-name="ro4">
          <table:table-cell table:style-name="ce49" office:value-type="string" calcext:value-type="string">
            <text:p>Account emer has invalid Password Min Age setting of 0, should be set to Customer Required Setting: 1. GECOS Description: ES/F/*EPUNIX/IBM-SO/Technical Engineer support UNIX OS user Pool, Account Type: IBM (Strictest Setting Validated)</text:p>
          </table:table-cell>
          <table:table-cell office:value-type="string" calcext:value-type="string">
            <text:p>TODOS</text:p>
          </table:table-cell>
          <table:table-cell office:value-type="string" calcext:value-type="string">
            <text:p>MINAGE - ROOT, EMER, CYBERARK</text:p>
          </table:table-cell>
          <table:table-cell table:style-name="ce7" office:value-type="string" calcext:value-type="string">
            <text:p><text:span text:style-name="T8">An incorrect passwords policy enables possible attackers to</text:span></text:p>
            <text:p><text:span text:style-name="T8">harm user/service accounts by, allowing them to access the system.</text:span></text:p>
            <text:p><text:span text:style-name="T8">Passwords with ample lapsing or without lapsing, of simple and/or</text:span></text:p>
            <text:p><text:span text:style-name="T8">reduced characters are very vulnerable to brute force attacks.</text:span></text:p>
          </table:table-cell>
          <table:table-cell table:style-name="ce59" office:value-type="string" calcext:value-type="string">
            <text:p>We can not change the amount of daily password changes for critical admin users as root, emer and cyberark because it could affect system services and those users are necessary for emergency cases and interventions</text:p>
          </table:table-cell>
          <table:table-cell table:number-columns-repeated="1019"/>
        </table:table-row>
        <table:table-row table:style-name="ro4">
          <table:table-cell table:style-name="ce49" office:value-type="string" calcext:value-type="string">
            <text:p>Account root has invalid Password Min Age setting of 0, should be set to Customer Required Setting: 1. GECOS Description: ES/F/*EPUNIX/IBM-SO/Manager.UXSE Pool, Account Type: IBM (Strictest Setting Validated)</text:p>
          </table:table-cell>
          <table:table-cell office:value-type="string" calcext:value-type="string">
            <text:p>ASISA</text:p>
          </table:table-cell>
          <table:table-cell/>
          <table:table-cell table:style-name="ce7" office:value-type="string" calcext:value-type="string">
            <text:p><text:span text:style-name="T8">An incorrect passwords policy enables possible attackers to</text:span></text:p>
            <text:p><text:span text:style-name="T8">harm user/service accounts by, allowing them to access the system.</text:span></text:p>
            <text:p><text:span text:style-name="T8">Passwords with ample lapsing or without lapsing, of simple and/or</text:span></text:p>
            <text:p><text:span text:style-name="T8">reduced characters are very vulnerable to brute force attacks.</text:span></text:p>
          </table:table-cell>
          <table:table-cell table:style-name="ce59" office:value-type="string" calcext:value-type="string">
            <text:p>We can not change the amount of daily password changes for critical admin users as root, emer and cyberark because it could affect system services and those users are necessary for emergency cases and interventions</text:p>
          </table:table-cell>
          <table:table-cell table:number-columns-repeated="1019"/>
        </table:table-row>
        <table:table-row table:style-name="ro4">
          <table:table-cell table:style-name="ce49" office:value-type="string" calcext:value-type="string">
            <text:p>Account cyberark has invalid Password Min Age setting of 0, should be set to Customer Required Setting: 1. GECOS Description: ES/F/*EESECT/IBM-SO/usuario Proyecto SUIMI-CyberArk, Account Type: IBM (Strictest Setting Validated)</text:p>
          </table:table-cell>
          <table:table-cell office:value-type="string" calcext:value-type="string">
            <text:p>ASISA</text:p>
          </table:table-cell>
          <table:table-cell/>
          <table:table-cell table:style-name="ce7" office:value-type="string" calcext:value-type="string">
            <text:p><text:span text:style-name="T8">An incorrect passwords policy enables possible attackers to</text:span></text:p>
            <text:p><text:span text:style-name="T8">harm user/service accounts by, allowing them to access the system.</text:span></text:p>
            <text:p><text:span text:style-name="T8">Passwords with ample lapsing or without lapsing, of simple and/or</text:span></text:p>
            <text:p><text:span text:style-name="T8">reduced characters are very vulnerable to brute force attacks.</text:span></text:p>
          </table:table-cell>
          <table:table-cell table:style-name="ce59" office:value-type="string" calcext:value-type="string">
            <text:p>We can not change the amount of daily password changes for critical admin users as root, emer and cyberark because it could affect system services and those users are necessary for emergency cases and interventions</text:p>
          </table:table-cell>
          <table:table-cell table:number-columns-repeated="1019"/>
        </table:table-row>
        <table:table-row table:style-name="ro41">
          <table:table-cell office:value-type="string" calcext:value-type="string">
            <text:p>ES03TSM021CCPXA; ES03TSM041CCPX1</text:p>
            <text:p>7.1 Health checking</text:p>
            <text:p><text:span text:style-name="T22">RECOMMENDED: Verify the following:</text:span></text:p>
            <text:p><text:span text:style-name="T22">Verify that !logfile is not present in the sudo configuration file</text:span></text:p>
            <text:p><text:span text:style-name="T22">If a sudo-specific log file is used, verify that the file exists</text:span></text:p>
            <text:p><text:span text:style-name="T22">AGREED TO SETTING: Verify the following:</text:span></text:p>
            <text:p><text:span text:style-name="T22">Verify that !logfile is not present in the sudo configuration file</text:span></text:p>
            <text:p><text:span text:style-name="T22">If a sudo-specific log file is used, verify that the file exists</text:span></text:p>
            <text:p><text:span text:style-name="T22">CURRENT SETTING: No default sudo logfile defined in sudo configuration file</text:span></text:p>
            <text:p><text:span text:style-name="T22">SPECIFIC OBJECT: No default sudo logfile defined in sudo configuration file</text:span></text:p>
          </table:table-cell>
          <table:table-cell office:value-type="string" calcext:value-type="string">
            <text:p>CTTI</text:p>
          </table:table-cell>
          <table:table-cell/>
          <table:table-cell table:style-name="ce7" office:value-type="string" calcext:value-type="string">
            <text:p>Estas maquinas pertenecen al circuito interno del cliente,y Health Checking no puede modificar cambios de issues en estos servdiores.</text:p>
          </table:table-cell>
          <table:table-cell table:style-name="ce60" office:value-type="string" calcext:value-type="string">
            <text:p>No se puede realizar los cambios en estas maquinas ya que podria afectar al funcionamiento del DR'original' de CMS+, en cuanto sea necesario.</text:p>
          </table:table-cell>
          <table:table-cell table:number-columns-repeated="1019"/>
        </table:table-row>
        <table:table-row table:style-name="ro42">
          <table:table-cell table:style-name="ce61" office:value-type="string" calcext:value-type="string">
            <text:p>LSEOSUX1</text:p>
            <text:p>LSEOSUT1</text:p>
            <text:p>LSEOSUX1</text:p>
            <text:p>LSEOSUT1</text:p>
            <text:p/>
          </table:table-cell>
          <table:table-cell office:value-type="string" calcext:value-type="string">
            <text:p>ctii</text:p>
          </table:table-cell>
          <table:table-cell/>
          <table:table-cell table:style-name="ce7" office:value-type="string" calcext:value-type="string">
            <text:p><text:span text:style-name="T7">Exceptional-Applying Needs Exceptional-File does not exist because it is not ibm image</text:span></text:p>
            <text:p><text:span text:style-name="T7">Exceptional-Applying Needs Exceptional-File does not exist because it is not ibm image</text:span></text:p>
            <text:p/>
          </table:table-cell>
          <table:table-cell office:value-type="string" calcext:value-type="string">
            <text:p><text:span text:style-name="T7">Exceptional-Applying Needs Exceptional-File does not exist because it is not ibm image</text:span></text:p>
            <text:p><text:span text:style-name="T7">Exceptional-Applying Needs Exceptional-File does not exist because it is not ibm image</text:span></text:p>
            <text:p/>
          </table:table-cell>
          <table:table-cell table:number-columns-repeated="1019"/>
        </table:table-row>
        <table:table-row table:style-name="ro5">
          <table:table-cell table:style-name="ce49" office:value-type="string" calcext:value-type="string">
            <text:p>ZY.1.4.4 - SUDO <text:s/>/ Temporal</text:p>
          </table:table-cell>
          <table:table-cell office:value-type="string" calcext:value-type="string">
            <text:p>AFB_LINUX</text:p>
          </table:table-cell>
          <table:table-cell/>
          <table:table-cell table:style-name="ce7" office:value-type="string" calcext:value-type="string">
            <text:p>Sudo entries authorizing commands with shell escapes or entries that end in '=ALL' <text:s/>are prohibited unless log records are generated documenting the command and the individual using elevated privileges gained through sudo.</text:p>
          </table:table-cell>
          <table:table-cell table:style-name="ce59" office:value-type="string" calcext:value-type="string">
            <text:p>Temporary configuration until successful final definition of sudo templates for AFB customer.</text:p>
          </table:table-cell>
          <table:table-cell table:number-columns-repeated="1019"/>
        </table:table-row>
        <table:table-row table:style-name="ro45">
          <table:table-cell table:style-name="ce49" office:value-type="string" calcext:value-type="string">
            <text:p>AD.1.4.4.1 - Linux-ITSSCSD AD.1.4.3.1 System Settings/SELinux AppArmor install requirement SELinux or AppArmor </text:p>
          </table:table-cell>
          <table:table-cell office:value-type="string" calcext:value-type="string">
            <text:p>AFB_LINUX</text:p>
          </table:table-cell>
          <table:table-cell office:value-type="string" calcext:value-type="string">
            <text:p>AL INSTALAR SELINUX</text:p>
          </table:table-cell>
          <table:table-cell table:style-name="ce49" office:value-type="string" calcext:value-type="string">
            <text:p><text:s/>El riesgo tras su instalación inicial de que se produzca un problema es medio/bajo. Todos los archivos se re-etiquetan tras un reinicio al instalar selinux y tienen los permisos adecudados por defecto. Según avanza el ciclo de vida de la máquina es cuando pueden surgir mas problemas derivados de las tareas BAU que van moviendo archivos de un path a otro y se van colocando archivos en paths sin la etiqueta correspondiente. Además por otro lado, nunca se ha tenido en cuenta selinux a la hora de configurar subsistemas y por lo tanto puede que se encuentren aplicativos incompatibles, ej. Servidor TSM. https://www.ibm.com/support/pages/compatibility-security-enhanced-linux-selinux-tivoli-storage-manager-server </text:p>
          </table:table-cell>
          <table:table-cell table:style-name="ce59" office:value-type="string" calcext:value-type="string">
            <text:p>El sistema bloquea los puertos de red o el accceso a ficheros a los procesos que no tengan el privilegio selinux concedido en la política. Es además, un problema dificil de depurar porque no resulta evidente.</text:p>
          </table:table-cell>
          <table:table-cell table:number-columns-repeated="1019"/>
        </table:table-row>
        <table:table-row table:style-name="ro35">
          <table:table-cell table:style-name="ce49" office:value-type="string" calcext:value-type="string">
            <text:p>AD.1.4.4.1 - Linux-ITSSCSD AD.1.4.3.1 System Settings/SELinux AppArmor install requirement SELinux or AppArmor </text:p>
          </table:table-cell>
          <table:table-cell office:value-type="string" calcext:value-type="string">
            <text:p>AFB_LINUX</text:p>
          </table:table-cell>
          <table:table-cell office:value-type="string" calcext:value-type="string">
            <text:p>AL no INSTALAR SELINUX</text:p>
          </table:table-cell>
          <table:table-cell table:style-name="ce7" office:value-type="string" calcext:value-type="string">
            <text:p>Selinux es un firewall a nivel de aplicación que bloquea el acceso a los puertos y archivos que no tengan previamente definida una regla. De ese modo, si un servicio resulta comprometido (ej. Apache) no podrá acceder a archivos que estén en paths fuera de los que la regla le permite (ej. /etc/httpd y /var/www/ ). </text:p>
          </table:table-cell>
          <table:table-cell table:style-name="ce59" office:value-type="string" calcext:value-type="string">
            <text:p>Cualquier servicio comprometido podría intentar abrir puertos no predefinidos o acceder a archivos fuera de los path correspondientes (siempre y cuando tubiera los permisos unix tradicionales permitidos). </text:p>
          </table:table-cell>
          <table:table-cell table:number-columns-repeated="1019"/>
        </table:table-row>
        <table:table-row table:style-name="ro11">
          <table:table-cell table:style-name="ce49" office:value-type="string" calcext:value-type="string">
            <text:p>FTP maquinas : AFB1LINFTP01P ; AFB2LINFTP02P; AFB1LINFTP01R</text:p>
          </table:table-cell>
          <table:table-cell office:value-type="string" calcext:value-type="string">
            <text:p>AFB_LINUX</text:p>
          </table:table-cell>
          <table:table-cell/>
          <table:table-cell table:style-name="ce7"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59" office:value-type="string" calcext:value-type="string">
            <text:p>The client's application and file transfers would cease to work, causing an important outage that could cause economical losses</text:p>
          </table:table-cell>
          <table:table-cell table:number-columns-repeated="1019"/>
        </table:table-row>
        <table:table-row table:style-name="ro46" table:number-rows-repeated="1048448">
          <table:table-cell table:number-columns-repeated="1024"/>
        </table:table-row>
        <table:table-row table:style-name="ro46">
          <table:table-cell table:number-columns-repeated="1024"/>
        </table:table-row>
        <table:named-expressions>
          <table:named-expression table:name="Excel_BuiltIn__FilterDatabase" table:base-cell-address="$General.$A$1" table:expression="#REF!"/>
        </table:named-expressions>
      </table:table>
      <table:table table:name="RISK e IMPACT" table:style-name="ta2">
        <office:forms form:automatic-focus="false" form:apply-design-mode="false"/>
        <table:table-column table:style-name="co7" table:default-cell-style-name="ce165"/>
        <table:table-column table:style-name="co8" table:default-cell-style-name="ce169"/>
        <table:table-column table:style-name="co9" table:default-cell-style-name="ce174"/>
        <table:table-column table:style-name="co10" table:default-cell-style-name="ce179"/>
        <table:table-column table:style-name="co11" table:default-cell-style-name="ce174"/>
        <table:table-column table:style-name="co12" table:default-cell-style-name="ce174"/>
        <table:table-column table:style-name="co6" table:number-columns-repeated="1018" table:default-cell-style-name="ce165"/>
        <table:table-row table:style-name="ro43">
          <table:table-cell table:style-name="ce157" office:value-type="string" calcext:value-type="string">
            <text:p>Exceptions</text:p>
          </table:table-cell>
          <table:table-cell table:style-name="ce157" office:value-type="string" calcext:value-type="string">
            <text:p>Cliente</text:p>
          </table:table-cell>
          <table:table-cell table:style-name="ce157" office:value-type="string" calcext:value-type="string">
            <text:p>Descripción</text:p>
          </table:table-cell>
          <table:table-cell table:style-name="ce175" office:value-type="string" calcext:value-type="string">
            <text:p>Comentario</text:p>
          </table:table-cell>
          <table:table-cell table:style-name="ce180" office:value-type="string" calcext:value-type="string">
            <text:p>RISK</text:p>
          </table:table-cell>
          <table:table-cell table:style-name="ce157" office:value-type="string" calcext:value-type="string">
            <text:p>IMPACT</text:p>
          </table:table-cell>
          <table:table-cell table:style-name="ce169" table:number-columns-repeated="1018"/>
        </table:table-row>
        <table:table-row table:style-name="ro44">
          <table:table-cell table:style-name="ce160" office:value-type="string" calcext:value-type="string">
            <text:p>Password Requirements/Password MAX Age \etc\shadow</text:p>
          </table:table-cell>
          <table:table-cell table:style-name="ce166" office:value-type="string" calcext:value-type="string">
            <text:p>GENERICO / MAXAGE / CUSTOMER</text:p>
          </table:table-cell>
          <table:table-cell table:style-name="ce170" office:value-type="string" calcext:value-type="string">
            <text:p>Account $account has invalid Password Max Age setting of null <text:s/>should be set to Customer Required Setting: 90. More secure value can be set. Account</text:p>
          </table:table-cell>
          <table:table-cell table:style-name="ce176"/>
          <table:table-cell table:style-name="ce181"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70" office:value-type="string" calcext:value-type="string">
            <text:p>This is service account. Changing this issue will cause the stopping of the services</text:p>
          </table:table-cell>
          <table:table-cell table:number-columns-repeated="1018"/>
        </table:table-row>
        <table:table-row table:style-name="ro44">
          <table:table-cell table:style-name="ce160" office:value-type="string" calcext:value-type="string">
            <text:p>Password Requirements/Password MAX Age \etc\shadow</text:p>
          </table:table-cell>
          <table:table-cell table:style-name="ce166" office:value-type="string" calcext:value-type="string">
            <text:p>GENERICO / MAXAGE / IBM</text:p>
          </table:table-cell>
          <table:table-cell table:style-name="ce170" office:value-type="string" calcext:value-type="string">
            <text:p>Account $account has invalid Password Max Age setting of null <text:s/>should be set to Customer Required Setting: 90. More secure value can be set. Account</text:p>
          </table:table-cell>
          <table:table-cell table:style-name="ce176"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70" office:value-type="string" calcext:value-type="string">
            <text:p>This is service account. Changing this issue will cause the stopping of the services</text:p>
          </table:table-cell>
          <table:table-cell table:number-columns-repeated="1018"/>
        </table:table-row>
        <table:table-row table:style-name="ro44">
          <table:table-cell table:style-name="ce162" office:value-type="string" calcext:value-type="string">
            <text:p>Protecting Resources-mixed/Ensure sticky bit is set on all world-writable directories</text:p>
          </table:table-cell>
          <table:table-cell table:style-name="ce167" office:value-type="string" calcext:value-type="string">
            <text:p>GENERICO / STICKY / CUSTOMER</text:p>
          </table:table-cell>
          <table:table-cell table:style-name="ce171" office:value-type="string" calcext:value-type="string">
            <text:p>Sticky bit is not set on world-writable directory: $directory</text:p>
          </table:table-cell>
          <table:table-cell table:style-name="ce177"/>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44">
          <table:table-cell table:style-name="ce163" office:value-type="string" calcext:value-type="string">
            <text:p>Identify and Authenticate Users/Public Key Authentication</text:p>
          </table:table-cell>
          <table:table-cell table:style-name="ce168" office:value-type="string" calcext:value-type="string">
            <text:p>GENERICO / PUBLIC KEY / CUSTOMER</text:p>
          </table:table-cell>
          <table:table-cell table:style-name="ce172" office:value-type="string" calcext:value-type="string">
            <text:p>SSH authorized_keys file: $publickey; Invalid public host key length: 1024 <text:s text:c="2"/>Key type: ssh-rsa.</text:p>
          </table:table-cell>
          <table:table-cell table:style-name="ce176"/>
          <table:table-cell table:style-name="ce181"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7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44">
          <table:table-cell table:style-name="ce164" office:value-type="string" calcext:value-type="string">
            <text:p><text:span text:style-name="T42">Network Settings/Network file system settings in /etc/exports</text:span></text:p>
            <text:p><text:span text:style-name="T42">Network Settings/Ensure nfs-utils is not enabled and active</text:span></text:p>
            <text:p><text:span text:style-name="T42">Network Settings/Ensure nfs-utils is not enabled and active</text:span></text:p>
            <text:p/>
          </table:table-cell>
          <table:table-cell table:style-name="ce168" office:value-type="string" calcext:value-type="string">
            <text:p>GENERICO / <text:s/>SERVICE / CUSTOMER</text:p>
          </table:table-cell>
          <table:table-cell table:style-name="ce173" office:value-type="string" calcext:value-type="string">
            <text:p>If nfs is enabled  /etc/exports file should not have line with</text:p>
            <text:p>Ensure nfs is not active. Command: systemctl is-active nfs</text:p>
            <text:p>Ensure nfs is not enabled. Command: systemctl is-enabled nfs</text:p>
            <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7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44">
          <table:table-cell table:style-name="ce163" office:value-type="string" calcext:value-type="string">
            <text:p>Network Settings/Ensure Samba Server is not enabled</text:p>
          </table:table-cell>
          <table:table-cell table:style-name="ce168" office:value-type="string" calcext:value-type="string">
            <text:p>GENERICO / <text:s/>SERVICE / CUSTOMER</text:p>
          </table:table-cell>
          <table:table-cell table:style-name="ce172" office:value-type="string" calcext:value-type="string">
            <text:p>Ensure Samba Server is not enabled. Command: systemctl is-enabled smb</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2"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44">
          <table:table-cell table:style-name="ce163" office:value-type="string" calcext:value-type="string">
            <text:p>Network Settings/Ensure vsftpd is not enabled and active</text:p>
          </table:table-cell>
          <table:table-cell table:style-name="ce168" office:value-type="string" calcext:value-type="string">
            <text:p>GENERICO / <text:s/>SERVICE / CUSTOMER</text:p>
          </table:table-cell>
          <table:table-cell table:style-name="ce170" office:value-type="string" calcext:value-type="string">
            <text:p><text:span text:style-name="T35">Ensure vsftpd is not active. Command: systemctl is-active vsftpd</text:span></text:p>
            <text:p><text:span text:style-name="T35">Ensure vsftpd is not enabled. Command: systemctl is-enabled vsftpd</text:span></text:p>
            <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2"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44">
          <table:table-cell table:style-name="ce164" office:value-type="string" calcext:value-type="string">
            <text:p>Network Settings/Prohibited Processes</text:p>
          </table:table-cell>
          <table:table-cell table:style-name="ce168" office:value-type="string" calcext:value-type="string">
            <text:p>GENERICO / <text:s/>SERVICE Port 21 / CUSTOMER</text:p>
          </table:table-cell>
          <table:table-cell table:style-name="ce170" office:value-type="string" calcext:value-type="string">
            <text:p>TCP Port 21 prohibited if not required to support application</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83"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44">
          <table:table-cell table:style-name="ce164" office:value-type="string" calcext:value-type="string">
            <text:p>Password Requirements/Private Key File Restriction</text:p>
            <text:p>Password Requirements/Specific Host Access</text:p>
          </table:table-cell>
          <table:table-cell table:style-name="ce168" office:value-type="string" calcext:value-type="string">
            <text:p>AUTHORIZED_KEYS</text:p>
          </table:table-cell>
          <table:table-cell table:style-name="ce170"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176" office:value-type="string" calcext:value-type="string">
            <text:p><text:span text:style-name="T43">Server:</text:span></text:p>
            <text:p><text:span text:style-name="T44">ES06FNI03CS01XG</text:span></text:p>
          </table:table-cell>
          <table:table-cell table:style-name="ce181" office:value-type="string" calcext:value-type="string">
            <text:p>We don't run any risk with leaving it like this. It is impossible to copy the file id_rsa, take it to another machine and connect without password because on the target machine (ES01PNI03CS01XG) the authorized_keys is configured to only support connections without password from the source (ES06FNI03CS01XG)</text:p>
            <text:p/>
          </table:table-cell>
          <table:table-cell table:style-name="ce183"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44">
          <table:table-cell table:style-name="ce164" office:value-type="string" calcext:value-type="string">
            <text:p>Password Requirements/Password MIN Age Shadow</text:p>
          </table:table-cell>
          <table:table-cell table:style-name="ce168" office:value-type="string" calcext:value-type="string">
            <text:p>GENERICO / <text:s/>ACCOUNT PAM / LBK</text:p>
          </table:table-cell>
          <table:table-cell table:style-name="ce170" office:value-type="string" calcext:value-type="string">
            <text:p>Account $account has invalid Password MIN Age setting of null <text:s/>should be set to Customer Required Setting: 1. More secure value can be set. Account </text:p>
          </table:table-cell>
          <table:table-cell table:style-name="ce176"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81"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7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44">
          <table:table-cell table:style-name="ce164" office:value-type="string" calcext:value-type="string">
            <text:p>protecting Resources-OSRs/SUDO Command WW Permissions</text:p>
          </table:table-cell>
          <table:table-cell table:style-name="ce168" office:value-type="string" calcext:value-type="string">
            <text:p>GENERICO / <text:s/>COMMAND-SUDO / FT</text:p>
          </table:table-cell>
          <table:table-cell table:style-name="ce170" office:value-type="string" calcext:value-type="string">
            <text:p>Invalid WW permissions for command file/directory: fd_sudo <text:s/>Permissions: drwxr-xrwx <text:s/>Permissions for OTHER must be set to r-x or more stringent.</text:p>
          </table:table-cell>
          <table:table-cell table:style-name="ce176"/>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44">
          <table:table-cell table:style-name="ce164" office:value-type="string" calcext:value-type="string">
            <text:p>Password Requirements/SSH PermitRootLogin Restriction</text:p>
          </table:table-cell>
          <table:table-cell table:style-name="ce168" office:value-type="string" calcext:value-type="string">
            <text:p>GENERICO / SERVICE / FT</text:p>
          </table:table-cell>
          <table:table-cell table:style-name="ce170"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176" office:value-type="string" calcext:value-type="string">
            <text:p>Para servidore CLUSTER, tiene PermitRootLogin a YES, con un Match Address a las IP del CLUSTER</text:p>
          </table:table-cell>
          <table:table-cell table:style-name="ce181"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7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44">
          <table:table-cell table:style-name="ce164" office:value-type="string" calcext:value-type="string">
            <text:p>System Settings/SELinux AppArmor install requirement</text:p>
          </table:table-cell>
          <table:table-cell table:style-name="ce168" office:value-type="string" calcext:value-type="string">
            <text:p>GENERICO / SELINUX / FT</text:p>
          </table:table-cell>
          <table:table-cell table:style-name="ce170" office:value-type="string" calcext:value-type="string">
            <text:p>SELinux or AppArmor should be installed and enabled</text:p>
          </table:table-cell>
          <table:table-cell table:style-name="ce176"/>
          <table:table-cell table:style-name="ce181"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7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44">
          <table:table-cell table:style-name="ce164" office:value-type="string" calcext:value-type="string">
            <text:p>Protecting Resources-OSRs/OSR \ETC Restrictions</text:p>
          </table:table-cell>
          <table:table-cell table:style-name="ce168" office:value-type="string" calcext:value-type="string">
            <text:p>ORACLE, DBA / OSR ETC / FT</text:p>
          </table:table-cell>
          <table:table-cell table:style-name="ce170"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44">
          <table:table-cell table:style-name="ce164" office:value-type="string" calcext:value-type="string">
            <text:p>Protecting Resources-mixed/Ensure sticky bit is set on all world-writable directories</text:p>
          </table:table-cell>
          <table:table-cell table:style-name="ce168" office:value-type="string" calcext:value-type="string">
            <text:p>GENERICO / OSR TMP / FT</text:p>
          </table:table-cell>
          <table:table-cell table:style-name="ce171" office:value-type="string" calcext:value-type="string">
            <text:p>Sticky bit is not set on world-writable directory: /tmp/*</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70" office:value-type="string" calcext:value-type="string">
            <text:p>Some services or processes may be stopped when removing permissions</text:p>
          </table:table-cell>
          <table:table-cell table:number-columns-repeated="1018"/>
        </table:table-row>
        <table:table-row table:style-name="ro44">
          <table:table-cell table:style-name="ce164" office:value-type="string" calcext:value-type="string">
            <text:p>Protecting Resources-OSRs/OSR \USR Restrictions</text:p>
          </table:table-cell>
          <table:table-cell table:style-name="ce168" office:value-type="string" calcext:value-type="string">
            <text:p>ORACLE, DBA / OSR USR / FT</text:p>
          </table:table-cell>
          <table:table-cell table:style-name="ce170"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44">
          <table:table-cell table:style-name="ce164" office:value-type="string" calcext:value-type="string">
            <text:p>Network Settings/Prohibited Processes</text:p>
          </table:table-cell>
          <table:table-cell table:style-name="ce168" office:value-type="string" calcext:value-type="string">
            <text:p>GENERICO / <text:s/>SERVICE Netsat / LBK</text:p>
          </table:table-cell>
          <table:table-cell table:style-name="ce170" office:value-type="string" calcext:value-type="string">
            <text:p>Process netstat -anlp prohibited if not required to support application</text:p>
          </table:table-cell>
          <table:table-cell table:style-name="ce176"/>
          <table:table-cell table:style-name="ce181"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7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44">
          <table:table-cell table:style-name="ce164" office:value-type="string" calcext:value-type="string">
            <text:p>Network Settings/TCP Configuration Files Restrictions</text:p>
          </table:table-cell>
          <table:table-cell table:style-name="ce168" office:value-type="string" calcext:value-type="string">
            <text:p>GENERICO / SYSCTL / FT</text:p>
          </table:table-cell>
          <table:table-cell table:style-name="ce170"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176" office:value-type="string" calcext:value-type="string">
            <text:p>Funcion necesaria para la BBDD de oracle RAC</text:p>
          </table:table-cell>
          <table:table-cell table:style-name="ce181"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7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44">
          <table:table-cell table:style-name="ce164" office:value-type="string" calcext:value-type="string">
            <text:p>Protecting Resources-OSRs/CRON Command Group Permissions</text:p>
          </table:table-cell>
          <table:table-cell table:style-name="ce168" office:value-type="string" calcext:value-type="string">
            <text:p>GENERICO / <text:s/>OSR-CRON / ASISA</text:p>
          </table:table-cell>
          <table:table-cell table:style-name="ce170"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176"/>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Changing group owner for this file can</text:p>
            <text:p>cause the service to fail.</text:p>
          </table:table-cell>
          <table:table-cell table:number-columns-repeated="1018"/>
        </table:table-row>
        <table:table-row table:style-name="ro44">
          <table:table-cell table:style-name="ce164" office:value-type="string" calcext:value-type="string">
            <text:p>Protecting Resources-OSRs/OSR \ETC Restrictions</text:p>
          </table:table-cell>
          <table:table-cell table:style-name="ce168" office:value-type="string" calcext:value-type="string">
            <text:p>GENERICO / OSR ETC / LBK</text:p>
          </table:table-cell>
          <table:table-cell table:style-name="ce170"/>
          <table:table-cell table:style-name="ce178" office:value-type="string" calcext:value-type="string">
            <text:p>This is a client/system user. </text:p>
            <text:p>We should not change password settings for client/system users, before consulting with the customer.</text:p>
          </table:table-cell>
          <table:table-cell table:style-name="ce18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44">
          <table:table-cell table:style-name="ce164" office:value-type="string" calcext:value-type="string">
            <text:p>Password Requirements/NULL Passphrase</text:p>
          </table:table-cell>
          <table:table-cell table:style-name="ce168" office:value-type="string" calcext:value-type="string">
            <text:p>GENERICO / ID_RSA / CUSTOMER</text:p>
          </table:table-cell>
          <table:table-cell table:style-name="ce170"/>
          <table:table-cell table:style-name="ce176"/>
          <table:table-cell table:style-name="ce170" office:value-type="string" calcext:value-type="string">
            <text:p>If a private key is not cifrated it could compromise the transmission</text:p>
            <text:p>Of the information</text:p>
          </table:table-cell>
          <table:table-cell table:style-name="ce170" office:value-type="string" calcext:value-type="string">
            <text:p>User NOMBRE_DEL_USUARIO <text:s/>is a client user, deleting the private key could supose to stop the application to work</text:p>
          </table:table-cell>
          <table:table-cell table:number-columns-repeated="1018"/>
        </table:table-row>
        <table:table-row table:style-name="ro44" table:number-rows-repeated="229">
          <table:table-cell table:style-name="ce164"/>
          <table:table-cell table:style-name="ce168"/>
          <table:table-cell table:style-name="ce170"/>
          <table:table-cell table:style-name="ce176"/>
          <table:table-cell table:style-name="ce170" table:number-columns-repeated="2"/>
          <table:table-cell table:number-columns-repeated="1018"/>
        </table:table-row>
        <table:table-row table:style-name="ro44" table:number-rows-repeated="1048324">
          <table:table-cell table:number-columns-repeated="1024"/>
        </table:table-row>
        <table:table-row table:style-name="ro44">
          <table:table-cell table:number-columns-repeated="1024"/>
        </table:table-row>
      </table:table>
      <table:named-expressions>
        <table:named-expression table:name="Excel_BuiltIn__FilterDatabase_1" table:base-cell-address="$General.$A$1" table:expression="0"/>
        <table:named-expression table:name="Excel_BuiltIn__FilterDatabase_1_1" table:base-cell-address="$General.$A$1" table:expression="0"/>
      </table:named-expressions>
      <table:database-ranges>
        <table:database-range table:name="__Anonymous_Sheet_DB__0" table:target-range-address="General.A1:General.E127"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face style:name="Arial1" svg:font-family="Arial1"/>
    <style:font-face style:name="Arial2" svg:font-family="Arial2"/>
    <style:font-face style:name="Arial3" svg:font-family="Arial"/>
    <style:font-face style:name="Arial4" svg:font-family="Arial" style:font-family-generic="swiss" style:font-pitch="variable"/>
    <style:font-face style:name="Calibri" svg:font-family="Calibri"/>
    <style:font-face style:name="DSans" svg:font-family="DSans"/>
    <style:font-face style:name="DSans1" svg:font-family="DSans1"/>
    <style:font-face style:name="DSerif" svg:font-family="DSerif"/>
    <style:font-face style:name="DejaVu Sans" svg:font-family="'DejaVu Sans'" style:font-family-generic="swiss" style:font-pitch="variable"/>
    <style:font-face style:name="Helv" svg:font-family="Helv"/>
    <style:font-face style:name="Helv1" svg:font-family="Helv1"/>
    <style:font-face style:name="Helvetica" svg:font-family="Helvetica"/>
    <style:font-face style:name="IBM Plex Sans Devanagari" svg:font-family="'IBM Plex Sans Devanagari'" style:font-family-generic="system" style:font-pitch="variable"/>
    <style:font-face style:name="Liberation Sans" svg:font-family="'Liberation Sans'" style:font-family-generic="swiss" style:font-pitch="variable"/>
    <style:font-face style:name="Liberation Sans1" svg:font-family="'Liberation Sans'"/>
    <style:font-face style:name="Noto Sans CJK SC" svg:font-family="'Noto Sans CJK SC'" style:font-family-generic="system" style:font-pitch="variable"/>
    <style:font-face style:name="Times New Roman" svg:font-family="'Times New Roman'" style:font-family-generic="roman"/>
    <style:font-face style:name="Times New Roman1" svg:font-family="'Times New Roman'"/>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IBM Plex Sans Devanagari" style:font-size-complex="10pt"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05">00/00/0000</text:date>, <text:time style:data-style-name="N2" text:time-value="14:48:48.192247379">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mp1" style:page-layout-name="Mpm3">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mp2" style:page-layout-name="Mpm4">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2.0.4$Linux_X86_64 LibreOffice_project/9a9c6381e3f7a62afc1329bd359cc48accb6435b</meta:generator>
    <meta:initial-creator>Przemyslaw Skawinski</meta:initial-creator>
    <meta:creation-date>2014-01-28T11:13:26Z</meta:creation-date>
    <dc:date>2021-11-05T09:38:50.726111996</dc:date>
    <meta:editing-cycles>202</meta:editing-cycles>
    <meta:editing-duration>P2DT3H39M49S</meta:editing-duration>
    <meta:document-statistic meta:table-count="2" meta:cell-count="657" meta:object-count="0"/>
  </office:meta>
</office:document-meta>
</file>